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none" draw:fill="solid" draw:fill-color="#00ff00"/>
    </style:style>
    <style:style style:name="gr8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2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3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4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6cm" fo:min-width="0.75cm"/>
      <style:paragraph-properties style:writing-mode="lr-tb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39cm" fo:min-width="0.8cm"/>
      <style:paragraph-properties style:writing-mode="lr-tb"/>
    </style:style>
    <style:style style:name="gr17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42cm" fo:min-width="0.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style:paragraph-properties fo:text-align="center"/>
    </style:style>
    <style:style style:name="P10" style:family="paragraph">
      <loext:graphic-properties draw:fill-color="#ffffd7" draw:opacity="100%"/>
      <style:paragraph-properties fo:text-align="center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2.117cm" svg:height="215.335cm" svg:x="0cm" svg:y="0cm" svg:viewBox="0 0 152118 215336" draw:points="0,0 152118,0 152118,215336 0,215336">
          <text:p/>
        </draw:polygon>
        <draw:polygon draw:style-name="gr1" draw:text-style-name="P1" draw:layer="layout" svg:width="190.817cm" svg:height="270.121cm" svg:x="0cm" svg:y="-0.036cm" svg:viewBox="0 0 190818 270122" draw:points="0,0 190818,0 190818,270122 0,270122">
          <text:p/>
        </draw:polygon>
        <draw:polygon draw:style-name="gr2" draw:text-style-name="P2" draw:layer="layout" svg:width="1.411cm" svg:height="1.059cm" svg:x="25.796cm" svg:y="12.029cm" svg:viewBox="0 0 1412 1060" draw:points="1412,530 0,1060 0,0">
          <text:p/>
        </draw:polygon>
        <draw:polygon draw:style-name="gr3" draw:text-style-name="P3" draw:layer="layout" svg:width="1.411cm" svg:height="1.059cm" svg:x="25.796cm" svg:y="12.029cm" svg:viewBox="0 0 1412 1060" draw:points="1412,530 0,1060 0,0">
          <text:p/>
        </draw:polygon>
        <draw:polygon draw:style-name="gr4" draw:text-style-name="P3" draw:layer="layout" svg:width="1.411cm" svg:height="1.059cm" svg:x="25.796cm" svg:y="12.029cm" svg:viewBox="0 0 1412 1060" draw:points="0,0 0,1060 1412,530">
          <text:p/>
        </draw:polygon>
        <draw:polygon draw:style-name="gr2" draw:text-style-name="P2" draw:layer="layout" svg:width="1.411cm" svg:height="1.058cm" svg:x="25.796cm" svg:y="10.971cm" svg:viewBox="0 0 1412 1059" draw:points="1412,530 0,1059 0,0">
          <text:p/>
        </draw:polygon>
        <draw:polygon draw:style-name="gr3" draw:text-style-name="P3" draw:layer="layout" svg:width="1.411cm" svg:height="1.058cm" svg:x="25.796cm" svg:y="10.971cm" svg:viewBox="0 0 1412 1059" draw:points="1412,530 0,1059 0,0">
          <text:p/>
        </draw:polygon>
        <draw:polygon draw:style-name="gr4" draw:text-style-name="P3" draw:layer="layout" svg:width="1.411cm" svg:height="1.058cm" svg:x="25.796cm" svg:y="10.971cm" svg:viewBox="0 0 1412 1059" draw:points="0,0 0,1059 1412,530">
          <text:p/>
        </draw:polygon>
        <draw:frame draw:style-name="gr5" draw:text-style-name="P5" draw:layer="layout" svg:width="0.586cm" svg:height="0.352cm" svg:x="25.894cm" svg:y="12.478cm">
          <draw:text-box>
            <text:p text:style-name="P4"><text:span text:style-name="T1">180</text:span></text:p>
          </draw:text-box>
        </draw:frame>
        <draw:polygon draw:style-name="gr2" draw:text-style-name="P2" draw:layer="layout" svg:width="1.411cm" svg:height="1.058cm" svg:x="25.796cm" svg:y="13.088cm" svg:viewBox="0 0 1412 1059" draw:points="1412,530 0,1059 0,0">
          <text:p/>
        </draw:polygon>
        <draw:polygon draw:style-name="gr3" draw:text-style-name="P3" draw:layer="layout" svg:width="1.411cm" svg:height="1.058cm" svg:x="25.796cm" svg:y="13.088cm" svg:viewBox="0 0 1412 1059" draw:points="1412,530 0,1059 0,0">
          <text:p/>
        </draw:polygon>
        <draw:polygon draw:style-name="gr4" draw:text-style-name="P3" draw:layer="layout" svg:width="1.411cm" svg:height="1.058cm" svg:x="25.796cm" svg:y="13.088cm" svg:viewBox="0 0 1412 1059" draw:points="0,0 0,1059 1412,530">
          <text:p/>
        </draw:polygon>
        <draw:frame draw:style-name="gr5" draw:text-style-name="P5" draw:layer="layout" svg:width="0.586cm" svg:height="0.352cm" svg:x="25.894cm" svg:y="11.42cm">
          <draw:text-box>
            <text:p text:style-name="P4"><text:span text:style-name="T1">179</text:span></text:p>
          </draw:text-box>
        </draw:frame>
        <draw:polygon draw:style-name="gr2" draw:text-style-name="P2" draw:layer="layout" svg:width="1.411cm" svg:height="1.058cm" svg:x="25.796cm" svg:y="14.146cm" svg:viewBox="0 0 1412 1059" draw:points="1412,530 0,1059 0,0">
          <text:p/>
        </draw:polygon>
        <draw:polygon draw:style-name="gr3" draw:text-style-name="P3" draw:layer="layout" svg:width="1.411cm" svg:height="1.058cm" svg:x="25.796cm" svg:y="14.146cm" svg:viewBox="0 0 1412 1059" draw:points="1412,530 0,1059 0,0">
          <text:p/>
        </draw:polygon>
        <draw:polygon draw:style-name="gr4" draw:text-style-name="P3" draw:layer="layout" svg:width="1.411cm" svg:height="1.058cm" svg:x="25.796cm" svg:y="14.146cm" svg:viewBox="0 0 1412 1059" draw:points="0,0 0,1059 1412,530">
          <text:p/>
        </draw:polygon>
        <draw:frame draw:style-name="gr5" draw:text-style-name="P5" draw:layer="layout" svg:width="0.586cm" svg:height="0.352cm" svg:x="25.894cm" svg:y="13.536cm">
          <draw:text-box>
            <text:p text:style-name="P4"><text:span text:style-name="T1">178</text:span></text:p>
          </draw:text-box>
        </draw:frame>
        <draw:polygon draw:style-name="gr2" draw:text-style-name="P2" draw:layer="layout" svg:width="1.411cm" svg:height="1.058cm" svg:x="25.796cm" svg:y="9.913cm" svg:viewBox="0 0 1412 1059" draw:points="1412,530 0,1059 0,0">
          <text:p/>
        </draw:polygon>
        <draw:polygon draw:style-name="gr3" draw:text-style-name="P3" draw:layer="layout" svg:width="1.411cm" svg:height="1.058cm" svg:x="25.796cm" svg:y="9.913cm" svg:viewBox="0 0 1412 1059" draw:points="1412,530 0,1059 0,0">
          <text:p/>
        </draw:polygon>
        <draw:polygon draw:style-name="gr4" draw:text-style-name="P3" draw:layer="layout" svg:width="1.411cm" svg:height="1.058cm" svg:x="25.796cm" svg:y="9.913cm" svg:viewBox="0 0 1412 1059" draw:points="0,0 0,1059 1412,530">
          <text:p/>
        </draw:polygon>
        <draw:frame draw:style-name="gr5" draw:text-style-name="P5" draw:layer="layout" svg:width="0.586cm" svg:height="0.352cm" svg:x="25.894cm" svg:y="14.595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ath draw:style-name="gr3" draw:text-style-name="P3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olygon draw:style-name="gr4" draw:text-style-name="P3" draw:layer="layout" svg:width="6.043cm" svg:height="3.378cm" svg:x="28.446cm" svg:y="10.803cm" svg:viewBox="0 0 6044 3379" draw:points="0,0 0,676 0,1352 0,2028 0,2704 0,3379 6044,3379 6044,2704 6044,2028 6044,1352 6044,676 6044,0">
          <text:p/>
        </draw:polygon>
        <draw:frame draw:style-name="gr5" draw:text-style-name="P5" draw:layer="layout" svg:width="0.586cm" svg:height="0.352cm" svg:x="25.894cm" svg:y="10.361cm">
          <draw:text-box>
            <text:p text:style-name="P4"><text:span text:style-name="T1">176</text:span></text:p>
          </draw:text-box>
        </draw:frame>
        <draw:path draw:style-name="gr2" draw:text-style-name="P2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0.127cm" svg:viewBox="0 0 8927 630" svg:d="M0 0v630h5355v-630zM5355 0v630h3572v-630z">
          <text:p/>
        </draw:path>
        <draw:frame draw:style-name="gr5" draw:text-style-name="P5" draw:layer="layout" svg:width="0.586cm" svg:height="0.352cm" svg:x="31.15cm" svg:y="12.478cm">
          <draw:text-box>
            <text:p text:style-name="P4"><text:span text:style-name="T1">175</text:span></text:p>
          </draw:text-box>
        </draw:frame>
        <draw:path draw:style-name="gr2" draw:text-style-name="P2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1.186cm" svg:viewBox="0 0 8927 630" svg:d="M0 0v630h5355v-630zM5355 0v630h3572v-630z">
          <text:p/>
        </draw:path>
        <draw:frame draw:style-name="gr5" draw:text-style-name="P5" draw:layer="layout" svg:width="0.586cm" svg:height="0.352cm" svg:x="19.932cm" svg:y="10.361cm">
          <draw:text-box>
            <text:p text:style-name="P4"><text:span text:style-name="T1">174</text:span></text:p>
          </draw:text-box>
        </draw:frame>
        <draw:path draw:style-name="gr2" draw:text-style-name="P2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2.244cm" svg:viewBox="0 0 8927 630" svg:d="M0 0v630h5355v-630zM5355 0v630h3572v-630z">
          <text:p/>
        </draw:path>
        <draw:frame draw:style-name="gr5" draw:text-style-name="P5" draw:layer="layout" svg:width="0.586cm" svg:height="0.352cm" svg:x="19.932cm" svg:y="11.42cm">
          <draw:text-box>
            <text:p text:style-name="P4"><text:span text:style-name="T1">173</text:span></text:p>
          </draw:text-box>
        </draw:frame>
        <draw:path draw:style-name="gr2" draw:text-style-name="P2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3.302cm" svg:viewBox="0 0 8927 630" svg:d="M0 0v630h5355v-630zM5355 0v630h3572v-630z">
          <text:p/>
        </draw:path>
        <draw:frame draw:style-name="gr5" draw:text-style-name="P5" draw:layer="layout" svg:width="0.586cm" svg:height="0.352cm" svg:x="19.932cm" svg:y="12.478cm">
          <draw:text-box>
            <text:p text:style-name="P4"><text:span text:style-name="T1">172</text:span></text:p>
          </draw:text-box>
        </draw:frame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frame draw:style-name="gr5" draw:text-style-name="P5" draw:layer="layout" svg:width="0.586cm" svg:height="0.352cm" svg:x="19.932cm" svg:y="13.536cm">
          <draw:text-box>
            <text:p text:style-name="P4"><text:span text:style-name="T1">171</text:span></text:p>
          </draw:text-box>
        </draw:frame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</text:span><text:span text:style-name="T1">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</text:span><text:span text:style-name="T1">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5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</text:span><text:span text:style-name="T1">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</text:span><text:span text:style-name="T1">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</text:span><text:span text:style-name="T1">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</text:span><text:span text:style-name="T1">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</text:span><text:span text:style-name="T1">3</text:span></text:p>
          </draw:text-box>
        </draw:frame>
        <draw:path draw:style-name="gr6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</text:span><text:span text:style-name="T1">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5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</text:span><text:span text:style-name="T1">3</text:span><text:span text:style-name="T1">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</text:span><text:span text:style-name="T1">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</text:span><text:span text:style-name="T1">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</text:span><text:span text:style-name="T1">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6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5" draw:text-style-name="P5" draw:layer="layout" svg:width="0.391cm" svg:height="0.352cm" svg:x="12.912cm" svg:y="32.128cm">
          <draw:text-box>
            <text:p text:style-name="P4"><text:span text:style-name="T1">1</text:span><text:span text:style-name="T1">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</text:span><text:span text:style-name="T1">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</text:span><text:span text:style-name="T1">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6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</text:span><text:span text:style-name="T1">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5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</text:span><text:span text:style-name="T1">1</text:span><text:span text:style-name="T1">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</text:span><text:span text:style-name="T1">4</text:span></text:p>
          </draw:text-box>
        </draw:frame>
        <draw:path draw:style-name="gr6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</text:span><text:span text:style-name="T1">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5" draw:text-style-name="P5" draw:layer="layout" svg:width="0.391cm" svg:height="0.352cm" svg:x="18.203cm" svg:y="32.128cm">
          <draw:text-box>
            <text:p text:style-name="P4"><text:span text:style-name="T1">1</text:span><text:span text:style-name="T1">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</text:span><text:span text:style-name="T1">6</text:span><text:span text:style-name="T1">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</text:span><text:span text:style-name="T1">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</text:span><text:span text:style-name="T1">1</text:span><text:span text:style-name="T1">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</text:span><text:span text:style-name="T1">5</text:span><text:span text:style-name="T1">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5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</text:span><text:span text:style-name="T1">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</text:span><text:span text:style-name="T1">1</text:span><text:span text:style-name="T1">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5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6.087cm" svg:y="35.585cm">
          <draw:text-box>
            <text:p text:style-name="P4"><text:span text:style-name="T1">2</text:span><text:span text:style-name="T1">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5" draw:text-style-name="P5" draw:layer="layout" svg:width="0.391cm" svg:height="0.352cm" svg:x="16.087cm" svg:y="32.128cm">
          <draw:text-box>
            <text:p text:style-name="P4"><text:span text:style-name="T1">1</text:span><text:span text:style-name="T1">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5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5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5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5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5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5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5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5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5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6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5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5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5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5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5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6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5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5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5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5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5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5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6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5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5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5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5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6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5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5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5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5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6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5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5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5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5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5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5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5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5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5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7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5" draw:text-style-name="P5" draw:layer="layout" svg:width="0.391cm" svg:height="0.352cm" svg:x="9.031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5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5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5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5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8cm" svg:x="13.448cm" svg:y="9.913cm" svg:viewBox="0 0 1412 1059" draw:points="1412,530 0,1059 0,0">
          <text:p/>
        </draw:polygon>
        <draw:polygon draw:style-name="gr3" draw:text-style-name="P3" draw:layer="layout" svg:width="1.411cm" svg:height="1.058cm" svg:x="13.448cm" svg:y="9.913cm" svg:viewBox="0 0 1412 1059" draw:points="1412,530 0,1059 0,0">
          <text:p/>
        </draw:polygon>
        <draw:polygon draw:style-name="gr4" draw:text-style-name="P3" draw:layer="layout" svg:width="1.411cm" svg:height="1.058cm" svg:x="13.448cm" svg:y="9.913cm" svg:viewBox="0 0 1412 1059" draw:points="0,0 0,1059 1412,530">
          <text:p/>
        </draw:polygon>
        <draw:frame draw:style-name="gr5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5" draw:text-style-name="P5" draw:layer="layout" svg:width="0.391cm" svg:height="0.352cm" svg:x="13.653cm" svg:y="10.361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5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1.411cm" svg:height="1.058cm" svg:x="13.448cm" svg:y="14.146cm" svg:viewBox="0 0 1412 1059" draw:points="1412,530 0,1059 0,0">
          <text:p/>
        </draw:polygon>
        <draw:polygon draw:style-name="gr3" draw:text-style-name="P3" draw:layer="layout" svg:width="1.411cm" svg:height="1.058cm" svg:x="13.448cm" svg:y="14.146cm" svg:viewBox="0 0 1412 1059" draw:points="1412,530 0,1059 0,0">
          <text:p/>
        </draw:polygon>
        <draw:polygon draw:style-name="gr4" draw:text-style-name="P3" draw:layer="layout" svg:width="1.411cm" svg:height="1.058cm" svg:x="13.448cm" svg:y="14.146cm" svg:viewBox="0 0 1412 1059" draw:points="0,0 0,1059 1412,530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1.411cm" svg:height="1.058cm" svg:x="13.448cm" svg:y="13.088cm" svg:viewBox="0 0 1412 1059" draw:points="1412,530 0,1059 0,0">
          <text:p/>
        </draw:polygon>
        <draw:polygon draw:style-name="gr3" draw:text-style-name="P3" draw:layer="layout" svg:width="1.411cm" svg:height="1.058cm" svg:x="13.448cm" svg:y="13.088cm" svg:viewBox="0 0 1412 1059" draw:points="1412,530 0,1059 0,0">
          <text:p/>
        </draw:polygon>
        <draw:polygon draw:style-name="gr4" draw:text-style-name="P3" draw:layer="layout" svg:width="1.411cm" svg:height="1.058cm" svg:x="13.448cm" svg:y="13.088cm" svg:viewBox="0 0 1412 1059" draw:points="0,0 0,1059 1412,530">
          <text:p/>
        </draw:polygon>
        <draw:frame draw:style-name="gr5" draw:text-style-name="P5" draw:layer="layout" svg:width="0.586cm" svg:height="0.352cm" svg:x="13.547cm" svg:y="14.595cm">
          <draw:text-box>
            <text:p text:style-name="P4"><text:span text:style-name="T1">166</text:span></text:p>
          </draw:text-box>
        </draw:frame>
        <draw:polygon draw:style-name="gr2" draw:text-style-name="P2" draw:layer="layout" svg:width="1.411cm" svg:height="1.058cm" svg:x="13.448cm" svg:y="10.971cm" svg:viewBox="0 0 1412 1059" draw:points="1412,530 0,1059 0,0">
          <text:p/>
        </draw:polygon>
        <draw:polygon draw:style-name="gr3" draw:text-style-name="P3" draw:layer="layout" svg:width="1.411cm" svg:height="1.058cm" svg:x="13.448cm" svg:y="10.971cm" svg:viewBox="0 0 1412 1059" draw:points="1412,530 0,1059 0,0">
          <text:p/>
        </draw:polygon>
        <draw:polygon draw:style-name="gr4" draw:text-style-name="P3" draw:layer="layout" svg:width="1.411cm" svg:height="1.058cm" svg:x="13.448cm" svg:y="10.971cm" svg:viewBox="0 0 1412 1059" draw:points="0,0 0,1059 1412,530">
          <text:p/>
        </draw:polygon>
        <draw:frame draw:style-name="gr5" draw:text-style-name="P5" draw:layer="layout" svg:width="0.586cm" svg:height="0.352cm" svg:x="13.547cm" svg:y="13.536cm">
          <draw:text-box>
            <text:p text:style-name="P4"><text:span text:style-name="T1">167</text:span></text:p>
          </draw:text-box>
        </draw:frame>
        <draw:polygon draw:style-name="gr2" draw:text-style-name="P2" draw:layer="layout" svg:width="1.411cm" svg:height="1.059cm" svg:x="13.448cm" svg:y="12.029cm" svg:viewBox="0 0 1412 1060" draw:points="1412,530 0,1060 0,0">
          <text:p/>
        </draw:polygon>
        <draw:polygon draw:style-name="gr3" draw:text-style-name="P3" draw:layer="layout" svg:width="1.411cm" svg:height="1.059cm" svg:x="13.448cm" svg:y="12.029cm" svg:viewBox="0 0 1412 1060" draw:points="1412,530 0,1060 0,0">
          <text:p/>
        </draw:polygon>
        <draw:polygon draw:style-name="gr4" draw:text-style-name="P3" draw:layer="layout" svg:width="1.411cm" svg:height="1.059cm" svg:x="13.448cm" svg:y="12.029cm" svg:viewBox="0 0 1412 1060" draw:points="0,0 0,1060 1412,530">
          <text:p/>
        </draw:polygon>
        <draw:frame draw:style-name="gr5" draw:text-style-name="P5" draw:layer="layout" svg:width="0.586cm" svg:height="0.352cm" svg:x="13.547cm" svg:y="11.42cm">
          <draw:text-box>
            <text:p text:style-name="P4"><text:span text:style-name="T1">168</text:span></text:p>
          </draw:text-box>
        </draw:frame>
        <draw:path draw:style-name="gr2" draw:text-style-name="P2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4.361cm" svg:viewBox="0 0 8927 630" svg:d="M0 0v630h5355v-630zM5355 0v630h3572v-630z">
          <text:p/>
        </draw:path>
        <draw:frame draw:style-name="gr5" draw:text-style-name="P5" draw:layer="layout" svg:width="0.586cm" svg:height="0.352cm" svg:x="13.547cm" svg:y="12.478cm">
          <draw:text-box>
            <text:p text:style-name="P4"><text:span text:style-name="T1">169</text:span></text:p>
          </draw:text-box>
        </draw:frame>
        <draw:path draw:style-name="gr2" draw:text-style-name="P2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ath draw:style-name="gr3" draw:text-style-name="P3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28.789cm" svg:y="20.352cm" svg:viewBox="0 0 4793 21100" draw:points="0,0 0,2759 0,5518 0,8278 0,11037 0,13797 0,19181 0,21100 4793,21100 4793,19181 4793,13797 4793,11037 4793,8278 4793,5518 4793,2759 4793,0">
          <text:p/>
        </draw:polygon>
        <draw:frame draw:style-name="gr5" draw:text-style-name="P5" draw:layer="layout" svg:width="0.586cm" svg:height="0.352cm" svg:x="19.932cm" svg:y="14.595cm">
          <draw:text-box>
            <text:p text:style-name="P4"><text:span text:style-name="T1">170</text:span></text:p>
          </draw:text-box>
        </draw:frame>
        <draw:polygon draw:style-name="gr2" draw:text-style-name="P2" draw:layer="layout" svg:width="1.058cm" svg:height="1.411cm" svg:x="30.762cm" svg:y="16.623cm" svg:viewBox="0 0 1059 1412" draw:points="530,1412 0,0 1059,0">
          <text:p/>
        </draw:polygon>
        <draw:polygon draw:style-name="gr3" draw:text-style-name="P3" draw:layer="layout" svg:width="1.058cm" svg:height="1.411cm" svg:x="30.762cm" svg:y="16.623cm" svg:viewBox="0 0 1059 1412" draw:points="530,1412 0,0 1059,0">
          <text:p/>
        </draw:polygon>
        <draw:polygon draw:style-name="gr4" draw:text-style-name="P3" draw:layer="layout" svg:width="1.058cm" svg:height="1.411cm" svg:x="30.762cm" svg:y="16.623cm" svg:viewBox="0 0 1059 1412" draw:points="0,0 530,1412 1059,0">
          <text:p/>
        </draw:polygon>
        <draw:frame draw:style-name="gr5" draw:text-style-name="P5" draw:layer="layout" svg:width="0.391cm" svg:height="0.352cm" svg:x="30.974cm" svg:y="30.858cm">
          <draw:text-box>
            <text:p text:style-name="P4"><text:span text:style-name="T1">44</text:span></text:p>
          </draw:text-box>
        </draw:frame>
        <draw:line draw:style-name="gr8" draw:text-style-name="P3" draw:layer="layout" svg:x1="15.381cm" svg:y1="50.694cm" svg:x2="15.91cm" svg:y2="50.694cm">
          <text:p/>
        </draw:line>
        <draw:line draw:style-name="gr8" draw:text-style-name="P3" draw:layer="layout" svg:x1="15.91cm" svg:y1="50.694cm" svg:x2="15.91cm" svg:y2="49.494cm">
          <text:p/>
        </draw:line>
        <draw:line draw:style-name="gr8" draw:text-style-name="P3" draw:layer="layout" svg:x1="15.91cm" svg:y1="49.494cm" svg:x2="16.121cm" svg:y2="49.494cm">
          <text:p/>
        </draw:line>
        <draw:polygon draw:style-name="gr9" draw:text-style-name="P8" draw:layer="layout" svg:width="0.071cm" svg:height="0.071cm" svg:x="15.345cm" svg:y="50.658cm" svg:viewBox="0 0 72 72" draw:points="0,0 72,0 72,72 0,72">
          <text:p/>
        </draw:polygon>
        <draw:polygon draw:style-name="gr9" draw:text-style-name="P8" draw:layer="layout" svg:width="0.07cm" svg:height="0.071cm" svg:x="15.875cm" svg:y="50.658cm" svg:viewBox="0 0 71 72" draw:points="0,0 71,0 71,72 0,72">
          <text:p/>
        </draw:polygon>
        <draw:polygon draw:style-name="gr9" draw:text-style-name="P8" draw:layer="layout" svg:width="0.07cm" svg:height="0.071cm" svg:x="15.875cm" svg:y="49.459cm" svg:viewBox="0 0 71 72" draw:points="0,0 71,0 71,72 0,72">
          <text:p/>
        </draw:polygon>
        <draw:polygon draw:style-name="gr9" draw:text-style-name="P8" draw:layer="layout" svg:width="0.071cm" svg:height="0.071cm" svg:x="16.086cm" svg:y="49.459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6.138cm" svg:y1="42.933cm" svg:x2="6.138cm" svg:y2="42.403cm">
          <text:p/>
        </draw:line>
        <draw:line draw:style-name="gr8" draw:text-style-name="P3" draw:layer="layout" svg:x1="6.138cm" svg:y1="42.403cm" svg:x2="8.501cm" svg:y2="42.403cm">
          <text:p/>
        </draw:line>
        <draw:line draw:style-name="gr8" draw:text-style-name="P3" draw:layer="layout" svg:x1="8.501cm" svg:y1="42.403cm" svg:x2="8.501cm" svg:y2="40.886cm">
          <text:p/>
        </draw:line>
        <draw:polygon draw:style-name="gr9" draw:text-style-name="P8" draw:layer="layout" svg:width="0.07cm" svg:height="0.071cm" svg:x="6.103cm" svg:y="42.897cm" svg:viewBox="0 0 71 72" draw:points="0,0 71,0 71,72 0,72">
          <text:p/>
        </draw:polygon>
        <draw:polygon draw:style-name="gr9" draw:text-style-name="P8" draw:layer="layout" svg:width="0.07cm" svg:height="0.071cm" svg:x="6.103cm" svg:y="42.368cm" svg:viewBox="0 0 71 72" draw:points="0,0 71,0 71,72 0,72">
          <text:p/>
        </draw:polygon>
        <draw:polygon draw:style-name="gr9" draw:text-style-name="P8" draw:layer="layout" svg:width="0.071cm" svg:height="0.071cm" svg:x="8.466cm" svg:y="42.368cm" svg:viewBox="0 0 72 72" draw:points="0,0 72,0 72,72 0,72">
          <text:p/>
        </draw:polygon>
        <draw:polygon draw:style-name="gr9" draw:text-style-name="P8" draw:layer="layout" svg:width="0.071cm" svg:height="0.071cm" svg:x="8.466cm" svg:y="40.851cm" svg:viewBox="0 0 72 72" draw:points="0,0 72,0 72,72 0,72">
          <text:p/>
        </draw:polygon>
        <draw:line draw:style-name="gr8" draw:text-style-name="P3" draw:layer="layout" svg:x1="9.913cm" svg:y1="19.649cm" svg:x2="10.442cm" svg:y2="19.649cm">
          <text:p/>
        </draw:line>
        <draw:line draw:style-name="gr8" draw:text-style-name="P3" draw:layer="layout" svg:x1="10.442cm" svg:y1="19.649cm" svg:x2="10.442cm" svg:y2="19.685cm">
          <text:p/>
        </draw:line>
        <draw:line draw:style-name="gr8" draw:text-style-name="P3" draw:layer="layout" svg:x1="10.442cm" svg:y1="19.685cm" svg:x2="12.946cm" svg:y2="19.685cm">
          <text:p/>
        </draw:line>
        <draw:polygon draw:style-name="gr9" draw:text-style-name="P8" draw:layer="layout" svg:width="0.071cm" svg:height="0.071cm" svg:x="9.877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49cm" svg:viewBox="0 0 72 72" draw:points="0,0 72,0 72,72 0,72">
          <text:p/>
        </draw:polygon>
        <draw:polygon draw:style-name="gr9" draw:text-style-name="P8" draw:layer="layout" svg:width="0.071cm" svg:height="0.071cm" svg:x="12.911cm" svg:y="19.649cm" svg:viewBox="0 0 72 72" draw:points="0,0 72,0 72,72 0,72">
          <text:p/>
        </draw:polygon>
        <draw:line draw:style-name="gr8" draw:text-style-name="P3" draw:layer="layout" svg:x1="9.066cm" svg:y1="19.649cm" svg:x2="8.537cm" svg:y2="19.649cm">
          <text:p/>
        </draw:line>
        <draw:line draw:style-name="gr8" draw:text-style-name="P3" draw:layer="layout" svg:x1="8.537cm" svg:y1="19.649cm" svg:x2="8.537cm" svg:y2="19.685cm">
          <text:p/>
        </draw:line>
        <draw:line draw:style-name="gr8" draw:text-style-name="P3" draw:layer="layout" svg:x1="8.537cm" svg:y1="19.685cm" svg:x2="6.526cm" svg:y2="19.685cm">
          <text:p/>
        </draw:line>
        <draw:polygon draw:style-name="gr9" draw:text-style-name="P8" draw:layer="layout" svg:width="0.07cm" svg:height="0.071cm" svg:x="9.031cm" svg:y="19.614cm" svg:viewBox="0 0 71 72" draw:points="0,0 71,0 71,72 0,72">
          <text:p/>
        </draw:polygon>
        <draw:polygon draw:style-name="gr9" draw:text-style-name="P8" draw:layer="layout" svg:width="0.071cm" svg:height="0.071cm" svg:x="8.501cm" svg:y="19.614cm" svg:viewBox="0 0 72 72" draw:points="0,0 72,0 72,72 0,72">
          <text:p/>
        </draw:polygon>
        <draw:polygon draw:style-name="gr9" draw:text-style-name="P8" draw:layer="layout" svg:width="0.071cm" svg:height="0.071cm" svg:x="8.501cm" svg:y="19.649cm" svg:viewBox="0 0 72 72" draw:points="0,0 72,0 72,72 0,72">
          <text:p/>
        </draw:polygon>
        <draw:polygon draw:style-name="gr9" draw:text-style-name="P8" draw:layer="layout" svg:width="0.07cm" svg:height="0.071cm" svg:x="6.491cm" svg:y="19.649cm" svg:viewBox="0 0 71 72" draw:points="0,0 71,0 71,72 0,72">
          <text:p/>
        </draw:polygon>
        <draw:line draw:style-name="gr8" draw:text-style-name="P3" draw:layer="layout" svg:x1="6.138cm" svg:y1="20.073cm" svg:x2="6.138cm" svg:y2="20.602cm">
          <text:p/>
        </draw:line>
        <draw:line draw:style-name="gr8" draw:text-style-name="P3" draw:layer="layout" svg:x1="6.138cm" svg:y1="20.602cm" svg:x2="8.501cm" svg:y2="20.602cm">
          <text:p/>
        </draw:line>
        <draw:line draw:style-name="gr8" draw:text-style-name="P3" draw:layer="layout" svg:x1="8.501cm" svg:y1="20.602cm" svg:x2="8.501cm" svg:y2="22.119cm">
          <text:p/>
        </draw:line>
        <draw:polygon draw:style-name="gr9" draw:text-style-name="P8" draw:layer="layout" svg:width="0.07cm" svg:height="0.071cm" svg:x="6.103cm" svg:y="20.037cm" svg:viewBox="0 0 71 72" draw:points="0,0 71,0 71,72 0,72">
          <text:p/>
        </draw:polygon>
        <draw:polygon draw:style-name="gr9" draw:text-style-name="P8" draw:layer="layout" svg:width="0.07cm" svg:height="0.071cm" svg:x="6.103cm" svg:y="20.566cm" svg:viewBox="0 0 71 72" draw:points="0,0 71,0 71,72 0,72">
          <text:p/>
        </draw:polygon>
        <draw:polygon draw:style-name="gr9" draw:text-style-name="P8" draw:layer="layout" svg:width="0.071cm" svg:height="0.071cm" svg:x="8.466cm" svg:y="20.566cm" svg:viewBox="0 0 72 72" draw:points="0,0 72,0 72,72 0,72">
          <text:p/>
        </draw:polygon>
        <draw:polygon draw:style-name="gr9" draw:text-style-name="P8" draw:layer="layout" svg:width="0.071cm" svg:height="0.071cm" svg:x="8.466cm" svg:y="22.083cm" svg:viewBox="0 0 72 72" draw:points="0,0 72,0 72,72 0,72">
          <text:p/>
        </draw:polygon>
        <draw:line draw:style-name="gr8" draw:text-style-name="P3" draw:layer="layout" svg:x1="5.75cm" svg:y1="20.073cm" svg:x2="5.75cm" svg:y2="20.602cm">
          <text:p/>
        </draw:line>
        <draw:line draw:style-name="gr8" draw:text-style-name="P3" draw:layer="layout" svg:x1="5.75cm" svg:y1="20.602cm" svg:x2="7.443cm" svg:y2="20.602cm">
          <text:p/>
        </draw:line>
        <draw:line draw:style-name="gr8" draw:text-style-name="P3" draw:layer="layout" svg:x1="7.443cm" svg:y1="20.602cm" svg:x2="7.443cm" svg:y2="22.119cm">
          <text:p/>
        </draw:line>
        <draw:polygon draw:style-name="gr9" draw:text-style-name="P8" draw:layer="layout" svg:width="0.07cm" svg:height="0.071cm" svg:x="5.715cm" svg:y="20.037cm" svg:viewBox="0 0 71 72" draw:points="0,0 71,0 71,72 0,72">
          <text:p/>
        </draw:polygon>
        <draw:polygon draw:style-name="gr9" draw:text-style-name="P8" draw:layer="layout" svg:width="0.07cm" svg:height="0.071cm" svg:x="5.715cm" svg:y="20.566cm" svg:viewBox="0 0 71 72" draw:points="0,0 71,0 71,72 0,72">
          <text:p/>
        </draw:polygon>
        <draw:polygon draw:style-name="gr9" draw:text-style-name="P8" draw:layer="layout" svg:width="0.07cm" svg:height="0.071cm" svg:x="7.408cm" svg:y="20.566cm" svg:viewBox="0 0 71 72" draw:points="0,0 71,0 71,72 0,72">
          <text:p/>
        </draw:polygon>
        <draw:polygon draw:style-name="gr9" draw:text-style-name="P8" draw:layer="layout" svg:width="0.07cm" svg:height="0.071cm" svg:x="7.408cm" svg:y="22.083cm" svg:viewBox="0 0 71 72" draw:points="0,0 71,0 71,72 0,72">
          <text:p/>
        </draw:polygon>
        <draw:line draw:style-name="gr8" draw:text-style-name="P3" draw:layer="layout" svg:x1="5.362cm" svg:y1="20.073cm" svg:x2="5.362cm" svg:y2="20.602cm">
          <text:p/>
        </draw:line>
        <draw:line draw:style-name="gr8" draw:text-style-name="P3" draw:layer="layout" svg:x1="5.362cm" svg:y1="20.602cm" svg:x2="6.42cm" svg:y2="20.602cm">
          <text:p/>
        </draw:line>
        <draw:line draw:style-name="gr8" draw:text-style-name="P3" draw:layer="layout" svg:x1="6.42cm" svg:y1="20.602cm" svg:x2="6.42cm" svg:y2="22.119cm">
          <text:p/>
        </draw:line>
        <draw:polygon draw:style-name="gr9" draw:text-style-name="P8" draw:layer="layout" svg:width="0.071cm" svg:height="0.071cm" svg:x="5.326cm" svg:y="20.037cm" svg:viewBox="0 0 72 72" draw:points="0,0 72,0 72,72 0,72">
          <text:p/>
        </draw:polygon>
        <draw:polygon draw:style-name="gr9" draw:text-style-name="P8" draw:layer="layout" svg:width="0.071cm" svg:height="0.071cm" svg:x="5.326cm" svg:y="20.566cm" svg:viewBox="0 0 72 72" draw:points="0,0 72,0 72,72 0,72">
          <text:p/>
        </draw:polygon>
        <draw:polygon draw:style-name="gr9" draw:text-style-name="P8" draw:layer="layout" svg:width="0.07cm" svg:height="0.071cm" svg:x="6.385cm" svg:y="20.566cm" svg:viewBox="0 0 71 72" draw:points="0,0 71,0 71,72 0,72">
          <text:p/>
        </draw:polygon>
        <draw:polygon draw:style-name="gr9" draw:text-style-name="P8" draw:layer="layout" svg:width="0.07cm" svg:height="0.071cm" svg:x="6.385cm" svg:y="22.083cm" svg:viewBox="0 0 71 72" draw:points="0,0 71,0 71,72 0,72">
          <text:p/>
        </draw:polygon>
        <draw:line draw:style-name="gr8" draw:text-style-name="P3" draw:layer="layout" svg:x1="4.974cm" svg:y1="20.073cm" svg:x2="4.974cm" svg:y2="20.602cm">
          <text:p/>
        </draw:line>
        <draw:line draw:style-name="gr8" draw:text-style-name="P3" draw:layer="layout" svg:x1="4.974cm" svg:y1="20.602cm" svg:x2="5.256cm" svg:y2="20.602cm">
          <text:p/>
        </draw:line>
        <draw:line draw:style-name="gr8" draw:text-style-name="P3" draw:layer="layout" svg:x1="5.256cm" svg:y1="20.602cm" svg:x2="5.256cm" svg:y2="22.119cm">
          <text:p/>
        </draw:line>
        <draw:polygon draw:style-name="gr9" draw:text-style-name="P8" draw:layer="layout" svg:width="0.071cm" svg:height="0.071cm" svg:x="4.938cm" svg:y="20.037cm" svg:viewBox="0 0 72 72" draw:points="0,0 72,0 72,72 0,72">
          <text:p/>
        </draw:polygon>
        <draw:polygon draw:style-name="gr9" draw:text-style-name="P8" draw:layer="layout" svg:width="0.071cm" svg:height="0.071cm" svg:x="4.938cm" svg:y="20.566cm" svg:viewBox="0 0 72 72" draw:points="0,0 72,0 72,72 0,72">
          <text:p/>
        </draw:polygon>
        <draw:polygon draw:style-name="gr9" draw:text-style-name="P8" draw:layer="layout" svg:width="0.07cm" svg:height="0.071cm" svg:x="5.221cm" svg:y="20.566cm" svg:viewBox="0 0 71 72" draw:points="0,0 71,0 71,72 0,72">
          <text:p/>
        </draw:polygon>
        <draw:polygon draw:style-name="gr9" draw:text-style-name="P8" draw:layer="layout" svg:width="0.07cm" svg:height="0.071cm" svg:x="5.221cm" svg:y="22.083cm" svg:viewBox="0 0 71 72" draw:points="0,0 71,0 71,72 0,72">
          <text:p/>
        </draw:polygon>
        <draw:line draw:style-name="gr8" draw:text-style-name="P3" draw:layer="layout" svg:x1="4.621cm" svg:y1="20.073cm" svg:x2="4.621cm" svg:y2="20.602cm">
          <text:p/>
        </draw:line>
        <draw:line draw:style-name="gr8" draw:text-style-name="P3" draw:layer="layout" svg:x1="4.621cm" svg:y1="20.602cm" svg:x2="4.198cm" svg:y2="20.602cm">
          <text:p/>
        </draw:line>
        <draw:line draw:style-name="gr8" draw:text-style-name="P3" draw:layer="layout" svg:x1="4.198cm" svg:y1="20.602cm" svg:x2="4.198cm" svg:y2="22.119cm">
          <text:p/>
        </draw:line>
        <draw:polygon draw:style-name="gr9" draw:text-style-name="P8" draw:layer="layout" svg:width="0.07cm" svg:height="0.071cm" svg:x="4.586cm" svg:y="20.037cm" svg:viewBox="0 0 71 72" draw:points="0,0 71,0 71,72 0,72">
          <text:p/>
        </draw:polygon>
        <draw:polygon draw:style-name="gr9" draw:text-style-name="P8" draw:layer="layout" svg:width="0.07cm" svg:height="0.071cm" svg:x="4.586cm" svg:y="20.566cm" svg:viewBox="0 0 71 72" draw:points="0,0 71,0 71,72 0,72">
          <text:p/>
        </draw:polygon>
        <draw:polygon draw:style-name="gr9" draw:text-style-name="P8" draw:layer="layout" svg:width="0.071cm" svg:height="0.071cm" svg:x="4.162cm" svg:y="20.566cm" svg:viewBox="0 0 72 72" draw:points="0,0 72,0 72,72 0,72">
          <text:p/>
        </draw:polygon>
        <draw:polygon draw:style-name="gr9" draw:text-style-name="P8" draw:layer="layout" svg:width="0.071cm" svg:height="0.071cm" svg:x="4.162cm" svg:y="22.083cm" svg:viewBox="0 0 72 72" draw:points="0,0 72,0 72,72 0,72">
          <text:p/>
        </draw:polygon>
        <draw:line draw:style-name="gr8" draw:text-style-name="P3" draw:layer="layout" svg:x1="4.233cm" svg:y1="20.073cm" svg:x2="4.233cm" svg:y2="20.602cm">
          <text:p/>
        </draw:line>
        <draw:line draw:style-name="gr8" draw:text-style-name="P3" draw:layer="layout" svg:x1="4.233cm" svg:y1="20.602cm" svg:x2="3.21cm" svg:y2="20.602cm">
          <text:p/>
        </draw:line>
        <draw:line draw:style-name="gr8" draw:text-style-name="P3" draw:layer="layout" svg:x1="3.21cm" svg:y1="20.602cm" svg:x2="3.21cm" svg:y2="22.119cm">
          <text:p/>
        </draw:line>
        <draw:polygon draw:style-name="gr9" draw:text-style-name="P8" draw:layer="layout" svg:width="0.07cm" svg:height="0.071cm" svg:x="4.198cm" svg:y="20.037cm" svg:viewBox="0 0 71 72" draw:points="0,0 71,0 71,72 0,72">
          <text:p/>
        </draw:polygon>
        <draw:polygon draw:style-name="gr9" draw:text-style-name="P8" draw:layer="layout" svg:width="0.07cm" svg:height="0.071cm" svg:x="4.198cm" svg:y="20.566cm" svg:viewBox="0 0 71 72" draw:points="0,0 71,0 71,72 0,72">
          <text:p/>
        </draw:polygon>
        <draw:polygon draw:style-name="gr9" draw:text-style-name="P8" draw:layer="layout" svg:width="0.07cm" svg:height="0.071cm" svg:x="3.175cm" svg:y="20.566cm" svg:viewBox="0 0 71 72" draw:points="0,0 71,0 71,72 0,72">
          <text:p/>
        </draw:polygon>
        <draw:polygon draw:style-name="gr9" draw:text-style-name="P8" draw:layer="layout" svg:width="0.07cm" svg:height="0.071cm" svg:x="3.175cm" svg:y="22.083cm" svg:viewBox="0 0 71 72" draw:points="0,0 71,0 71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16.016cm" svg:y1="20.073cm" svg:x2="16.016cm" svg:y2="20.602cm">
          <text:p/>
        </draw:line>
        <draw:line draw:style-name="gr8" draw:text-style-name="P3" draw:layer="layout" svg:x1="16.016cm" svg:y1="20.602cm" svg:x2="18.415cm" svg:y2="20.602cm">
          <text:p/>
        </draw:line>
        <draw:line draw:style-name="gr8" draw:text-style-name="P3" draw:layer="layout" svg:x1="18.415cm" svg:y1="20.602cm" svg:x2="18.415cm" svg:y2="22.119cm">
          <text:p/>
        </draw:line>
        <draw:polygon draw:style-name="gr9" draw:text-style-name="P8" draw:layer="layout" svg:width="0.071cm" svg:height="0.071cm" svg:x="15.98cm" svg:y="20.037cm" svg:viewBox="0 0 72 72" draw:points="0,0 72,0 72,72 0,72">
          <text:p/>
        </draw:polygon>
        <draw:polygon draw:style-name="gr9" draw:text-style-name="P8" draw:layer="layout" svg:width="0.071cm" svg:height="0.071cm" svg:x="15.98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2.083cm" svg:viewBox="0 0 72 72" draw:points="0,0 72,0 72,72 0,72">
          <text:p/>
        </draw:polygon>
        <draw:line draw:style-name="gr8" draw:text-style-name="P3" draw:layer="layout" svg:x1="15.628cm" svg:y1="20.073cm" svg:x2="15.628cm" svg:y2="20.602cm">
          <text:p/>
        </draw:line>
        <draw:line draw:style-name="gr8" draw:text-style-name="P3" draw:layer="layout" svg:x1="15.628cm" svg:y1="20.602cm" svg:x2="17.356cm" svg:y2="20.602cm">
          <text:p/>
        </draw:line>
        <draw:line draw:style-name="gr8" draw:text-style-name="P3" draw:layer="layout" svg:x1="17.356cm" svg:y1="20.602cm" svg:x2="17.356cm" svg:y2="22.119cm">
          <text:p/>
        </draw:line>
        <draw:polygon draw:style-name="gr9" draw:text-style-name="P8" draw:layer="layout" svg:width="0.071cm" svg:height="0.071cm" svg:x="15.592cm" svg:y="20.037cm" svg:viewBox="0 0 72 72" draw:points="0,0 72,0 72,72 0,72">
          <text:p/>
        </draw:polygon>
        <draw:polygon draw:style-name="gr9" draw:text-style-name="P8" draw:layer="layout" svg:width="0.071cm" svg:height="0.071cm" svg:x="15.592cm" svg:y="20.566cm" svg:viewBox="0 0 72 72" draw:points="0,0 72,0 72,72 0,72">
          <text:p/>
        </draw:polygon>
        <draw:polygon draw:style-name="gr9" draw:text-style-name="P8" draw:layer="layout" svg:width="0.07cm" svg:height="0.071cm" svg:x="17.321cm" svg:y="20.566cm" svg:viewBox="0 0 71 72" draw:points="0,0 71,0 71,72 0,72">
          <text:p/>
        </draw:polygon>
        <draw:polygon draw:style-name="gr9" draw:text-style-name="P8" draw:layer="layout" svg:width="0.07cm" svg:height="0.071cm" svg:x="17.321cm" svg:y="22.083cm" svg:viewBox="0 0 71 72" draw:points="0,0 71,0 71,72 0,72">
          <text:p/>
        </draw:polygon>
        <draw:line draw:style-name="gr8" draw:text-style-name="P3" draw:layer="layout" svg:x1="15.24cm" svg:y1="20.073cm" svg:x2="15.24cm" svg:y2="20.602cm">
          <text:p/>
        </draw:line>
        <draw:line draw:style-name="gr8" draw:text-style-name="P3" draw:layer="layout" svg:x1="15.24cm" svg:y1="20.602cm" svg:x2="16.298cm" svg:y2="20.602cm">
          <text:p/>
        </draw:line>
        <draw:line draw:style-name="gr8" draw:text-style-name="P3" draw:layer="layout" svg:x1="16.298cm" svg:y1="20.602cm" svg:x2="16.298cm" svg:y2="22.119cm">
          <text:p/>
        </draw:line>
        <draw:polygon draw:style-name="gr9" draw:text-style-name="P8" draw:layer="layout" svg:width="0.071cm" svg:height="0.071cm" svg:x="15.204cm" svg:y="20.037cm" svg:viewBox="0 0 72 72" draw:points="0,0 72,0 72,72 0,72">
          <text:p/>
        </draw:polygon>
        <draw:polygon draw:style-name="gr9" draw:text-style-name="P8" draw:layer="layout" svg:width="0.071cm" svg:height="0.071cm" svg:x="15.204cm" svg:y="20.566cm" svg:viewBox="0 0 72 72" draw:points="0,0 72,0 72,72 0,72">
          <text:p/>
        </draw:polygon>
        <draw:polygon draw:style-name="gr9" draw:text-style-name="P8" draw:layer="layout" svg:width="0.07cm" svg:height="0.071cm" svg:x="16.263cm" svg:y="20.566cm" svg:viewBox="0 0 71 72" draw:points="0,0 71,0 71,72 0,72">
          <text:p/>
        </draw:polygon>
        <draw:polygon draw:style-name="gr9" draw:text-style-name="P8" draw:layer="layout" svg:width="0.07cm" svg:height="0.071cm" svg:x="16.263cm" svg:y="22.083cm" svg:viewBox="0 0 71 72" draw:points="0,0 71,0 71,72 0,72">
          <text:p/>
        </draw:polygon>
        <draw:line draw:style-name="gr8" draw:text-style-name="P3" draw:layer="layout" svg:x1="14.851cm" svg:y1="20.073cm" svg:x2="14.851cm" svg:y2="20.602cm">
          <text:p/>
        </draw:line>
        <draw:line draw:style-name="gr8" draw:text-style-name="P3" draw:layer="layout" svg:x1="14.851cm" svg:y1="20.602cm" svg:x2="15.169cm" svg:y2="20.602cm">
          <text:p/>
        </draw:line>
        <draw:line draw:style-name="gr8" draw:text-style-name="P3" draw:layer="layout" svg:x1="15.169cm" svg:y1="20.602cm" svg:x2="15.169cm" svg:y2="22.119cm">
          <text:p/>
        </draw:line>
        <draw:polygon draw:style-name="gr9" draw:text-style-name="P8" draw:layer="layout" svg:width="0.071cm" svg:height="0.071cm" svg:x="14.816cm" svg:y="20.037cm" svg:viewBox="0 0 72 72" draw:points="0,0 72,0 72,72 0,72">
          <text:p/>
        </draw:polygon>
        <draw:polygon draw:style-name="gr9" draw:text-style-name="P8" draw:layer="layout" svg:width="0.071cm" svg:height="0.071cm" svg:x="14.816cm" svg:y="20.566cm" svg:viewBox="0 0 72 72" draw:points="0,0 72,0 72,72 0,72">
          <text:p/>
        </draw:polygon>
        <draw:polygon draw:style-name="gr9" draw:text-style-name="P8" draw:layer="layout" svg:width="0.07cm" svg:height="0.071cm" svg:x="15.134cm" svg:y="20.566cm" svg:viewBox="0 0 71 72" draw:points="0,0 71,0 71,72 0,72">
          <text:p/>
        </draw:polygon>
        <draw:polygon draw:style-name="gr9" draw:text-style-name="P8" draw:layer="layout" svg:width="0.07cm" svg:height="0.071cm" svg:x="15.134cm" svg:y="22.083cm" svg:viewBox="0 0 71 72" draw:points="0,0 71,0 71,72 0,72">
          <text:p/>
        </draw:polygon>
        <draw:line draw:style-name="gr8" draw:text-style-name="P3" draw:layer="layout" svg:x1="14.499cm" svg:y1="20.073cm" svg:x2="14.499cm" svg:y2="20.602cm">
          <text:p/>
        </draw:line>
        <draw:line draw:style-name="gr8" draw:text-style-name="P3" draw:layer="layout" svg:x1="14.499cm" svg:y1="20.602cm" svg:x2="14.181cm" svg:y2="20.602cm">
          <text:p/>
        </draw:line>
        <draw:line draw:style-name="gr8" draw:text-style-name="P3" draw:layer="layout" svg:x1="14.181cm" svg:y1="20.602cm" svg:x2="14.181cm" svg:y2="22.119cm">
          <text:p/>
        </draw:line>
        <draw:polygon draw:style-name="gr9" draw:text-style-name="P8" draw:layer="layout" svg:width="0.071cm" svg:height="0.071cm" svg:x="14.463cm" svg:y="20.037cm" svg:viewBox="0 0 72 72" draw:points="0,0 72,0 72,72 0,72">
          <text:p/>
        </draw:polygon>
        <draw:polygon draw:style-name="gr9" draw:text-style-name="P8" draw:layer="layout" svg:width="0.071cm" svg:height="0.071cm" svg:x="14.463cm" svg:y="20.566cm" svg:viewBox="0 0 72 72" draw:points="0,0 72,0 72,72 0,72">
          <text:p/>
        </draw:polygon>
        <draw:polygon draw:style-name="gr9" draw:text-style-name="P8" draw:layer="layout" svg:width="0.07cm" svg:height="0.071cm" svg:x="14.146cm" svg:y="20.566cm" svg:viewBox="0 0 71 72" draw:points="0,0 71,0 71,72 0,72">
          <text:p/>
        </draw:polygon>
        <draw:polygon draw:style-name="gr9" draw:text-style-name="P8" draw:layer="layout" svg:width="0.07cm" svg:height="0.071cm" svg:x="14.146cm" svg:y="22.083cm" svg:viewBox="0 0 71 72" draw:points="0,0 71,0 71,72 0,72">
          <text:p/>
        </draw:polygon>
        <draw:line draw:style-name="gr8" draw:text-style-name="P3" draw:layer="layout" svg:x1="14.111cm" svg:y1="20.073cm" svg:x2="14.111cm" svg:y2="20.602cm">
          <text:p/>
        </draw:line>
        <draw:line draw:style-name="gr8" draw:text-style-name="P3" draw:layer="layout" svg:x1="14.111cm" svg:y1="20.602cm" svg:x2="13.123cm" svg:y2="20.602cm">
          <text:p/>
        </draw:line>
        <draw:line draw:style-name="gr8" draw:text-style-name="P3" draw:layer="layout" svg:x1="13.123cm" svg:y1="20.602cm" svg:x2="13.123cm" svg:y2="22.119cm">
          <text:p/>
        </draw:line>
        <draw:polygon draw:style-name="gr9" draw:text-style-name="P8" draw:layer="layout" svg:width="0.071cm" svg:height="0.071cm" svg:x="14.075cm" svg:y="20.037cm" svg:viewBox="0 0 72 72" draw:points="0,0 72,0 72,72 0,72">
          <text:p/>
        </draw:polygon>
        <draw:polygon draw:style-name="gr9" draw:text-style-name="P8" draw:layer="layout" svg:width="0.071cm" svg:height="0.071cm" svg:x="14.075cm" svg:y="20.566cm" svg:viewBox="0 0 72 72" draw:points="0,0 72,0 72,72 0,72">
          <text:p/>
        </draw:polygon>
        <draw:polygon draw:style-name="gr9" draw:text-style-name="P8" draw:layer="layout" svg:width="0.07cm" svg:height="0.071cm" svg:x="13.088cm" svg:y="20.566cm" svg:viewBox="0 0 71 72" draw:points="0,0 71,0 71,72 0,72">
          <text:p/>
        </draw:polygon>
        <draw:polygon draw:style-name="gr9" draw:text-style-name="P8" draw:layer="layout" svg:width="0.07cm" svg:height="0.071cm" svg:x="13.088cm" svg:y="22.083cm" svg:viewBox="0 0 71 72" draw:points="0,0 71,0 71,72 0,72">
          <text:p/>
        </draw:polygon>
        <draw:line draw:style-name="gr8" draw:text-style-name="P3" draw:layer="layout" svg:x1="12.065cm" svg:y1="38.84cm" svg:x2="12.065cm" svg:y2="39.37cm">
          <text:p/>
        </draw:line>
        <draw:polyline draw:style-name="gr8" draw:text-style-name="P3" draw:layer="layout" svg:width="0cm" svg:height="0cm" svg:x="12.065cm" svg:y="39.37cm" svg:viewBox="0 0 0 0" draw:points="0,0">
          <text:p/>
        </draw:polyline>
        <draw:line draw:style-name="gr8" draw:text-style-name="P3" draw:layer="layout" svg:x1="12.065cm" svg:y1="39.37cm" svg:x2="12.065cm" svg:y2="40.11cm">
          <text:p/>
        </draw:line>
        <draw:polygon draw:style-name="gr9" draw:text-style-name="P8" draw:layer="layout" svg:width="0.071cm" svg:height="0.071cm" svg:x="12.029cm" svg:y="38.805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40.075cm" svg:viewBox="0 0 72 72" draw:points="0,0 72,0 72,72 0,72">
          <text:p/>
        </draw:polygon>
        <draw:line draw:style-name="gr8" draw:text-style-name="P3" draw:layer="layout" svg:x1="13.335cm" svg:y1="20.073cm" svg:x2="13.335cm" svg:y2="20.602cm">
          <text:p/>
        </draw:line>
        <draw:line draw:style-name="gr8" draw:text-style-name="P3" draw:layer="layout" svg:x1="13.335cm" svg:y1="20.602cm" svg:x2="11.006cm" svg:y2="20.602cm">
          <text:p/>
        </draw:line>
        <draw:line draw:style-name="gr8" draw:text-style-name="P3" draw:layer="layout" svg:x1="11.006cm" svg:y1="20.602cm" svg:x2="11.006cm" svg:y2="22.119cm">
          <text:p/>
        </draw:line>
        <draw:polygon draw:style-name="gr9" draw:text-style-name="P8" draw:layer="layout" svg:width="0.071cm" svg:height="0.071cm" svg:x="13.299cm" svg:y="20.037cm" svg:viewBox="0 0 72 72" draw:points="0,0 72,0 72,72 0,72">
          <text:p/>
        </draw:polygon>
        <draw:polygon draw:style-name="gr9" draw:text-style-name="P8" draw:layer="layout" svg:width="0.071cm" svg:height="0.071cm" svg:x="13.299cm" svg:y="20.566cm" svg:viewBox="0 0 72 72" draw:points="0,0 72,0 72,72 0,72">
          <text:p/>
        </draw:polygon>
        <draw:polygon draw:style-name="gr9" draw:text-style-name="P8" draw:layer="layout" svg:width="0.07cm" svg:height="0.071cm" svg:x="10.971cm" svg:y="20.566cm" svg:viewBox="0 0 71 72" draw:points="0,0 71,0 71,72 0,72">
          <text:p/>
        </draw:polygon>
        <draw:polygon draw:style-name="gr9" draw:text-style-name="P8" draw:layer="layout" svg:width="0.07cm" svg:height="0.071cm" svg:x="10.971cm" svg:y="22.083cm" svg:viewBox="0 0 71 72" draw:points="0,0 71,0 71,72 0,72">
          <text:p/>
        </draw:polygon>
        <draw:line draw:style-name="gr8" draw:text-style-name="P3" draw:layer="layout" svg:x1="10.583cm" svg:y1="43.285cm" svg:x2="11.112cm" svg:y2="43.285cm">
          <text:p/>
        </draw:line>
        <draw:line draw:style-name="gr8" draw:text-style-name="P3" draw:layer="layout" svg:x1="11.112cm" svg:y1="43.285cm" svg:x2="11.112cm" svg:y2="43.321cm">
          <text:p/>
        </draw:line>
        <draw:line draw:style-name="gr8" draw:text-style-name="P3" draw:layer="layout" svg:x1="11.112cm" svg:y1="43.321cm" svg:x2="12.946cm" svg:y2="43.321cm">
          <text:p/>
        </draw:line>
        <draw:polygon draw:style-name="gr9" draw:text-style-name="P8" draw:layer="layout" svg:width="0.07cm" svg:height="0.071cm" svg:x="10.548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85cm" svg:viewBox="0 0 71 72" draw:points="0,0 71,0 71,72 0,72">
          <text:p/>
        </draw:polygon>
        <draw:polygon draw:style-name="gr9" draw:text-style-name="P8" draw:layer="layout" svg:width="0.071cm" svg:height="0.071cm" svg:x="12.911cm" svg:y="43.285cm" svg:viewBox="0 0 72 72" draw:points="0,0 72,0 72,72 0,72">
          <text:p/>
        </draw:polygon>
        <draw:line draw:style-name="gr8" draw:text-style-name="P3" draw:layer="layout" svg:x1="3.845cm" svg:y1="20.073cm" svg:x2="3.845cm" svg:y2="20.602cm">
          <text:p/>
        </draw:line>
        <draw:line draw:style-name="gr8" draw:text-style-name="P3" draw:layer="layout" svg:x1="3.845cm" svg:y1="20.602cm" svg:x2="2.187cm" svg:y2="20.602cm">
          <text:p/>
        </draw:line>
        <draw:line draw:style-name="gr8" draw:text-style-name="P3" draw:layer="layout" svg:x1="2.187cm" svg:y1="20.602cm" svg:x2="2.187cm" svg:y2="22.119cm">
          <text:p/>
        </draw:line>
        <draw:polygon draw:style-name="gr9" draw:text-style-name="P8" draw:layer="layout" svg:width="0.07cm" svg:height="0.071cm" svg:x="3.81cm" svg:y="20.037cm" svg:viewBox="0 0 71 72" draw:points="0,0 71,0 71,72 0,72">
          <text:p/>
        </draw:polygon>
        <draw:polygon draw:style-name="gr9" draw:text-style-name="P8" draw:layer="layout" svg:width="0.07cm" svg:height="0.071cm" svg:x="3.81cm" svg:y="20.566cm" svg:viewBox="0 0 71 72" draw:points="0,0 71,0 71,72 0,72">
          <text:p/>
        </draw:polygon>
        <draw:polygon draw:style-name="gr9" draw:text-style-name="P8" draw:layer="layout" svg:width="0.071cm" svg:height="0.071cm" svg:x="2.151cm" svg:y="20.566cm" svg:viewBox="0 0 72 72" draw:points="0,0 72,0 72,72 0,72">
          <text:p/>
        </draw:polygon>
        <draw:polygon draw:style-name="gr9" draw:text-style-name="P8" draw:layer="layout" svg:width="0.071cm" svg:height="0.071cm" svg:x="2.151cm" svg:y="22.083cm" svg:viewBox="0 0 72 72" draw:points="0,0 72,0 72,72 0,72">
          <text:p/>
        </draw:polygon>
        <draw:line draw:style-name="gr8" draw:text-style-name="P3" draw:layer="layout" svg:x1="10.195cm" svg:y1="17.956cm" svg:x2="10.195cm" svg:y2="18.485cm">
          <text:p/>
        </draw:line>
        <draw:line draw:style-name="gr8" draw:text-style-name="P3" draw:layer="layout" svg:x1="10.195cm" svg:y1="18.485cm" svg:x2="14.675cm" svg:y2="18.485cm">
          <text:p/>
        </draw:line>
        <draw:line draw:style-name="gr8" draw:text-style-name="P3" draw:layer="layout" svg:x1="14.675cm" svg:y1="18.485cm" svg:x2="14.675cm" svg:y2="19.296cm">
          <text:p/>
        </draw:line>
        <draw:polygon draw:style-name="gr9" draw:text-style-name="P8" draw:layer="layout" svg:width="0.07cm" svg:height="0.07cm" svg:x="10.16cm" svg:y="17.921cm" svg:viewBox="0 0 71 71" draw:points="0,0 71,0 71,71 0,71">
          <text:p/>
        </draw:polygon>
        <draw:polygon draw:style-name="gr9" draw:text-style-name="P8" draw:layer="layout" svg:width="0.07cm" svg:height="0.07cm" svg:x="10.16cm" svg:y="18.45cm" svg:viewBox="0 0 71 71" draw:points="0,0 71,0 71,71 0,71">
          <text:p/>
        </draw:polygon>
        <draw:polygon draw:style-name="gr9" draw:text-style-name="P8" draw:layer="layout" svg:width="0.07cm" svg:height="0.07cm" svg:x="14.64cm" svg:y="18.45cm" svg:viewBox="0 0 71 71" draw:points="0,0 71,0 71,71 0,71">
          <text:p/>
        </draw:polygon>
        <draw:polygon draw:style-name="gr9" draw:text-style-name="P8" draw:layer="layout" svg:width="0.07cm" svg:height="0.071cm" svg:x="14.64cm" svg:y="19.261cm" svg:viewBox="0 0 71 72" draw:points="0,0 71,0 71,72 0,72">
          <text:p/>
        </draw:polygon>
        <draw:line draw:style-name="gr8" draw:text-style-name="P3" draw:layer="layout" svg:x1="9.736cm" svg:y1="43.285cm" svg:x2="9.207cm" svg:y2="43.285cm">
          <text:p/>
        </draw:line>
        <draw:line draw:style-name="gr8" draw:text-style-name="P3" draw:layer="layout" svg:x1="9.207cm" svg:y1="43.285cm" svg:x2="9.207cm" svg:y2="43.321cm">
          <text:p/>
        </draw:line>
        <draw:line draw:style-name="gr8" draw:text-style-name="P3" draw:layer="layout" svg:x1="9.207cm" svg:y1="43.321cm" svg:x2="6.526cm" svg:y2="43.321cm">
          <text:p/>
        </draw:line>
        <draw:polygon draw:style-name="gr9" draw:text-style-name="P8" draw:layer="layout" svg:width="0.07cm" svg:height="0.071cm" svg:x="9.701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85cm" svg:viewBox="0 0 71 72" draw:points="0,0 71,0 71,72 0,72">
          <text:p/>
        </draw:polygon>
        <draw:polygon draw:style-name="gr9" draw:text-style-name="P8" draw:layer="layout" svg:width="0.07cm" svg:height="0.071cm" svg:x="6.491cm" svg:y="43.285cm" svg:viewBox="0 0 71 72" draw:points="0,0 71,0 71,72 0,72">
          <text:p/>
        </draw:polygon>
        <draw:line draw:style-name="gr8" draw:text-style-name="P3" draw:layer="layout" svg:x1="8.572cm" svg:y1="17.956cm" svg:x2="8.572cm" svg:y2="18.485cm">
          <text:p/>
        </draw:line>
        <draw:line draw:style-name="gr8" draw:text-style-name="P3" draw:layer="layout" svg:x1="8.572cm" svg:y1="18.485cm" svg:x2="4.797cm" svg:y2="18.485cm">
          <text:p/>
        </draw:line>
        <draw:line draw:style-name="gr8" draw:text-style-name="P3" draw:layer="layout" svg:x1="4.797cm" svg:y1="18.485cm" svg:x2="4.797cm" svg:y2="19.296cm">
          <text:p/>
        </draw:line>
        <draw:polygon draw:style-name="gr9" draw:text-style-name="P8" draw:layer="layout" svg:width="0.07cm" svg:height="0.07cm" svg:x="8.537cm" svg:y="17.921cm" svg:viewBox="0 0 71 71" draw:points="0,0 71,0 71,71 0,71">
          <text:p/>
        </draw:polygon>
        <draw:polygon draw:style-name="gr9" draw:text-style-name="P8" draw:layer="layout" svg:width="0.07cm" svg:height="0.07cm" svg:x="8.537cm" svg:y="18.45cm" svg:viewBox="0 0 71 71" draw:points="0,0 71,0 71,71 0,71">
          <text:p/>
        </draw:polygon>
        <draw:polygon draw:style-name="gr9" draw:text-style-name="P8" draw:layer="layout" svg:width="0.071cm" svg:height="0.07cm" svg:x="4.762cm" svg:y="18.45cm" svg:viewBox="0 0 72 71" draw:points="0,0 72,0 72,71 0,71">
          <text:p/>
        </draw:polygon>
        <draw:polygon draw:style-name="gr9" draw:text-style-name="P8" draw:layer="layout" svg:width="0.071cm" svg:height="0.071cm" svg:x="4.762cm" svg:y="19.261cm" svg:viewBox="0 0 72 72" draw:points="0,0 72,0 72,72 0,72">
          <text:p/>
        </draw:polygon>
        <draw:line draw:style-name="gr8" draw:text-style-name="P3" draw:layer="layout" svg:x1="11.006cm" svg:y1="37.994cm" svg:x2="11.006cm" svg:y2="37.465cm">
          <text:p/>
        </draw:line>
        <draw:polyline draw:style-name="gr8" draw:text-style-name="P3" draw:layer="layout" svg:width="0cm" svg:height="0cm" svg:x="11.006cm" svg:y="37.465cm" svg:viewBox="0 0 0 0" draw:points="0,0">
          <text:p/>
        </draw:polyline>
        <draw:line draw:style-name="gr8" draw:text-style-name="P3" draw:layer="layout" svg:x1="11.006cm" svg:y1="37.465cm" svg:x2="11.006cm" svg:y2="37.5cm">
          <text:p/>
        </draw:line>
        <draw:polygon draw:style-name="gr9" draw:text-style-name="P8" draw:layer="layout" svg:width="0.07cm" svg:height="0.071cm" svg:x="10.971cm" svg:y="37.958cm" svg:viewBox="0 0 71 72" draw:points="0,0 71,0 71,72 0,72">
          <text:p/>
        </draw:polygon>
        <draw:polygon draw:style-name="gr9" draw:text-style-name="P8" draw:layer="layout" svg:width="0.07cm" svg:height="0.071cm" svg:x="10.971cm" svg:y="37.429cm" svg:viewBox="0 0 71 72" draw:points="0,0 71,0 71,72 0,72">
          <text:p/>
        </draw:polygon>
        <draw:polygon draw:style-name="gr9" draw:text-style-name="P8" draw:layer="layout" svg:width="0.07cm" svg:height="0.071cm" svg:x="10.971cm" svg:y="37.429cm" svg:viewBox="0 0 71 72" draw:points="0,0 71,0 71,72 0,72">
          <text:p/>
        </draw:polygon>
        <draw:polygon draw:style-name="gr9" draw:text-style-name="P8" draw:layer="layout" svg:width="0.07cm" svg:height="0.07cm" svg:x="10.971cm" svg:y="37.465cm" svg:viewBox="0 0 71 71" draw:points="0,0 71,0 71,71 0,71">
          <text:p/>
        </draw:polygon>
        <draw:line draw:style-name="gr8" draw:text-style-name="P3" draw:layer="layout" svg:x1="11.006cm" svg:y1="23.53cm" svg:x2="11.006cm" svg:y2="23.001cm">
          <text:p/>
        </draw:line>
        <draw:polyline draw:style-name="gr8" draw:text-style-name="P3" draw:layer="layout" svg:width="0cm" svg:height="0cm" svg:x="11.006cm" svg:y="23.001cm" svg:viewBox="0 0 0 0" draw:points="0,0">
          <text:p/>
        </draw:polyline>
        <draw:line draw:style-name="gr8" draw:text-style-name="P3" draw:layer="layout" svg:x1="11.006cm" svg:y1="23.001cm" svg:x2="11.006cm" svg:y2="22.895cm">
          <text:p/>
        </draw:line>
        <draw:polygon draw:style-name="gr9" draw:text-style-name="P8" draw:layer="layout" svg:width="0.07cm" svg:height="0.07cm" svg:x="10.971cm" svg:y="23.495cm" svg:viewBox="0 0 71 71" draw:points="0,0 71,0 71,71 0,71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cm" svg:x="10.971cm" svg:y="22.86cm" svg:viewBox="0 0 71 71" draw:points="0,0 71,0 71,71 0,71">
          <text:p/>
        </draw:polygon>
        <draw:line draw:style-name="gr8" draw:text-style-name="P3" draw:layer="layout" svg:x1="11.006cm" svg:y1="24.376cm" svg:x2="11.006cm" svg:y2="24.906cm">
          <text:p/>
        </draw:line>
        <draw:polyline draw:style-name="gr8" draw:text-style-name="P3" draw:layer="layout" svg:width="0cm" svg:height="0cm" svg:x="11.006cm" svg:y="24.906cm" svg:viewBox="0 0 0 0" draw:points="0,0">
          <text:p/>
        </draw:polyline>
        <draw:line draw:style-name="gr8" draw:text-style-name="P3" draw:layer="layout" svg:x1="11.006cm" svg:y1="24.906cm" svg:x2="11.006cm" svg:y2="24.941cm">
          <text:p/>
        </draw:line>
        <draw:polygon draw:style-name="gr9" draw:text-style-name="P8" draw:layer="layout" svg:width="0.07cm" svg:height="0.071cm" svg:x="10.971cm" svg:y="24.341cm" svg:viewBox="0 0 71 72" draw:points="0,0 71,0 71,72 0,72">
          <text:p/>
        </draw:polygon>
        <draw:polygon draw:style-name="gr9" draw:text-style-name="P8" draw:layer="layout" svg:width="0.07cm" svg:height="0.071cm" svg:x="10.971cm" svg:y="24.87cm" svg:viewBox="0 0 71 72" draw:points="0,0 71,0 71,72 0,72">
          <text:p/>
        </draw:polygon>
        <draw:polygon draw:style-name="gr9" draw:text-style-name="P8" draw:layer="layout" svg:width="0.07cm" svg:height="0.071cm" svg:x="10.971cm" svg:y="24.87cm" svg:viewBox="0 0 71 72" draw:points="0,0 71,0 71,72 0,72">
          <text:p/>
        </draw:polygon>
        <draw:polygon draw:style-name="gr9" draw:text-style-name="P8" draw:layer="layout" svg:width="0.07cm" svg:height="0.07cm" svg:x="10.971cm" svg:y="24.906cm" svg:viewBox="0 0 71 71" draw:points="0,0 71,0 71,71 0,71">
          <text:p/>
        </draw:polygon>
        <draw:line draw:style-name="gr8" draw:text-style-name="P3" draw:layer="layout" svg:x1="11.006cm" svg:y1="35.665cm" svg:x2="11.006cm" svg:y2="36.195cm">
          <text:p/>
        </draw:line>
        <draw:polyline draw:style-name="gr8" draw:text-style-name="P3" draw:layer="layout" svg:width="0cm" svg:height="0cm" svg:x="11.006cm" svg:y="36.195cm" svg:viewBox="0 0 0 0" draw:points="0,0">
          <text:p/>
        </draw:polyline>
        <draw:line draw:style-name="gr8" draw:text-style-name="P3" draw:layer="layout" svg:x1="11.006cm" svg:y1="36.195cm" svg:x2="11.006cm" svg:y2="36.583cm">
          <text:p/>
        </draw:line>
        <draw:polygon draw:style-name="gr9" draw:text-style-name="P8" draw:layer="layout" svg:width="0.07cm" svg:height="0.071cm" svg:x="10.971cm" svg:y="35.63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547cm" svg:viewBox="0 0 71 72" draw:points="0,0 71,0 71,72 0,72">
          <text:p/>
        </draw:polygon>
        <draw:line draw:style-name="gr8" draw:text-style-name="P3" draw:layer="layout" svg:x1="11.006cm" svg:y1="34.819cm" svg:x2="11.006cm" svg:y2="34.501cm">
          <text:p/>
        </draw:line>
        <draw:line draw:style-name="gr8" draw:text-style-name="P3" draw:layer="layout" svg:x1="11.006cm" svg:y1="28.963cm" svg:x2="11.006cm" svg:y2="29.492cm">
          <text:p/>
        </draw:line>
        <draw:polyline draw:style-name="gr8" draw:text-style-name="P3" draw:layer="layout" svg:width="0cm" svg:height="0cm" svg:x="11.006cm" svg:y="29.492cm" svg:viewBox="0 0 0 0" draw:points="0,0">
          <text:p/>
        </draw:polyline>
        <draw:line draw:style-name="gr8" draw:text-style-name="P3" draw:layer="layout" svg:x1="11.006cm" svg:y1="29.492cm" svg:x2="11.006cm" svg:y2="29.88cm">
          <text:p/>
        </draw:line>
        <draw:polygon draw:style-name="gr9" draw:text-style-name="P8" draw:layer="layout" svg:width="0.07cm" svg:height="0.071cm" svg:x="10.971cm" svg:y="28.927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cm" svg:x="10.971cm" svg:y="29.845cm" svg:viewBox="0 0 71 71" draw:points="0,0 71,0 71,71 0,71">
          <text:p/>
        </draw:polygon>
        <draw:line draw:style-name="gr8" draw:text-style-name="P3" draw:layer="layout" svg:x1="11.006cm" svg:y1="28.116cm" svg:x2="11.006cm" svg:y2="27.587cm">
          <text:p/>
        </draw:line>
        <draw:polyline draw:style-name="gr8" draw:text-style-name="P3" draw:layer="layout" svg:width="0cm" svg:height="0cm" svg:x="11.006cm" svg:y="27.587cm" svg:viewBox="0 0 0 0" draw:points="0,0">
          <text:p/>
        </draw:polyline>
        <draw:line draw:style-name="gr8" draw:text-style-name="P3" draw:layer="layout" svg:x1="11.006cm" svg:y1="27.587cm" svg:x2="11.006cm" svg:y2="26.423cm">
          <text:p/>
        </draw:line>
        <draw:polygon draw:style-name="gr9" draw:text-style-name="P8" draw:layer="layout" svg:width="0.07cm" svg:height="0.07cm" svg:x="10.971cm" svg:y="28.081cm" svg:viewBox="0 0 71 71" draw:points="0,0 71,0 71,71 0,71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6.387cm" svg:viewBox="0 0 71 72" draw:points="0,0 71,0 71,72 0,72">
          <text:p/>
        </draw:polygon>
        <draw:line draw:style-name="gr8" draw:text-style-name="P3" draw:layer="layout" svg:x1="13.335cm" svg:y1="42.933cm" svg:x2="13.335cm" svg:y2="42.403cm">
          <text:p/>
        </draw:line>
        <draw:line draw:style-name="gr8" draw:text-style-name="P3" draw:layer="layout" svg:x1="13.335cm" svg:y1="42.403cm" svg:x2="11.006cm" svg:y2="42.403cm">
          <text:p/>
        </draw:line>
        <draw:line draw:style-name="gr8" draw:text-style-name="P3" draw:layer="layout" svg:x1="11.006cm" svg:y1="42.403cm" svg:x2="11.006cm" svg:y2="40.886cm">
          <text:p/>
        </draw:line>
        <draw:polygon draw:style-name="gr9" draw:text-style-name="P8" draw:layer="layout" svg:width="0.071cm" svg:height="0.071cm" svg:x="13.299cm" svg:y="42.897cm" svg:viewBox="0 0 72 72" draw:points="0,0 72,0 72,72 0,72">
          <text:p/>
        </draw:polygon>
        <draw:polygon draw:style-name="gr9" draw:text-style-name="P8" draw:layer="layout" svg:width="0.071cm" svg:height="0.071cm" svg:x="13.299cm" svg:y="42.368cm" svg:viewBox="0 0 72 72" draw:points="0,0 72,0 72,72 0,72">
          <text:p/>
        </draw:polygon>
        <draw:polygon draw:style-name="gr9" draw:text-style-name="P8" draw:layer="layout" svg:width="0.07cm" svg:height="0.071cm" svg:x="10.971cm" svg:y="42.368cm" svg:viewBox="0 0 71 72" draw:points="0,0 71,0 71,72 0,72">
          <text:p/>
        </draw:polygon>
        <draw:polygon draw:style-name="gr9" draw:text-style-name="P8" draw:layer="layout" svg:width="0.07cm" svg:height="0.071cm" svg:x="10.971cm" svg:y="40.851cm" svg:viewBox="0 0 71 72" draw:points="0,0 71,0 71,72 0,72">
          <text:p/>
        </draw:polygon>
        <draw:line draw:style-name="gr8" draw:text-style-name="P3" draw:layer="layout" svg:x1="16.016cm" svg:y1="42.933cm" svg:x2="16.016cm" svg:y2="42.403cm">
          <text:p/>
        </draw:line>
        <draw:line draw:style-name="gr8" draw:text-style-name="P3" draw:layer="layout" svg:x1="16.016cm" svg:y1="42.403cm" svg:x2="18.415cm" svg:y2="42.403cm">
          <text:p/>
        </draw:line>
        <draw:line draw:style-name="gr8" draw:text-style-name="P3" draw:layer="layout" svg:x1="18.415cm" svg:y1="42.403cm" svg:x2="18.415cm" svg:y2="40.886cm">
          <text:p/>
        </draw:line>
        <draw:polygon draw:style-name="gr9" draw:text-style-name="P8" draw:layer="layout" svg:width="0.071cm" svg:height="0.071cm" svg:x="15.98cm" svg:y="42.897cm" svg:viewBox="0 0 72 72" draw:points="0,0 72,0 72,72 0,72">
          <text:p/>
        </draw:polygon>
        <draw:polygon draw:style-name="gr9" draw:text-style-name="P8" draw:layer="layout" svg:width="0.071cm" svg:height="0.071cm" svg:x="15.98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0.851cm" svg:viewBox="0 0 72 72" draw:points="0,0 72,0 72,72 0,72">
          <text:p/>
        </draw:polygon>
        <draw:line draw:style-name="gr8" draw:text-style-name="P3" draw:layer="layout" svg:x1="15.628cm" svg:y1="42.933cm" svg:x2="15.628cm" svg:y2="42.403cm">
          <text:p/>
        </draw:line>
        <draw:line draw:style-name="gr8" draw:text-style-name="P3" draw:layer="layout" svg:x1="15.628cm" svg:y1="42.403cm" svg:x2="17.356cm" svg:y2="42.403cm">
          <text:p/>
        </draw:line>
        <draw:line draw:style-name="gr8" draw:text-style-name="P3" draw:layer="layout" svg:x1="17.356cm" svg:y1="42.403cm" svg:x2="17.356cm" svg:y2="40.886cm">
          <text:p/>
        </draw:line>
        <draw:polygon draw:style-name="gr9" draw:text-style-name="P8" draw:layer="layout" svg:width="0.071cm" svg:height="0.071cm" svg:x="15.592cm" svg:y="42.897cm" svg:viewBox="0 0 72 72" draw:points="0,0 72,0 72,72 0,72">
          <text:p/>
        </draw:polygon>
        <draw:polygon draw:style-name="gr9" draw:text-style-name="P8" draw:layer="layout" svg:width="0.071cm" svg:height="0.071cm" svg:x="15.592cm" svg:y="42.368cm" svg:viewBox="0 0 72 72" draw:points="0,0 72,0 72,72 0,72">
          <text:p/>
        </draw:polygon>
        <draw:polygon draw:style-name="gr9" draw:text-style-name="P8" draw:layer="layout" svg:width="0.07cm" svg:height="0.071cm" svg:x="17.321cm" svg:y="42.368cm" svg:viewBox="0 0 71 72" draw:points="0,0 71,0 71,72 0,72">
          <text:p/>
        </draw:polygon>
        <draw:polygon draw:style-name="gr9" draw:text-style-name="P8" draw:layer="layout" svg:width="0.07cm" svg:height="0.071cm" svg:x="17.321cm" svg:y="40.851cm" svg:viewBox="0 0 71 72" draw:points="0,0 71,0 71,72 0,72">
          <text:p/>
        </draw:polygon>
        <draw:line draw:style-name="gr8" draw:text-style-name="P3" draw:layer="layout" svg:x1="15.24cm" svg:y1="42.933cm" svg:x2="15.24cm" svg:y2="42.403cm">
          <text:p/>
        </draw:line>
        <draw:line draw:style-name="gr8" draw:text-style-name="P3" draw:layer="layout" svg:x1="15.24cm" svg:y1="42.403cm" svg:x2="16.298cm" svg:y2="42.403cm">
          <text:p/>
        </draw:line>
        <draw:line draw:style-name="gr8" draw:text-style-name="P3" draw:layer="layout" svg:x1="16.298cm" svg:y1="42.403cm" svg:x2="16.298cm" svg:y2="40.886cm">
          <text:p/>
        </draw:line>
        <draw:polygon draw:style-name="gr9" draw:text-style-name="P8" draw:layer="layout" svg:width="0.071cm" svg:height="0.071cm" svg:x="15.204cm" svg:y="42.897cm" svg:viewBox="0 0 72 72" draw:points="0,0 72,0 72,72 0,72">
          <text:p/>
        </draw:polygon>
        <draw:polygon draw:style-name="gr9" draw:text-style-name="P8" draw:layer="layout" svg:width="0.071cm" svg:height="0.071cm" svg:x="15.204cm" svg:y="42.368cm" svg:viewBox="0 0 72 72" draw:points="0,0 72,0 72,72 0,72">
          <text:p/>
        </draw:polygon>
        <draw:polygon draw:style-name="gr9" draw:text-style-name="P8" draw:layer="layout" svg:width="0.07cm" svg:height="0.071cm" svg:x="16.263cm" svg:y="42.368cm" svg:viewBox="0 0 71 72" draw:points="0,0 71,0 71,72 0,72">
          <text:p/>
        </draw:polygon>
        <draw:polygon draw:style-name="gr9" draw:text-style-name="P8" draw:layer="layout" svg:width="0.07cm" svg:height="0.071cm" svg:x="16.263cm" svg:y="40.851cm" svg:viewBox="0 0 71 72" draw:points="0,0 71,0 71,72 0,72">
          <text:p/>
        </draw:polygon>
        <draw:line draw:style-name="gr8" draw:text-style-name="P3" draw:layer="layout" svg:x1="14.851cm" svg:y1="42.933cm" svg:x2="14.851cm" svg:y2="42.403cm">
          <text:p/>
        </draw:line>
        <draw:line draw:style-name="gr8" draw:text-style-name="P3" draw:layer="layout" svg:x1="14.851cm" svg:y1="42.403cm" svg:x2="15.169cm" svg:y2="42.403cm">
          <text:p/>
        </draw:line>
        <draw:line draw:style-name="gr8" draw:text-style-name="P3" draw:layer="layout" svg:x1="15.169cm" svg:y1="42.403cm" svg:x2="15.169cm" svg:y2="40.886cm">
          <text:p/>
        </draw:line>
        <draw:polygon draw:style-name="gr9" draw:text-style-name="P8" draw:layer="layout" svg:width="0.071cm" svg:height="0.071cm" svg:x="14.816cm" svg:y="42.897cm" svg:viewBox="0 0 72 72" draw:points="0,0 72,0 72,72 0,72">
          <text:p/>
        </draw:polygon>
        <draw:polygon draw:style-name="gr9" draw:text-style-name="P8" draw:layer="layout" svg:width="0.071cm" svg:height="0.071cm" svg:x="14.816cm" svg:y="42.368cm" svg:viewBox="0 0 72 72" draw:points="0,0 72,0 72,72 0,72">
          <text:p/>
        </draw:polygon>
        <draw:polygon draw:style-name="gr9" draw:text-style-name="P8" draw:layer="layout" svg:width="0.07cm" svg:height="0.071cm" svg:x="15.134cm" svg:y="42.368cm" svg:viewBox="0 0 71 72" draw:points="0,0 71,0 71,72 0,72">
          <text:p/>
        </draw:polygon>
        <draw:polygon draw:style-name="gr9" draw:text-style-name="P8" draw:layer="layout" svg:width="0.07cm" svg:height="0.071cm" svg:x="15.134cm" svg:y="40.851cm" svg:viewBox="0 0 71 72" draw:points="0,0 71,0 71,72 0,72">
          <text:p/>
        </draw:polygon>
        <draw:line draw:style-name="gr8" draw:text-style-name="P3" draw:layer="layout" svg:x1="14.499cm" svg:y1="42.933cm" svg:x2="14.499cm" svg:y2="42.403cm">
          <text:p/>
        </draw:line>
        <draw:line draw:style-name="gr8" draw:text-style-name="P3" draw:layer="layout" svg:x1="14.499cm" svg:y1="42.403cm" svg:x2="14.181cm" svg:y2="42.403cm">
          <text:p/>
        </draw:line>
        <draw:line draw:style-name="gr8" draw:text-style-name="P3" draw:layer="layout" svg:x1="14.181cm" svg:y1="42.403cm" svg:x2="14.181cm" svg:y2="40.886cm">
          <text:p/>
        </draw:line>
        <draw:polygon draw:style-name="gr9" draw:text-style-name="P8" draw:layer="layout" svg:width="0.071cm" svg:height="0.071cm" svg:x="14.463cm" svg:y="42.897cm" svg:viewBox="0 0 72 72" draw:points="0,0 72,0 72,72 0,72">
          <text:p/>
        </draw:polygon>
        <draw:polygon draw:style-name="gr9" draw:text-style-name="P8" draw:layer="layout" svg:width="0.071cm" svg:height="0.071cm" svg:x="14.463cm" svg:y="42.368cm" svg:viewBox="0 0 72 72" draw:points="0,0 72,0 72,72 0,72">
          <text:p/>
        </draw:polygon>
        <draw:polygon draw:style-name="gr9" draw:text-style-name="P8" draw:layer="layout" svg:width="0.07cm" svg:height="0.071cm" svg:x="14.146cm" svg:y="42.368cm" svg:viewBox="0 0 71 72" draw:points="0,0 71,0 71,72 0,72">
          <text:p/>
        </draw:polygon>
        <draw:polygon draw:style-name="gr9" draw:text-style-name="P8" draw:layer="layout" svg:width="0.07cm" svg:height="0.071cm" svg:x="14.146cm" svg:y="40.851cm" svg:viewBox="0 0 71 72" draw:points="0,0 71,0 71,72 0,72">
          <text:p/>
        </draw:polygon>
        <draw:line draw:style-name="gr8" draw:text-style-name="P3" draw:layer="layout" svg:x1="14.111cm" svg:y1="42.933cm" svg:x2="14.111cm" svg:y2="42.403cm">
          <text:p/>
        </draw:line>
        <draw:line draw:style-name="gr8" draw:text-style-name="P3" draw:layer="layout" svg:x1="14.111cm" svg:y1="42.403cm" svg:x2="13.123cm" svg:y2="42.403cm">
          <text:p/>
        </draw:line>
        <draw:line draw:style-name="gr8" draw:text-style-name="P3" draw:layer="layout" svg:x1="13.123cm" svg:y1="42.403cm" svg:x2="13.123cm" svg:y2="40.886cm">
          <text:p/>
        </draw:line>
        <draw:polygon draw:style-name="gr9" draw:text-style-name="P8" draw:layer="layout" svg:width="0.071cm" svg:height="0.071cm" svg:x="14.075cm" svg:y="42.897cm" svg:viewBox="0 0 72 72" draw:points="0,0 72,0 72,72 0,72">
          <text:p/>
        </draw:polygon>
        <draw:polygon draw:style-name="gr9" draw:text-style-name="P8" draw:layer="layout" svg:width="0.071cm" svg:height="0.071cm" svg:x="14.075cm" svg:y="42.368cm" svg:viewBox="0 0 72 72" draw:points="0,0 72,0 72,72 0,72">
          <text:p/>
        </draw:polygon>
        <draw:polygon draw:style-name="gr9" draw:text-style-name="P8" draw:layer="layout" svg:width="0.07cm" svg:height="0.071cm" svg:x="13.088cm" svg:y="42.368cm" svg:viewBox="0 0 71 72" draw:points="0,0 71,0 71,72 0,72">
          <text:p/>
        </draw:polygon>
        <draw:polygon draw:style-name="gr9" draw:text-style-name="P8" draw:layer="layout" svg:width="0.07cm" svg:height="0.071cm" svg:x="13.088cm" svg:y="40.851cm" svg:viewBox="0 0 71 72" draw:points="0,0 71,0 71,72 0,72">
          <text:p/>
        </draw:polygon>
        <draw:line draw:style-name="gr8" draw:text-style-name="P3" draw:layer="layout" svg:x1="13.723cm" svg:y1="42.933cm" svg:x2="13.723cm" svg:y2="42.403cm">
          <text:p/>
        </draw:line>
        <draw:line draw:style-name="gr8" draw:text-style-name="P3" draw:layer="layout" svg:x1="13.723cm" svg:y1="42.403cm" svg:x2="12.065cm" svg:y2="42.403cm">
          <text:p/>
        </draw:line>
        <draw:line draw:style-name="gr8" draw:text-style-name="P3" draw:layer="layout" svg:x1="12.065cm" svg:y1="42.403cm" svg:x2="12.065cm" svg:y2="40.886cm">
          <text:p/>
        </draw:line>
        <draw:polygon draw:style-name="gr9" draw:text-style-name="P8" draw:layer="layout" svg:width="0.071cm" svg:height="0.071cm" svg:x="13.687cm" svg:y="42.897cm" svg:viewBox="0 0 72 72" draw:points="0,0 72,0 72,72 0,72">
          <text:p/>
        </draw:polygon>
        <draw:polygon draw:style-name="gr9" draw:text-style-name="P8" draw:layer="layout" svg:width="0.071cm" svg:height="0.071cm" svg:x="13.687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0.851cm" svg:viewBox="0 0 72 72" draw:points="0,0 72,0 72,72 0,72">
          <text:p/>
        </draw:polygon>
        <draw:line draw:style-name="gr8" draw:text-style-name="P3" draw:layer="layout" svg:x1="8.501cm" svg:y1="38.84cm" svg:x2="8.501cm" svg:y2="39.37cm">
          <text:p/>
        </draw:line>
        <draw:polyline draw:style-name="gr8" draw:text-style-name="P3" draw:layer="layout" svg:width="0cm" svg:height="0cm" svg:x="8.501cm" svg:y="39.37cm" svg:viewBox="0 0 0 0" draw:points="0,0">
          <text:p/>
        </draw:polyline>
        <draw:line draw:style-name="gr8" draw:text-style-name="P3" draw:layer="layout" svg:x1="8.501cm" svg:y1="39.37cm" svg:x2="8.501cm" svg:y2="40.11cm">
          <text:p/>
        </draw:line>
        <draw:polygon draw:style-name="gr9" draw:text-style-name="P8" draw:layer="layout" svg:width="0.071cm" svg:height="0.071cm" svg:x="8.466cm" svg:y="38.805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40.075cm" svg:viewBox="0 0 72 72" draw:points="0,0 72,0 72,72 0,72">
          <text:p/>
        </draw:polygon>
        <draw:line draw:style-name="gr8" draw:text-style-name="P3" draw:layer="layout" svg:x1="12.065cm" svg:y1="24.376cm" svg:x2="12.065cm" svg:y2="24.906cm">
          <text:p/>
        </draw:line>
        <draw:polyline draw:style-name="gr8" draw:text-style-name="P3" draw:layer="layout" svg:width="0cm" svg:height="0cm" svg:x="12.065cm" svg:y="24.906cm" svg:viewBox="0 0 0 0" draw:points="0,0">
          <text:p/>
        </draw:polyline>
        <draw:line draw:style-name="gr8" draw:text-style-name="P3" draw:layer="layout" svg:x1="12.065cm" svg:y1="24.906cm" svg:x2="12.065cm" svg:y2="24.941cm">
          <text:p/>
        </draw:line>
        <draw:polygon draw:style-name="gr9" draw:text-style-name="P8" draw:layer="layout" svg:width="0.071cm" svg:height="0.071cm" svg:x="12.029cm" svg:y="24.341cm" svg:viewBox="0 0 72 72" draw:points="0,0 72,0 72,72 0,72">
          <text:p/>
        </draw:polygon>
        <draw:polygon draw:style-name="gr9" draw:text-style-name="P8" draw:layer="layout" svg:width="0.071cm" svg:height="0.071cm" svg:x="12.029cm" svg:y="24.87cm" svg:viewBox="0 0 72 72" draw:points="0,0 72,0 72,72 0,72">
          <text:p/>
        </draw:polygon>
        <draw:polygon draw:style-name="gr9" draw:text-style-name="P8" draw:layer="layout" svg:width="0.071cm" svg:height="0.071cm" svg:x="12.029cm" svg:y="24.87cm" svg:viewBox="0 0 72 72" draw:points="0,0 72,0 72,72 0,72">
          <text:p/>
        </draw:polygon>
        <draw:polygon draw:style-name="gr9" draw:text-style-name="P8" draw:layer="layout" svg:width="0.071cm" svg:height="0.07cm" svg:x="12.029cm" svg:y="24.906cm" svg:viewBox="0 0 72 71" draw:points="0,0 72,0 72,71 0,71">
          <text:p/>
        </draw:polygon>
        <draw:line draw:style-name="gr8" draw:text-style-name="P3" draw:layer="layout" svg:x1="12.065cm" svg:y1="28.116cm" svg:x2="12.065cm" svg:y2="27.587cm">
          <text:p/>
        </draw:line>
        <draw:polyline draw:style-name="gr8" draw:text-style-name="P3" draw:layer="layout" svg:width="0cm" svg:height="0cm" svg:x="12.065cm" svg:y="27.587cm" svg:viewBox="0 0 0 0" draw:points="0,0">
          <text:p/>
        </draw:polyline>
        <draw:line draw:style-name="gr8" draw:text-style-name="P3" draw:layer="layout" svg:x1="12.065cm" svg:y1="27.587cm" svg:x2="12.065cm" svg:y2="26.423cm">
          <text:p/>
        </draw:line>
        <draw:polygon draw:style-name="gr9" draw:text-style-name="P8" draw:layer="layout" svg:width="0.071cm" svg:height="0.07cm" svg:x="12.029cm" svg:y="28.081cm" svg:viewBox="0 0 72 71" draw:points="0,0 72,0 72,71 0,71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6.387cm" svg:viewBox="0 0 72 72" draw:points="0,0 72,0 72,72 0,72">
          <text:p/>
        </draw:polygon>
        <draw:line draw:style-name="gr8" draw:text-style-name="P3" draw:layer="layout" svg:x1="12.065cm" svg:y1="28.963cm" svg:x2="12.065cm" svg:y2="29.492cm">
          <text:p/>
        </draw:line>
        <draw:polyline draw:style-name="gr8" draw:text-style-name="P3" draw:layer="layout" svg:width="0cm" svg:height="0cm" svg:x="12.065cm" svg:y="29.492cm" svg:viewBox="0 0 0 0" draw:points="0,0">
          <text:p/>
        </draw:polyline>
        <draw:line draw:style-name="gr8" draw:text-style-name="P3" draw:layer="layout" svg:x1="12.065cm" svg:y1="29.492cm" svg:x2="12.065cm" svg:y2="29.88cm">
          <text:p/>
        </draw:line>
        <draw:polygon draw:style-name="gr9" draw:text-style-name="P8" draw:layer="layout" svg:width="0.071cm" svg:height="0.071cm" svg:x="12.029cm" svg:y="28.927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cm" svg:x="12.029cm" svg:y="29.845cm" svg:viewBox="0 0 72 71" draw:points="0,0 72,0 72,71 0,71">
          <text:p/>
        </draw:polygon>
        <draw:line draw:style-name="gr8" draw:text-style-name="P3" draw:layer="layout" svg:x1="12.065cm" svg:y1="34.819cm" svg:x2="12.065cm" svg:y2="34.501cm">
          <text:p/>
        </draw:line>
        <draw:line draw:style-name="gr8" draw:text-style-name="P3" draw:layer="layout" svg:x1="12.065cm" svg:y1="35.665cm" svg:x2="12.065cm" svg:y2="36.195cm">
          <text:p/>
        </draw:line>
        <draw:polyline draw:style-name="gr8" draw:text-style-name="P3" draw:layer="layout" svg:width="0cm" svg:height="0cm" svg:x="12.065cm" svg:y="36.195cm" svg:viewBox="0 0 0 0" draw:points="0,0">
          <text:p/>
        </draw:polyline>
        <draw:line draw:style-name="gr8" draw:text-style-name="P3" draw:layer="layout" svg:x1="12.065cm" svg:y1="36.195cm" svg:x2="12.065cm" svg:y2="36.583cm">
          <text:p/>
        </draw:line>
        <draw:polygon draw:style-name="gr9" draw:text-style-name="P8" draw:layer="layout" svg:width="0.071cm" svg:height="0.071cm" svg:x="12.029cm" svg:y="35.63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547cm" svg:viewBox="0 0 72 72" draw:points="0,0 72,0 72,72 0,72">
          <text:p/>
        </draw:polygon>
        <draw:line draw:style-name="gr8" draw:text-style-name="P3" draw:layer="layout" svg:x1="12.065cm" svg:y1="37.994cm" svg:x2="12.065cm" svg:y2="37.465cm">
          <text:p/>
        </draw:line>
        <draw:polyline draw:style-name="gr8" draw:text-style-name="P3" draw:layer="layout" svg:width="0cm" svg:height="0cm" svg:x="12.065cm" svg:y="37.465cm" svg:viewBox="0 0 0 0" draw:points="0,0">
          <text:p/>
        </draw:polyline>
        <draw:line draw:style-name="gr8" draw:text-style-name="P3" draw:layer="layout" svg:x1="12.065cm" svg:y1="37.465cm" svg:x2="12.065cm" svg:y2="37.5cm">
          <text:p/>
        </draw:line>
        <draw:polygon draw:style-name="gr9" draw:text-style-name="P8" draw:layer="layout" svg:width="0.071cm" svg:height="0.071cm" svg:x="12.029cm" svg:y="37.958cm" svg:viewBox="0 0 72 72" draw:points="0,0 72,0 72,72 0,72">
          <text:p/>
        </draw:polygon>
        <draw:polygon draw:style-name="gr9" draw:text-style-name="P8" draw:layer="layout" svg:width="0.071cm" svg:height="0.071cm" svg:x="12.029cm" svg:y="37.429cm" svg:viewBox="0 0 72 72" draw:points="0,0 72,0 72,72 0,72">
          <text:p/>
        </draw:polygon>
        <draw:polygon draw:style-name="gr9" draw:text-style-name="P8" draw:layer="layout" svg:width="0.071cm" svg:height="0.071cm" svg:x="12.029cm" svg:y="37.429cm" svg:viewBox="0 0 72 72" draw:points="0,0 72,0 72,72 0,72">
          <text:p/>
        </draw:polygon>
        <draw:polygon draw:style-name="gr9" draw:text-style-name="P8" draw:layer="layout" svg:width="0.071cm" svg:height="0.07cm" svg:x="12.029cm" svg:y="37.465cm" svg:viewBox="0 0 72 71" draw:points="0,0 72,0 72,71 0,71">
          <text:p/>
        </draw:polygon>
        <draw:line draw:style-name="gr8" draw:text-style-name="P3" draw:layer="layout" svg:x1="12.065cm" svg:y1="23.53cm" svg:x2="12.065cm" svg:y2="23.001cm">
          <text:p/>
        </draw:line>
        <draw:polyline draw:style-name="gr8" draw:text-style-name="P3" draw:layer="layout" svg:width="0cm" svg:height="0cm" svg:x="12.065cm" svg:y="23.001cm" svg:viewBox="0 0 0 0" draw:points="0,0">
          <text:p/>
        </draw:polyline>
        <draw:line draw:style-name="gr8" draw:text-style-name="P3" draw:layer="layout" svg:x1="12.065cm" svg:y1="23.001cm" svg:x2="12.065cm" svg:y2="22.895cm">
          <text:p/>
        </draw:line>
        <draw:polygon draw:style-name="gr9" draw:text-style-name="P8" draw:layer="layout" svg:width="0.071cm" svg:height="0.07cm" svg:x="12.029cm" svg:y="23.495cm" svg:viewBox="0 0 72 71" draw:points="0,0 72,0 72,71 0,71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cm" svg:x="12.029cm" svg:y="22.86cm" svg:viewBox="0 0 72 71" draw:points="0,0 72,0 72,71 0,71">
          <text:p/>
        </draw:polygon>
        <draw:line draw:style-name="gr8" draw:text-style-name="P3" draw:layer="layout" svg:x1="11.006cm" svg:y1="38.84cm" svg:x2="11.006cm" svg:y2="39.37cm">
          <text:p/>
        </draw:line>
        <draw:polyline draw:style-name="gr8" draw:text-style-name="P3" draw:layer="layout" svg:width="0cm" svg:height="0cm" svg:x="11.006cm" svg:y="39.37cm" svg:viewBox="0 0 0 0" draw:points="0,0">
          <text:p/>
        </draw:polyline>
        <draw:line draw:style-name="gr8" draw:text-style-name="P3" draw:layer="layout" svg:x1="11.006cm" svg:y1="39.37cm" svg:x2="11.006cm" svg:y2="40.11cm">
          <text:p/>
        </draw:line>
        <draw:polygon draw:style-name="gr9" draw:text-style-name="P8" draw:layer="layout" svg:width="0.07cm" svg:height="0.071cm" svg:x="10.971cm" svg:y="38.805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40.075cm" svg:viewBox="0 0 71 72" draw:points="0,0 71,0 71,72 0,72">
          <text:p/>
        </draw:polygon>
        <draw:line draw:style-name="gr8" draw:text-style-name="P3" draw:layer="layout" svg:x1="13.123cm" svg:y1="24.376cm" svg:x2="13.123cm" svg:y2="24.906cm">
          <text:p/>
        </draw:line>
        <draw:polyline draw:style-name="gr8" draw:text-style-name="P3" draw:layer="layout" svg:width="0cm" svg:height="0cm" svg:x="13.123cm" svg:y="24.906cm" svg:viewBox="0 0 0 0" draw:points="0,0">
          <text:p/>
        </draw:polyline>
        <draw:line draw:style-name="gr8" draw:text-style-name="P3" draw:layer="layout" svg:x1="13.123cm" svg:y1="24.906cm" svg:x2="13.123cm" svg:y2="24.941cm">
          <text:p/>
        </draw:line>
        <draw:polygon draw:style-name="gr9" draw:text-style-name="P8" draw:layer="layout" svg:width="0.07cm" svg:height="0.071cm" svg:x="13.088cm" svg:y="24.341cm" svg:viewBox="0 0 71 72" draw:points="0,0 71,0 71,72 0,72">
          <text:p/>
        </draw:polygon>
        <draw:polygon draw:style-name="gr9" draw:text-style-name="P8" draw:layer="layout" svg:width="0.07cm" svg:height="0.071cm" svg:x="13.088cm" svg:y="24.87cm" svg:viewBox="0 0 71 72" draw:points="0,0 71,0 71,72 0,72">
          <text:p/>
        </draw:polygon>
        <draw:polygon draw:style-name="gr9" draw:text-style-name="P8" draw:layer="layout" svg:width="0.07cm" svg:height="0.071cm" svg:x="13.088cm" svg:y="24.87cm" svg:viewBox="0 0 71 72" draw:points="0,0 71,0 71,72 0,72">
          <text:p/>
        </draw:polygon>
        <draw:polygon draw:style-name="gr9" draw:text-style-name="P8" draw:layer="layout" svg:width="0.07cm" svg:height="0.07cm" svg:x="13.088cm" svg:y="24.906cm" svg:viewBox="0 0 71 71" draw:points="0,0 71,0 71,71 0,71">
          <text:p/>
        </draw:polygon>
        <draw:line draw:style-name="gr8" draw:text-style-name="P3" draw:layer="layout" svg:x1="13.123cm" svg:y1="28.116cm" svg:x2="13.123cm" svg:y2="27.587cm">
          <text:p/>
        </draw:line>
        <draw:polyline draw:style-name="gr8" draw:text-style-name="P3" draw:layer="layout" svg:width="0cm" svg:height="0cm" svg:x="13.123cm" svg:y="27.587cm" svg:viewBox="0 0 0 0" draw:points="0,0">
          <text:p/>
        </draw:polyline>
        <draw:line draw:style-name="gr8" draw:text-style-name="P3" draw:layer="layout" svg:x1="13.123cm" svg:y1="27.587cm" svg:x2="13.123cm" svg:y2="26.423cm">
          <text:p/>
        </draw:line>
        <draw:polygon draw:style-name="gr9" draw:text-style-name="P8" draw:layer="layout" svg:width="0.07cm" svg:height="0.07cm" svg:x="13.088cm" svg:y="28.081cm" svg:viewBox="0 0 71 71" draw:points="0,0 71,0 71,71 0,71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6.387cm" svg:viewBox="0 0 71 72" draw:points="0,0 71,0 71,72 0,72">
          <text:p/>
        </draw:polygon>
        <draw:line draw:style-name="gr8" draw:text-style-name="P3" draw:layer="layout" svg:x1="13.123cm" svg:y1="28.963cm" svg:x2="13.123cm" svg:y2="29.492cm">
          <text:p/>
        </draw:line>
        <draw:polyline draw:style-name="gr8" draw:text-style-name="P3" draw:layer="layout" svg:width="0cm" svg:height="0cm" svg:x="13.123cm" svg:y="29.492cm" svg:viewBox="0 0 0 0" draw:points="0,0">
          <text:p/>
        </draw:polyline>
        <draw:line draw:style-name="gr8" draw:text-style-name="P3" draw:layer="layout" svg:x1="13.123cm" svg:y1="29.492cm" svg:x2="13.123cm" svg:y2="29.88cm">
          <text:p/>
        </draw:line>
        <draw:polygon draw:style-name="gr9" draw:text-style-name="P8" draw:layer="layout" svg:width="0.07cm" svg:height="0.071cm" svg:x="13.088cm" svg:y="28.927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cm" svg:x="13.088cm" svg:y="29.845cm" svg:viewBox="0 0 71 71" draw:points="0,0 71,0 71,71 0,71">
          <text:p/>
        </draw:polygon>
        <draw:line draw:style-name="gr8" draw:text-style-name="P3" draw:layer="layout" svg:x1="13.123cm" svg:y1="34.819cm" svg:x2="13.123cm" svg:y2="34.501cm">
          <text:p/>
        </draw:line>
        <draw:line draw:style-name="gr8" draw:text-style-name="P3" draw:layer="layout" svg:x1="13.123cm" svg:y1="35.665cm" svg:x2="13.123cm" svg:y2="36.195cm">
          <text:p/>
        </draw:line>
        <draw:polyline draw:style-name="gr8" draw:text-style-name="P3" draw:layer="layout" svg:width="0cm" svg:height="0cm" svg:x="13.123cm" svg:y="36.195cm" svg:viewBox="0 0 0 0" draw:points="0,0">
          <text:p/>
        </draw:polyline>
        <draw:line draw:style-name="gr8" draw:text-style-name="P3" draw:layer="layout" svg:x1="13.123cm" svg:y1="36.195cm" svg:x2="13.123cm" svg:y2="36.583cm">
          <text:p/>
        </draw:line>
        <draw:polygon draw:style-name="gr9" draw:text-style-name="P8" draw:layer="layout" svg:width="0.07cm" svg:height="0.071cm" svg:x="13.088cm" svg:y="35.63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547cm" svg:viewBox="0 0 71 72" draw:points="0,0 71,0 71,72 0,72">
          <text:p/>
        </draw:polygon>
        <draw:line draw:style-name="gr8" draw:text-style-name="P3" draw:layer="layout" svg:x1="13.123cm" svg:y1="37.994cm" svg:x2="13.123cm" svg:y2="37.465cm">
          <text:p/>
        </draw:line>
        <draw:polyline draw:style-name="gr8" draw:text-style-name="P3" draw:layer="layout" svg:width="0cm" svg:height="0cm" svg:x="13.123cm" svg:y="37.465cm" svg:viewBox="0 0 0 0" draw:points="0,0">
          <text:p/>
        </draw:polyline>
        <draw:line draw:style-name="gr8" draw:text-style-name="P3" draw:layer="layout" svg:x1="13.123cm" svg:y1="37.465cm" svg:x2="13.123cm" svg:y2="37.5cm">
          <text:p/>
        </draw:line>
        <draw:polygon draw:style-name="gr9" draw:text-style-name="P8" draw:layer="layout" svg:width="0.07cm" svg:height="0.071cm" svg:x="13.088cm" svg:y="37.958cm" svg:viewBox="0 0 71 72" draw:points="0,0 71,0 71,72 0,72">
          <text:p/>
        </draw:polygon>
        <draw:polygon draw:style-name="gr9" draw:text-style-name="P8" draw:layer="layout" svg:width="0.07cm" svg:height="0.071cm" svg:x="13.088cm" svg:y="37.429cm" svg:viewBox="0 0 71 72" draw:points="0,0 71,0 71,72 0,72">
          <text:p/>
        </draw:polygon>
        <draw:polygon draw:style-name="gr9" draw:text-style-name="P8" draw:layer="layout" svg:width="0.07cm" svg:height="0.071cm" svg:x="13.088cm" svg:y="37.429cm" svg:viewBox="0 0 71 72" draw:points="0,0 71,0 71,72 0,72">
          <text:p/>
        </draw:polygon>
        <draw:polygon draw:style-name="gr9" draw:text-style-name="P8" draw:layer="layout" svg:width="0.07cm" svg:height="0.07cm" svg:x="13.088cm" svg:y="37.465cm" svg:viewBox="0 0 71 71" draw:points="0,0 71,0 71,71 0,71">
          <text:p/>
        </draw:polygon>
        <draw:line draw:style-name="gr8" draw:text-style-name="P3" draw:layer="layout" svg:x1="13.123cm" svg:y1="23.53cm" svg:x2="13.123cm" svg:y2="23.001cm">
          <text:p/>
        </draw:line>
        <draw:polyline draw:style-name="gr8" draw:text-style-name="P3" draw:layer="layout" svg:width="0cm" svg:height="0cm" svg:x="13.123cm" svg:y="23.001cm" svg:viewBox="0 0 0 0" draw:points="0,0">
          <text:p/>
        </draw:polyline>
        <draw:line draw:style-name="gr8" draw:text-style-name="P3" draw:layer="layout" svg:x1="13.123cm" svg:y1="23.001cm" svg:x2="13.123cm" svg:y2="22.895cm">
          <text:p/>
        </draw:line>
        <draw:polygon draw:style-name="gr9" draw:text-style-name="P8" draw:layer="layout" svg:width="0.07cm" svg:height="0.07cm" svg:x="13.088cm" svg:y="23.495cm" svg:viewBox="0 0 71 71" draw:points="0,0 71,0 71,71 0,71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cm" svg:x="13.088cm" svg:y="22.86cm" svg:viewBox="0 0 71 71" draw:points="0,0 71,0 71,71 0,71">
          <text:p/>
        </draw:polygon>
        <draw:line draw:style-name="gr8" draw:text-style-name="P3" draw:layer="layout" svg:x1="15.028cm" svg:y1="14.675cm" svg:x2="15.557cm" svg:y2="14.675cm">
          <text:p/>
        </draw:line>
        <draw:polyline draw:style-name="gr8" draw:text-style-name="P3" draw:layer="layout" svg:width="0cm" svg:height="0cm" svg:x="15.557cm" svg:y="14.675cm" svg:viewBox="0 0 0 0" draw:points="0,0">
          <text:p/>
        </draw:polyline>
        <draw:line draw:style-name="gr8" draw:text-style-name="P3" draw:layer="layout" svg:x1="15.557cm" svg:y1="14.675cm" svg:x2="15.769cm" svg:y2="14.675cm">
          <text:p/>
        </draw:line>
        <draw:polygon draw:style-name="gr9" draw:text-style-name="P8" draw:layer="layout" svg:width="0.07cm" svg:height="0.07cm" svg:x="14.993cm" svg:y="14.64cm" svg:viewBox="0 0 71 71" draw:points="0,0 71,0 71,71 0,71">
          <text:p/>
        </draw:polygon>
        <draw:polygon draw:style-name="gr9" draw:text-style-name="P8" draw:layer="layout" svg:width="0.07cm" svg:height="0.07cm" svg:x="15.522cm" svg:y="14.64cm" svg:viewBox="0 0 71 71" draw:points="0,0 71,0 71,71 0,71">
          <text:p/>
        </draw:polygon>
        <draw:polygon draw:style-name="gr9" draw:text-style-name="P8" draw:layer="layout" svg:width="0.07cm" svg:height="0.07cm" svg:x="15.522cm" svg:y="14.64cm" svg:viewBox="0 0 71 71" draw:points="0,0 71,0 71,71 0,71">
          <text:p/>
        </draw:polygon>
        <draw:polygon draw:style-name="gr9" draw:text-style-name="P8" draw:layer="layout" svg:width="0.071cm" svg:height="0.07cm" svg:x="15.733cm" svg:y="14.64cm" svg:viewBox="0 0 72 71" draw:points="0,0 72,0 72,71 0,71">
          <text:p/>
        </draw:polygon>
        <draw:line draw:style-name="gr8" draw:text-style-name="P3" draw:layer="layout" svg:x1="14.181cm" svg:y1="24.376cm" svg:x2="14.181cm" svg:y2="24.906cm">
          <text:p/>
        </draw:line>
        <draw:polyline draw:style-name="gr8" draw:text-style-name="P3" draw:layer="layout" svg:width="0cm" svg:height="0cm" svg:x="14.181cm" svg:y="24.906cm" svg:viewBox="0 0 0 0" draw:points="0,0">
          <text:p/>
        </draw:polyline>
        <draw:line draw:style-name="gr8" draw:text-style-name="P3" draw:layer="layout" svg:x1="14.181cm" svg:y1="24.906cm" svg:x2="14.181cm" svg:y2="24.941cm">
          <text:p/>
        </draw:line>
        <draw:polygon draw:style-name="gr9" draw:text-style-name="P8" draw:layer="layout" svg:width="0.07cm" svg:height="0.071cm" svg:x="14.146cm" svg:y="24.341cm" svg:viewBox="0 0 71 72" draw:points="0,0 71,0 71,72 0,72">
          <text:p/>
        </draw:polygon>
        <draw:polygon draw:style-name="gr9" draw:text-style-name="P8" draw:layer="layout" svg:width="0.07cm" svg:height="0.071cm" svg:x="14.146cm" svg:y="24.87cm" svg:viewBox="0 0 71 72" draw:points="0,0 71,0 71,72 0,72">
          <text:p/>
        </draw:polygon>
        <draw:polygon draw:style-name="gr9" draw:text-style-name="P8" draw:layer="layout" svg:width="0.07cm" svg:height="0.071cm" svg:x="14.146cm" svg:y="24.87cm" svg:viewBox="0 0 71 72" draw:points="0,0 71,0 71,72 0,72">
          <text:p/>
        </draw:polygon>
        <draw:polygon draw:style-name="gr9" draw:text-style-name="P8" draw:layer="layout" svg:width="0.07cm" svg:height="0.07cm" svg:x="14.146cm" svg:y="24.906cm" svg:viewBox="0 0 71 71" draw:points="0,0 71,0 71,71 0,71">
          <text:p/>
        </draw:polygon>
        <draw:line draw:style-name="gr8" draw:text-style-name="P3" draw:layer="layout" svg:x1="14.181cm" svg:y1="28.116cm" svg:x2="14.181cm" svg:y2="27.587cm">
          <text:p/>
        </draw:line>
        <draw:polyline draw:style-name="gr8" draw:text-style-name="P3" draw:layer="layout" svg:width="0cm" svg:height="0cm" svg:x="14.181cm" svg:y="27.587cm" svg:viewBox="0 0 0 0" draw:points="0,0">
          <text:p/>
        </draw:polyline>
        <draw:line draw:style-name="gr8" draw:text-style-name="P3" draw:layer="layout" svg:x1="14.181cm" svg:y1="27.587cm" svg:x2="14.181cm" svg:y2="26.423cm">
          <text:p/>
        </draw:line>
        <draw:polygon draw:style-name="gr9" draw:text-style-name="P8" draw:layer="layout" svg:width="0.07cm" svg:height="0.07cm" svg:x="14.146cm" svg:y="28.081cm" svg:viewBox="0 0 71 71" draw:points="0,0 71,0 71,71 0,71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6.387cm" svg:viewBox="0 0 71 72" draw:points="0,0 71,0 71,72 0,72">
          <text:p/>
        </draw:polygon>
        <draw:line draw:style-name="gr8" draw:text-style-name="P3" draw:layer="layout" svg:x1="14.181cm" svg:y1="28.963cm" svg:x2="14.181cm" svg:y2="29.492cm">
          <text:p/>
        </draw:line>
        <draw:polyline draw:style-name="gr8" draw:text-style-name="P3" draw:layer="layout" svg:width="0cm" svg:height="0cm" svg:x="14.181cm" svg:y="29.492cm" svg:viewBox="0 0 0 0" draw:points="0,0">
          <text:p/>
        </draw:polyline>
        <draw:line draw:style-name="gr8" draw:text-style-name="P3" draw:layer="layout" svg:x1="14.181cm" svg:y1="29.492cm" svg:x2="14.181cm" svg:y2="29.88cm">
          <text:p/>
        </draw:line>
        <draw:polygon draw:style-name="gr9" draw:text-style-name="P8" draw:layer="layout" svg:width="0.07cm" svg:height="0.071cm" svg:x="14.146cm" svg:y="28.927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cm" svg:x="14.146cm" svg:y="29.845cm" svg:viewBox="0 0 71 71" draw:points="0,0 71,0 71,71 0,71">
          <text:p/>
        </draw:polygon>
        <draw:line draw:style-name="gr8" draw:text-style-name="P3" draw:layer="layout" svg:x1="14.181cm" svg:y1="34.819cm" svg:x2="14.181cm" svg:y2="34.501cm">
          <text:p/>
        </draw:line>
        <draw:line draw:style-name="gr8" draw:text-style-name="P3" draw:layer="layout" svg:x1="14.181cm" svg:y1="35.665cm" svg:x2="14.181cm" svg:y2="36.195cm">
          <text:p/>
        </draw:line>
        <draw:polyline draw:style-name="gr8" draw:text-style-name="P3" draw:layer="layout" svg:width="0cm" svg:height="0cm" svg:x="14.181cm" svg:y="36.195cm" svg:viewBox="0 0 0 0" draw:points="0,0">
          <text:p/>
        </draw:polyline>
        <draw:line draw:style-name="gr8" draw:text-style-name="P3" draw:layer="layout" svg:x1="14.181cm" svg:y1="36.195cm" svg:x2="14.181cm" svg:y2="36.583cm">
          <text:p/>
        </draw:line>
        <draw:polygon draw:style-name="gr9" draw:text-style-name="P8" draw:layer="layout" svg:width="0.07cm" svg:height="0.071cm" svg:x="14.146cm" svg:y="35.63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547cm" svg:viewBox="0 0 71 72" draw:points="0,0 71,0 71,72 0,72">
          <text:p/>
        </draw:polygon>
        <draw:line draw:style-name="gr8" draw:text-style-name="P3" draw:layer="layout" svg:x1="14.181cm" svg:y1="37.994cm" svg:x2="14.181cm" svg:y2="37.465cm">
          <text:p/>
        </draw:line>
        <draw:polyline draw:style-name="gr8" draw:text-style-name="P3" draw:layer="layout" svg:width="0cm" svg:height="0cm" svg:x="14.181cm" svg:y="37.465cm" svg:viewBox="0 0 0 0" draw:points="0,0">
          <text:p/>
        </draw:polyline>
        <draw:line draw:style-name="gr8" draw:text-style-name="P3" draw:layer="layout" svg:x1="14.181cm" svg:y1="37.465cm" svg:x2="14.181cm" svg:y2="37.5cm">
          <text:p/>
        </draw:line>
        <draw:polygon draw:style-name="gr9" draw:text-style-name="P8" draw:layer="layout" svg:width="0.07cm" svg:height="0.071cm" svg:x="14.146cm" svg:y="37.958cm" svg:viewBox="0 0 71 72" draw:points="0,0 71,0 71,72 0,72">
          <text:p/>
        </draw:polygon>
        <draw:polygon draw:style-name="gr9" draw:text-style-name="P8" draw:layer="layout" svg:width="0.07cm" svg:height="0.071cm" svg:x="14.146cm" svg:y="37.429cm" svg:viewBox="0 0 71 72" draw:points="0,0 71,0 71,72 0,72">
          <text:p/>
        </draw:polygon>
        <draw:polygon draw:style-name="gr9" draw:text-style-name="P8" draw:layer="layout" svg:width="0.07cm" svg:height="0.071cm" svg:x="14.146cm" svg:y="37.429cm" svg:viewBox="0 0 71 72" draw:points="0,0 71,0 71,72 0,72">
          <text:p/>
        </draw:polygon>
        <draw:polygon draw:style-name="gr9" draw:text-style-name="P8" draw:layer="layout" svg:width="0.07cm" svg:height="0.07cm" svg:x="14.146cm" svg:y="37.465cm" svg:viewBox="0 0 71 71" draw:points="0,0 71,0 71,71 0,71">
          <text:p/>
        </draw:polygon>
        <draw:line draw:style-name="gr8" draw:text-style-name="P3" draw:layer="layout" svg:x1="14.181cm" svg:y1="23.53cm" svg:x2="14.181cm" svg:y2="23.001cm">
          <text:p/>
        </draw:line>
        <draw:polyline draw:style-name="gr8" draw:text-style-name="P3" draw:layer="layout" svg:width="0cm" svg:height="0cm" svg:x="14.181cm" svg:y="23.001cm" svg:viewBox="0 0 0 0" draw:points="0,0">
          <text:p/>
        </draw:polyline>
        <draw:line draw:style-name="gr8" draw:text-style-name="P3" draw:layer="layout" svg:x1="14.181cm" svg:y1="23.001cm" svg:x2="14.181cm" svg:y2="22.895cm">
          <text:p/>
        </draw:line>
        <draw:polygon draw:style-name="gr9" draw:text-style-name="P8" draw:layer="layout" svg:width="0.07cm" svg:height="0.07cm" svg:x="14.146cm" svg:y="23.495cm" svg:viewBox="0 0 71 71" draw:points="0,0 71,0 71,71 0,71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cm" svg:x="14.146cm" svg:y="22.86cm" svg:viewBox="0 0 71 71" draw:points="0,0 71,0 71,71 0,71">
          <text:p/>
        </draw:polygon>
        <draw:line draw:style-name="gr8" draw:text-style-name="P3" draw:layer="layout" svg:x1="17.356cm" svg:y1="38.84cm" svg:x2="17.356cm" svg:y2="39.37cm">
          <text:p/>
        </draw:line>
        <draw:polyline draw:style-name="gr8" draw:text-style-name="P3" draw:layer="layout" svg:width="0cm" svg:height="0cm" svg:x="17.356cm" svg:y="39.37cm" svg:viewBox="0 0 0 0" draw:points="0,0">
          <text:p/>
        </draw:polyline>
        <draw:line draw:style-name="gr8" draw:text-style-name="P3" draw:layer="layout" svg:x1="17.356cm" svg:y1="39.37cm" svg:x2="17.356cm" svg:y2="40.11cm">
          <text:p/>
        </draw:line>
        <draw:polygon draw:style-name="gr9" draw:text-style-name="P8" draw:layer="layout" svg:width="0.07cm" svg:height="0.071cm" svg:x="17.321cm" svg:y="38.805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40.075cm" svg:viewBox="0 0 71 72" draw:points="0,0 71,0 71,72 0,72">
          <text:p/>
        </draw:polygon>
        <draw:line draw:style-name="gr8" draw:text-style-name="P3" draw:layer="layout" svg:x1="18.415cm" svg:y1="37.994cm" svg:x2="18.415cm" svg:y2="37.465cm">
          <text:p/>
        </draw:line>
        <draw:polyline draw:style-name="gr8" draw:text-style-name="P3" draw:layer="layout" svg:width="0cm" svg:height="0cm" svg:x="18.415cm" svg:y="37.465cm" svg:viewBox="0 0 0 0" draw:points="0,0">
          <text:p/>
        </draw:polyline>
        <draw:line draw:style-name="gr8" draw:text-style-name="P3" draw:layer="layout" svg:x1="18.415cm" svg:y1="37.465cm" svg:x2="18.415cm" svg:y2="37.5cm">
          <text:p/>
        </draw:line>
        <draw:polygon draw:style-name="gr9" draw:text-style-name="P8" draw:layer="layout" svg:width="0.071cm" svg:height="0.071cm" svg:x="18.379cm" svg:y="37.958cm" svg:viewBox="0 0 72 72" draw:points="0,0 72,0 72,72 0,72">
          <text:p/>
        </draw:polygon>
        <draw:polygon draw:style-name="gr9" draw:text-style-name="P8" draw:layer="layout" svg:width="0.071cm" svg:height="0.071cm" svg:x="18.379cm" svg:y="37.429cm" svg:viewBox="0 0 72 72" draw:points="0,0 72,0 72,72 0,72">
          <text:p/>
        </draw:polygon>
        <draw:polygon draw:style-name="gr9" draw:text-style-name="P8" draw:layer="layout" svg:width="0.071cm" svg:height="0.071cm" svg:x="18.379cm" svg:y="37.429cm" svg:viewBox="0 0 72 72" draw:points="0,0 72,0 72,72 0,72">
          <text:p/>
        </draw:polygon>
        <draw:polygon draw:style-name="gr9" draw:text-style-name="P8" draw:layer="layout" svg:width="0.071cm" svg:height="0.07cm" svg:x="18.379cm" svg:y="37.465cm" svg:viewBox="0 0 72 71" draw:points="0,0 72,0 72,71 0,71">
          <text:p/>
        </draw:polygon>
        <draw:line draw:style-name="gr8" draw:text-style-name="P3" draw:layer="layout" svg:x1="18.415cm" svg:y1="24.376cm" svg:x2="18.415cm" svg:y2="24.906cm">
          <text:p/>
        </draw:line>
        <draw:polyline draw:style-name="gr8" draw:text-style-name="P3" draw:layer="layout" svg:width="0cm" svg:height="0cm" svg:x="18.415cm" svg:y="24.906cm" svg:viewBox="0 0 0 0" draw:points="0,0">
          <text:p/>
        </draw:polyline>
        <draw:line draw:style-name="gr8" draw:text-style-name="P3" draw:layer="layout" svg:x1="18.415cm" svg:y1="24.906cm" svg:x2="18.415cm" svg:y2="24.941cm">
          <text:p/>
        </draw:line>
        <draw:polygon draw:style-name="gr9" draw:text-style-name="P8" draw:layer="layout" svg:width="0.071cm" svg:height="0.071cm" svg:x="18.379cm" svg:y="24.341cm" svg:viewBox="0 0 72 72" draw:points="0,0 72,0 72,72 0,72">
          <text:p/>
        </draw:polygon>
        <draw:polygon draw:style-name="gr9" draw:text-style-name="P8" draw:layer="layout" svg:width="0.071cm" svg:height="0.071cm" svg:x="18.379cm" svg:y="24.87cm" svg:viewBox="0 0 72 72" draw:points="0,0 72,0 72,72 0,72">
          <text:p/>
        </draw:polygon>
        <draw:polygon draw:style-name="gr9" draw:text-style-name="P8" draw:layer="layout" svg:width="0.071cm" svg:height="0.071cm" svg:x="18.379cm" svg:y="24.87cm" svg:viewBox="0 0 72 72" draw:points="0,0 72,0 72,72 0,72">
          <text:p/>
        </draw:polygon>
        <draw:polygon draw:style-name="gr9" draw:text-style-name="P8" draw:layer="layout" svg:width="0.071cm" svg:height="0.07cm" svg:x="18.379cm" svg:y="24.906cm" svg:viewBox="0 0 72 71" draw:points="0,0 72,0 72,71 0,71">
          <text:p/>
        </draw:polygon>
        <draw:line draw:style-name="gr8" draw:text-style-name="P3" draw:layer="layout" svg:x1="31.291cm" svg:y1="18.203cm" svg:x2="31.291cm" svg:y2="18.732cm">
          <text:p/>
        </draw:line>
        <draw:line draw:style-name="gr8" draw:text-style-name="P3" draw:layer="layout" svg:x1="31.291cm" svg:y1="18.732cm" svg:x2="31.185cm" svg:y2="18.732cm">
          <text:p/>
        </draw:line>
        <draw:line draw:style-name="gr8" draw:text-style-name="P3" draw:layer="layout" svg:x1="31.185cm" svg:y1="18.732cm" svg:x2="31.185cm" svg:y2="20.355cm">
          <text:p/>
        </draw:line>
        <draw:polygon draw:style-name="gr9" draw:text-style-name="P8" draw:layer="layout" svg:width="0.07cm" svg:height="0.07cm" svg:x="31.256cm" svg:y="18.168cm" svg:viewBox="0 0 71 71" draw:points="0,0 71,0 71,71 0,71">
          <text:p/>
        </draw:polygon>
        <draw:polygon draw:style-name="gr9" draw:text-style-name="P8" draw:layer="layout" svg:width="0.07cm" svg:height="0.07cm" svg:x="31.256cm" svg:y="18.697cm" svg:viewBox="0 0 71 71" draw:points="0,0 71,0 71,71 0,71">
          <text:p/>
        </draw:polygon>
        <draw:polygon draw:style-name="gr9" draw:text-style-name="P8" draw:layer="layout" svg:width="0.07cm" svg:height="0.07cm" svg:x="31.15cm" svg:y="18.697cm" svg:viewBox="0 0 71 71" draw:points="0,0 71,0 71,71 0,71">
          <text:p/>
        </draw:polygon>
        <draw:polygon draw:style-name="gr9" draw:text-style-name="P8" draw:layer="layout" svg:width="0.07cm" svg:height="0.07cm" svg:x="31.15cm" svg:y="20.32cm" svg:viewBox="0 0 71 71" draw:points="0,0 71,0 71,71 0,71">
          <text:p/>
        </draw:polygon>
        <draw:line draw:style-name="gr8" draw:text-style-name="P3" draw:layer="layout" svg:x1="18.415cm" svg:y1="35.665cm" svg:x2="18.415cm" svg:y2="36.195cm">
          <text:p/>
        </draw:line>
        <draw:polyline draw:style-name="gr8" draw:text-style-name="P3" draw:layer="layout" svg:width="0cm" svg:height="0cm" svg:x="18.415cm" svg:y="36.195cm" svg:viewBox="0 0 0 0" draw:points="0,0">
          <text:p/>
        </draw:polyline>
        <draw:line draw:style-name="gr8" draw:text-style-name="P3" draw:layer="layout" svg:x1="18.415cm" svg:y1="36.195cm" svg:x2="18.415cm" svg:y2="36.583cm">
          <text:p/>
        </draw:line>
        <draw:polygon draw:style-name="gr9" draw:text-style-name="P8" draw:layer="layout" svg:width="0.071cm" svg:height="0.071cm" svg:x="18.379cm" svg:y="35.63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547cm" svg:viewBox="0 0 72 72" draw:points="0,0 72,0 72,72 0,72">
          <text:p/>
        </draw:polygon>
        <draw:line draw:style-name="gr8" draw:text-style-name="P3" draw:layer="layout" svg:x1="18.415cm" svg:y1="34.819cm" svg:x2="18.415cm" svg:y2="34.501cm">
          <text:p/>
        </draw:line>
        <draw:line draw:style-name="gr8" draw:text-style-name="P3" draw:layer="layout" svg:x1="18.415cm" svg:y1="28.963cm" svg:x2="18.415cm" svg:y2="29.492cm">
          <text:p/>
        </draw:line>
        <draw:polyline draw:style-name="gr8" draw:text-style-name="P3" draw:layer="layout" svg:width="0cm" svg:height="0cm" svg:x="18.415cm" svg:y="29.492cm" svg:viewBox="0 0 0 0" draw:points="0,0">
          <text:p/>
        </draw:polyline>
        <draw:line draw:style-name="gr8" draw:text-style-name="P3" draw:layer="layout" svg:x1="18.415cm" svg:y1="29.492cm" svg:x2="18.415cm" svg:y2="29.88cm">
          <text:p/>
        </draw:line>
        <draw:polygon draw:style-name="gr9" draw:text-style-name="P8" draw:layer="layout" svg:width="0.071cm" svg:height="0.071cm" svg:x="18.379cm" svg:y="28.927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cm" svg:x="18.379cm" svg:y="29.845cm" svg:viewBox="0 0 72 71" draw:points="0,0 72,0 72,71 0,71">
          <text:p/>
        </draw:polygon>
        <draw:line draw:style-name="gr8" draw:text-style-name="P3" draw:layer="layout" svg:x1="18.415cm" svg:y1="28.116cm" svg:x2="18.415cm" svg:y2="27.587cm">
          <text:p/>
        </draw:line>
        <draw:polyline draw:style-name="gr8" draw:text-style-name="P3" draw:layer="layout" svg:width="0cm" svg:height="0cm" svg:x="18.415cm" svg:y="27.587cm" svg:viewBox="0 0 0 0" draw:points="0,0">
          <text:p/>
        </draw:polyline>
        <draw:line draw:style-name="gr8" draw:text-style-name="P3" draw:layer="layout" svg:x1="18.415cm" svg:y1="27.587cm" svg:x2="18.415cm" svg:y2="26.423cm">
          <text:p/>
        </draw:line>
        <draw:polygon draw:style-name="gr9" draw:text-style-name="P8" draw:layer="layout" svg:width="0.071cm" svg:height="0.07cm" svg:x="18.379cm" svg:y="28.081cm" svg:viewBox="0 0 72 71" draw:points="0,0 72,0 72,71 0,71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6.387cm" svg:viewBox="0 0 72 72" draw:points="0,0 72,0 72,72 0,72">
          <text:p/>
        </draw:polygon>
        <draw:line draw:style-name="gr8" draw:text-style-name="P3" draw:layer="layout" svg:x1="16.298cm" svg:y1="38.84cm" svg:x2="16.298cm" svg:y2="39.37cm">
          <text:p/>
        </draw:line>
        <draw:polyline draw:style-name="gr8" draw:text-style-name="P3" draw:layer="layout" svg:width="0cm" svg:height="0cm" svg:x="16.298cm" svg:y="39.37cm" svg:viewBox="0 0 0 0" draw:points="0,0">
          <text:p/>
        </draw:polyline>
        <draw:line draw:style-name="gr8" draw:text-style-name="P3" draw:layer="layout" svg:x1="16.298cm" svg:y1="39.37cm" svg:x2="16.298cm" svg:y2="40.11cm">
          <text:p/>
        </draw:line>
        <draw:polygon draw:style-name="gr9" draw:text-style-name="P8" draw:layer="layout" svg:width="0.07cm" svg:height="0.071cm" svg:x="16.263cm" svg:y="38.805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40.075cm" svg:viewBox="0 0 71 72" draw:points="0,0 71,0 71,72 0,72">
          <text:p/>
        </draw:polygon>
        <draw:line draw:style-name="gr8" draw:text-style-name="P3" draw:layer="layout" svg:x1="17.356cm" svg:y1="37.994cm" svg:x2="17.356cm" svg:y2="37.465cm">
          <text:p/>
        </draw:line>
        <draw:polyline draw:style-name="gr8" draw:text-style-name="P3" draw:layer="layout" svg:width="0cm" svg:height="0cm" svg:x="17.356cm" svg:y="37.465cm" svg:viewBox="0 0 0 0" draw:points="0,0">
          <text:p/>
        </draw:polyline>
        <draw:line draw:style-name="gr8" draw:text-style-name="P3" draw:layer="layout" svg:x1="17.356cm" svg:y1="37.465cm" svg:x2="17.356cm" svg:y2="37.5cm">
          <text:p/>
        </draw:line>
        <draw:polygon draw:style-name="gr9" draw:text-style-name="P8" draw:layer="layout" svg:width="0.07cm" svg:height="0.071cm" svg:x="17.321cm" svg:y="37.958cm" svg:viewBox="0 0 71 72" draw:points="0,0 71,0 71,72 0,72">
          <text:p/>
        </draw:polygon>
        <draw:polygon draw:style-name="gr9" draw:text-style-name="P8" draw:layer="layout" svg:width="0.07cm" svg:height="0.071cm" svg:x="17.321cm" svg:y="37.429cm" svg:viewBox="0 0 71 72" draw:points="0,0 71,0 71,72 0,72">
          <text:p/>
        </draw:polygon>
        <draw:polygon draw:style-name="gr9" draw:text-style-name="P8" draw:layer="layout" svg:width="0.07cm" svg:height="0.071cm" svg:x="17.321cm" svg:y="37.429cm" svg:viewBox="0 0 71 72" draw:points="0,0 71,0 71,72 0,72">
          <text:p/>
        </draw:polygon>
        <draw:polygon draw:style-name="gr9" draw:text-style-name="P8" draw:layer="layout" svg:width="0.07cm" svg:height="0.07cm" svg:x="17.321cm" svg:y="37.465cm" svg:viewBox="0 0 71 71" draw:points="0,0 71,0 71,71 0,71">
          <text:p/>
        </draw:polygon>
        <draw:line draw:style-name="gr8" draw:text-style-name="P3" draw:layer="layout" svg:x1="17.356cm" svg:y1="23.53cm" svg:x2="17.356cm" svg:y2="23.001cm">
          <text:p/>
        </draw:line>
        <draw:polyline draw:style-name="gr8" draw:text-style-name="P3" draw:layer="layout" svg:width="0cm" svg:height="0cm" svg:x="17.356cm" svg:y="23.001cm" svg:viewBox="0 0 0 0" draw:points="0,0">
          <text:p/>
        </draw:polyline>
        <draw:line draw:style-name="gr8" draw:text-style-name="P3" draw:layer="layout" svg:x1="17.356cm" svg:y1="23.001cm" svg:x2="17.356cm" svg:y2="22.895cm">
          <text:p/>
        </draw:line>
        <draw:polygon draw:style-name="gr9" draw:text-style-name="P8" draw:layer="layout" svg:width="0.07cm" svg:height="0.07cm" svg:x="17.321cm" svg:y="23.495cm" svg:viewBox="0 0 71 71" draw:points="0,0 71,0 71,71 0,71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cm" svg:x="17.321cm" svg:y="22.86cm" svg:viewBox="0 0 71 71" draw:points="0,0 71,0 71,71 0,71">
          <text:p/>
        </draw:polygon>
        <draw:line draw:style-name="gr8" draw:text-style-name="P3" draw:layer="layout" svg:x1="17.356cm" svg:y1="24.376cm" svg:x2="17.356cm" svg:y2="24.906cm">
          <text:p/>
        </draw:line>
        <draw:polyline draw:style-name="gr8" draw:text-style-name="P3" draw:layer="layout" svg:width="0cm" svg:height="0cm" svg:x="17.356cm" svg:y="24.906cm" svg:viewBox="0 0 0 0" draw:points="0,0">
          <text:p/>
        </draw:polyline>
        <draw:line draw:style-name="gr8" draw:text-style-name="P3" draw:layer="layout" svg:x1="17.356cm" svg:y1="24.906cm" svg:x2="17.356cm" svg:y2="24.941cm">
          <text:p/>
        </draw:line>
        <draw:polygon draw:style-name="gr9" draw:text-style-name="P8" draw:layer="layout" svg:width="0.07cm" svg:height="0.071cm" svg:x="17.321cm" svg:y="24.341cm" svg:viewBox="0 0 71 72" draw:points="0,0 71,0 71,72 0,72">
          <text:p/>
        </draw:polygon>
        <draw:polygon draw:style-name="gr9" draw:text-style-name="P8" draw:layer="layout" svg:width="0.07cm" svg:height="0.071cm" svg:x="17.321cm" svg:y="24.87cm" svg:viewBox="0 0 71 72" draw:points="0,0 71,0 71,72 0,72">
          <text:p/>
        </draw:polygon>
        <draw:polygon draw:style-name="gr9" draw:text-style-name="P8" draw:layer="layout" svg:width="0.07cm" svg:height="0.071cm" svg:x="17.321cm" svg:y="24.87cm" svg:viewBox="0 0 71 72" draw:points="0,0 71,0 71,72 0,72">
          <text:p/>
        </draw:polygon>
        <draw:polygon draw:style-name="gr9" draw:text-style-name="P8" draw:layer="layout" svg:width="0.07cm" svg:height="0.07cm" svg:x="17.321cm" svg:y="24.906cm" svg:viewBox="0 0 71 71" draw:points="0,0 71,0 71,71 0,71">
          <text:p/>
        </draw:polygon>
        <draw:line draw:style-name="gr8" draw:text-style-name="P3" draw:layer="layout" svg:x1="17.356cm" svg:y1="35.665cm" svg:x2="17.356cm" svg:y2="36.195cm">
          <text:p/>
        </draw:line>
        <draw:polyline draw:style-name="gr8" draw:text-style-name="P3" draw:layer="layout" svg:width="0cm" svg:height="0cm" svg:x="17.356cm" svg:y="36.195cm" svg:viewBox="0 0 0 0" draw:points="0,0">
          <text:p/>
        </draw:polyline>
        <draw:line draw:style-name="gr8" draw:text-style-name="P3" draw:layer="layout" svg:x1="17.356cm" svg:y1="36.195cm" svg:x2="17.356cm" svg:y2="36.583cm">
          <text:p/>
        </draw:line>
        <draw:polygon draw:style-name="gr9" draw:text-style-name="P8" draw:layer="layout" svg:width="0.07cm" svg:height="0.071cm" svg:x="17.321cm" svg:y="35.63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547cm" svg:viewBox="0 0 71 72" draw:points="0,0 71,0 71,72 0,72">
          <text:p/>
        </draw:polygon>
        <draw:line draw:style-name="gr8" draw:text-style-name="P3" draw:layer="layout" svg:x1="17.356cm" svg:y1="34.819cm" svg:x2="17.356cm" svg:y2="34.501cm">
          <text:p/>
        </draw:line>
        <draw:line draw:style-name="gr8" draw:text-style-name="P3" draw:layer="layout" svg:x1="17.356cm" svg:y1="28.963cm" svg:x2="17.356cm" svg:y2="29.492cm">
          <text:p/>
        </draw:line>
        <draw:polyline draw:style-name="gr8" draw:text-style-name="P3" draw:layer="layout" svg:width="0cm" svg:height="0cm" svg:x="17.356cm" svg:y="29.492cm" svg:viewBox="0 0 0 0" draw:points="0,0">
          <text:p/>
        </draw:polyline>
        <draw:line draw:style-name="gr8" draw:text-style-name="P3" draw:layer="layout" svg:x1="17.356cm" svg:y1="29.492cm" svg:x2="17.356cm" svg:y2="29.88cm">
          <text:p/>
        </draw:line>
        <draw:polygon draw:style-name="gr9" draw:text-style-name="P8" draw:layer="layout" svg:width="0.07cm" svg:height="0.071cm" svg:x="17.321cm" svg:y="28.927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cm" svg:x="17.321cm" svg:y="29.845cm" svg:viewBox="0 0 71 71" draw:points="0,0 71,0 71,71 0,71">
          <text:p/>
        </draw:polygon>
        <draw:line draw:style-name="gr8" draw:text-style-name="P3" draw:layer="layout" svg:x1="16.298cm" svg:y1="28.116cm" svg:x2="16.298cm" svg:y2="27.587cm">
          <text:p/>
        </draw:line>
        <draw:polyline draw:style-name="gr8" draw:text-style-name="P3" draw:layer="layout" svg:width="0cm" svg:height="0cm" svg:x="16.298cm" svg:y="27.587cm" svg:viewBox="0 0 0 0" draw:points="0,0">
          <text:p/>
        </draw:polyline>
        <draw:line draw:style-name="gr8" draw:text-style-name="P3" draw:layer="layout" svg:x1="16.298cm" svg:y1="27.587cm" svg:x2="16.298cm" svg:y2="26.423cm">
          <text:p/>
        </draw:line>
        <draw:polygon draw:style-name="gr9" draw:text-style-name="P8" draw:layer="layout" svg:width="0.07cm" svg:height="0.07cm" svg:x="16.263cm" svg:y="28.081cm" svg:viewBox="0 0 71 71" draw:points="0,0 71,0 71,71 0,71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6.387cm" svg:viewBox="0 0 71 72" draw:points="0,0 71,0 71,72 0,72">
          <text:p/>
        </draw:polygon>
        <draw:line draw:style-name="gr8" draw:text-style-name="P3" draw:layer="layout" svg:x1="15.169cm" svg:y1="38.84cm" svg:x2="15.169cm" svg:y2="39.37cm">
          <text:p/>
        </draw:line>
        <draw:polyline draw:style-name="gr8" draw:text-style-name="P3" draw:layer="layout" svg:width="0cm" svg:height="0cm" svg:x="15.169cm" svg:y="39.37cm" svg:viewBox="0 0 0 0" draw:points="0,0">
          <text:p/>
        </draw:polyline>
        <draw:line draw:style-name="gr8" draw:text-style-name="P3" draw:layer="layout" svg:x1="15.169cm" svg:y1="39.37cm" svg:x2="15.169cm" svg:y2="40.11cm">
          <text:p/>
        </draw:line>
        <draw:polygon draw:style-name="gr9" draw:text-style-name="P8" draw:layer="layout" svg:width="0.07cm" svg:height="0.071cm" svg:x="15.134cm" svg:y="38.805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40.075cm" svg:viewBox="0 0 71 72" draw:points="0,0 71,0 71,72 0,72">
          <text:p/>
        </draw:polygon>
        <draw:line draw:style-name="gr8" draw:text-style-name="P3" draw:layer="layout" svg:x1="16.298cm" svg:y1="37.994cm" svg:x2="16.298cm" svg:y2="37.465cm">
          <text:p/>
        </draw:line>
        <draw:polyline draw:style-name="gr8" draw:text-style-name="P3" draw:layer="layout" svg:width="0cm" svg:height="0cm" svg:x="16.298cm" svg:y="37.465cm" svg:viewBox="0 0 0 0" draw:points="0,0">
          <text:p/>
        </draw:polyline>
        <draw:line draw:style-name="gr8" draw:text-style-name="P3" draw:layer="layout" svg:x1="16.298cm" svg:y1="37.465cm" svg:x2="16.298cm" svg:y2="37.5cm">
          <text:p/>
        </draw:line>
        <draw:polygon draw:style-name="gr9" draw:text-style-name="P8" draw:layer="layout" svg:width="0.07cm" svg:height="0.071cm" svg:x="16.263cm" svg:y="37.958cm" svg:viewBox="0 0 71 72" draw:points="0,0 71,0 71,72 0,72">
          <text:p/>
        </draw:polygon>
        <draw:polygon draw:style-name="gr9" draw:text-style-name="P8" draw:layer="layout" svg:width="0.07cm" svg:height="0.071cm" svg:x="16.263cm" svg:y="37.429cm" svg:viewBox="0 0 71 72" draw:points="0,0 71,0 71,72 0,72">
          <text:p/>
        </draw:polygon>
        <draw:polygon draw:style-name="gr9" draw:text-style-name="P8" draw:layer="layout" svg:width="0.07cm" svg:height="0.071cm" svg:x="16.263cm" svg:y="37.429cm" svg:viewBox="0 0 71 72" draw:points="0,0 71,0 71,72 0,72">
          <text:p/>
        </draw:polygon>
        <draw:polygon draw:style-name="gr9" draw:text-style-name="P8" draw:layer="layout" svg:width="0.07cm" svg:height="0.07cm" svg:x="16.263cm" svg:y="37.465cm" svg:viewBox="0 0 71 71" draw:points="0,0 71,0 71,71 0,71">
          <text:p/>
        </draw:polygon>
        <draw:line draw:style-name="gr8" draw:text-style-name="P3" draw:layer="layout" svg:x1="16.298cm" svg:y1="23.53cm" svg:x2="16.298cm" svg:y2="23.001cm">
          <text:p/>
        </draw:line>
        <draw:polyline draw:style-name="gr8" draw:text-style-name="P3" draw:layer="layout" svg:width="0cm" svg:height="0cm" svg:x="16.298cm" svg:y="23.001cm" svg:viewBox="0 0 0 0" draw:points="0,0">
          <text:p/>
        </draw:polyline>
        <draw:line draw:style-name="gr8" draw:text-style-name="P3" draw:layer="layout" svg:x1="16.298cm" svg:y1="23.001cm" svg:x2="16.298cm" svg:y2="22.895cm">
          <text:p/>
        </draw:line>
        <draw:polygon draw:style-name="gr9" draw:text-style-name="P8" draw:layer="layout" svg:width="0.07cm" svg:height="0.07cm" svg:x="16.263cm" svg:y="23.495cm" svg:viewBox="0 0 71 71" draw:points="0,0 71,0 71,71 0,71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cm" svg:x="16.263cm" svg:y="22.86cm" svg:viewBox="0 0 71 71" draw:points="0,0 71,0 71,71 0,71">
          <text:p/>
        </draw:polygon>
        <draw:line draw:style-name="gr8" draw:text-style-name="P3" draw:layer="layout" svg:x1="16.298cm" svg:y1="24.376cm" svg:x2="16.298cm" svg:y2="24.906cm">
          <text:p/>
        </draw:line>
        <draw:polyline draw:style-name="gr8" draw:text-style-name="P3" draw:layer="layout" svg:width="0cm" svg:height="0cm" svg:x="16.298cm" svg:y="24.906cm" svg:viewBox="0 0 0 0" draw:points="0,0">
          <text:p/>
        </draw:polyline>
        <draw:line draw:style-name="gr8" draw:text-style-name="P3" draw:layer="layout" svg:x1="16.298cm" svg:y1="24.906cm" svg:x2="16.298cm" svg:y2="24.941cm">
          <text:p/>
        </draw:line>
        <draw:polygon draw:style-name="gr9" draw:text-style-name="P8" draw:layer="layout" svg:width="0.07cm" svg:height="0.071cm" svg:x="16.263cm" svg:y="24.341cm" svg:viewBox="0 0 71 72" draw:points="0,0 71,0 71,72 0,72">
          <text:p/>
        </draw:polygon>
        <draw:polygon draw:style-name="gr9" draw:text-style-name="P8" draw:layer="layout" svg:width="0.07cm" svg:height="0.071cm" svg:x="16.263cm" svg:y="24.87cm" svg:viewBox="0 0 71 72" draw:points="0,0 71,0 71,72 0,72">
          <text:p/>
        </draw:polygon>
        <draw:polygon draw:style-name="gr9" draw:text-style-name="P8" draw:layer="layout" svg:width="0.07cm" svg:height="0.071cm" svg:x="16.263cm" svg:y="24.87cm" svg:viewBox="0 0 71 72" draw:points="0,0 71,0 71,72 0,72">
          <text:p/>
        </draw:polygon>
        <draw:polygon draw:style-name="gr9" draw:text-style-name="P8" draw:layer="layout" svg:width="0.07cm" svg:height="0.07cm" svg:x="16.263cm" svg:y="24.906cm" svg:viewBox="0 0 71 71" draw:points="0,0 71,0 71,71 0,71">
          <text:p/>
        </draw:polygon>
        <draw:line draw:style-name="gr8" draw:text-style-name="P3" draw:layer="layout" svg:x1="16.298cm" svg:y1="35.665cm" svg:x2="16.298cm" svg:y2="36.195cm">
          <text:p/>
        </draw:line>
        <draw:polyline draw:style-name="gr8" draw:text-style-name="P3" draw:layer="layout" svg:width="0cm" svg:height="0cm" svg:x="16.298cm" svg:y="36.195cm" svg:viewBox="0 0 0 0" draw:points="0,0">
          <text:p/>
        </draw:polyline>
        <draw:line draw:style-name="gr8" draw:text-style-name="P3" draw:layer="layout" svg:x1="16.298cm" svg:y1="36.195cm" svg:x2="16.298cm" svg:y2="36.583cm">
          <text:p/>
        </draw:line>
        <draw:polygon draw:style-name="gr9" draw:text-style-name="P8" draw:layer="layout" svg:width="0.07cm" svg:height="0.071cm" svg:x="16.263cm" svg:y="35.63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547cm" svg:viewBox="0 0 71 72" draw:points="0,0 71,0 71,72 0,72">
          <text:p/>
        </draw:polygon>
        <draw:line draw:style-name="gr8" draw:text-style-name="P3" draw:layer="layout" svg:x1="16.298cm" svg:y1="34.819cm" svg:x2="16.298cm" svg:y2="34.501cm">
          <text:p/>
        </draw:line>
        <draw:line draw:style-name="gr8" draw:text-style-name="P3" draw:layer="layout" svg:x1="16.298cm" svg:y1="28.963cm" svg:x2="16.298cm" svg:y2="29.492cm">
          <text:p/>
        </draw:line>
        <draw:polyline draw:style-name="gr8" draw:text-style-name="P3" draw:layer="layout" svg:width="0cm" svg:height="0cm" svg:x="16.298cm" svg:y="29.492cm" svg:viewBox="0 0 0 0" draw:points="0,0">
          <text:p/>
        </draw:polyline>
        <draw:line draw:style-name="gr8" draw:text-style-name="P3" draw:layer="layout" svg:x1="16.298cm" svg:y1="29.492cm" svg:x2="16.298cm" svg:y2="29.88cm">
          <text:p/>
        </draw:line>
        <draw:polygon draw:style-name="gr9" draw:text-style-name="P8" draw:layer="layout" svg:width="0.07cm" svg:height="0.071cm" svg:x="16.263cm" svg:y="28.927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cm" svg:x="16.263cm" svg:y="29.845cm" svg:viewBox="0 0 71 71" draw:points="0,0 71,0 71,71 0,71">
          <text:p/>
        </draw:polygon>
        <draw:line draw:style-name="gr8" draw:text-style-name="P3" draw:layer="layout" svg:x1="15.169cm" svg:y1="23.53cm" svg:x2="15.169cm" svg:y2="23.001cm">
          <text:p/>
        </draw:line>
        <draw:polyline draw:style-name="gr8" draw:text-style-name="P3" draw:layer="layout" svg:width="0cm" svg:height="0cm" svg:x="15.169cm" svg:y="23.001cm" svg:viewBox="0 0 0 0" draw:points="0,0">
          <text:p/>
        </draw:polyline>
        <draw:line draw:style-name="gr8" draw:text-style-name="P3" draw:layer="layout" svg:x1="15.169cm" svg:y1="23.001cm" svg:x2="15.169cm" svg:y2="22.895cm">
          <text:p/>
        </draw:line>
        <draw:polygon draw:style-name="gr9" draw:text-style-name="P8" draw:layer="layout" svg:width="0.07cm" svg:height="0.07cm" svg:x="15.134cm" svg:y="23.495cm" svg:viewBox="0 0 71 71" draw:points="0,0 71,0 71,71 0,71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cm" svg:x="15.134cm" svg:y="22.86cm" svg:viewBox="0 0 71 71" draw:points="0,0 71,0 71,71 0,71">
          <text:p/>
        </draw:polygon>
        <draw:line draw:style-name="gr8" draw:text-style-name="P3" draw:layer="layout" svg:x1="13.123cm" svg:y1="38.84cm" svg:x2="13.123cm" svg:y2="39.37cm">
          <text:p/>
        </draw:line>
        <draw:polyline draw:style-name="gr8" draw:text-style-name="P3" draw:layer="layout" svg:width="0cm" svg:height="0cm" svg:x="13.123cm" svg:y="39.37cm" svg:viewBox="0 0 0 0" draw:points="0,0">
          <text:p/>
        </draw:polyline>
        <draw:line draw:style-name="gr8" draw:text-style-name="P3" draw:layer="layout" svg:x1="13.123cm" svg:y1="39.37cm" svg:x2="13.123cm" svg:y2="40.11cm">
          <text:p/>
        </draw:line>
        <draw:polygon draw:style-name="gr9" draw:text-style-name="P8" draw:layer="layout" svg:width="0.07cm" svg:height="0.071cm" svg:x="13.088cm" svg:y="38.805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40.075cm" svg:viewBox="0 0 71 72" draw:points="0,0 71,0 71,72 0,72">
          <text:p/>
        </draw:polygon>
        <draw:line draw:style-name="gr8" draw:text-style-name="P3" draw:layer="layout" svg:x1="15.169cm" svg:y1="24.376cm" svg:x2="15.169cm" svg:y2="24.906cm">
          <text:p/>
        </draw:line>
        <draw:polyline draw:style-name="gr8" draw:text-style-name="P3" draw:layer="layout" svg:width="0cm" svg:height="0cm" svg:x="15.169cm" svg:y="24.906cm" svg:viewBox="0 0 0 0" draw:points="0,0">
          <text:p/>
        </draw:polyline>
        <draw:line draw:style-name="gr8" draw:text-style-name="P3" draw:layer="layout" svg:x1="15.169cm" svg:y1="24.906cm" svg:x2="15.169cm" svg:y2="24.941cm">
          <text:p/>
        </draw:line>
        <draw:polygon draw:style-name="gr9" draw:text-style-name="P8" draw:layer="layout" svg:width="0.07cm" svg:height="0.071cm" svg:x="15.134cm" svg:y="24.341cm" svg:viewBox="0 0 71 72" draw:points="0,0 71,0 71,72 0,72">
          <text:p/>
        </draw:polygon>
        <draw:polygon draw:style-name="gr9" draw:text-style-name="P8" draw:layer="layout" svg:width="0.07cm" svg:height="0.071cm" svg:x="15.134cm" svg:y="24.87cm" svg:viewBox="0 0 71 72" draw:points="0,0 71,0 71,72 0,72">
          <text:p/>
        </draw:polygon>
        <draw:polygon draw:style-name="gr9" draw:text-style-name="P8" draw:layer="layout" svg:width="0.07cm" svg:height="0.071cm" svg:x="15.134cm" svg:y="24.87cm" svg:viewBox="0 0 71 72" draw:points="0,0 71,0 71,72 0,72">
          <text:p/>
        </draw:polygon>
        <draw:polygon draw:style-name="gr9" draw:text-style-name="P8" draw:layer="layout" svg:width="0.07cm" svg:height="0.07cm" svg:x="15.134cm" svg:y="24.906cm" svg:viewBox="0 0 71 71" draw:points="0,0 71,0 71,71 0,71">
          <text:p/>
        </draw:polygon>
        <draw:line draw:style-name="gr8" draw:text-style-name="P3" draw:layer="layout" svg:x1="15.169cm" svg:y1="28.116cm" svg:x2="15.169cm" svg:y2="27.587cm">
          <text:p/>
        </draw:line>
        <draw:polyline draw:style-name="gr8" draw:text-style-name="P3" draw:layer="layout" svg:width="0cm" svg:height="0cm" svg:x="15.169cm" svg:y="27.587cm" svg:viewBox="0 0 0 0" draw:points="0,0">
          <text:p/>
        </draw:polyline>
        <draw:line draw:style-name="gr8" draw:text-style-name="P3" draw:layer="layout" svg:x1="15.169cm" svg:y1="27.587cm" svg:x2="15.169cm" svg:y2="26.423cm">
          <text:p/>
        </draw:line>
        <draw:polygon draw:style-name="gr9" draw:text-style-name="P8" draw:layer="layout" svg:width="0.07cm" svg:height="0.07cm" svg:x="15.134cm" svg:y="28.081cm" svg:viewBox="0 0 71 71" draw:points="0,0 71,0 71,71 0,71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6.387cm" svg:viewBox="0 0 71 72" draw:points="0,0 71,0 71,72 0,72">
          <text:p/>
        </draw:polygon>
        <draw:line draw:style-name="gr8" draw:text-style-name="P3" draw:layer="layout" svg:x1="15.169cm" svg:y1="28.963cm" svg:x2="15.169cm" svg:y2="29.492cm">
          <text:p/>
        </draw:line>
        <draw:polyline draw:style-name="gr8" draw:text-style-name="P3" draw:layer="layout" svg:width="0cm" svg:height="0cm" svg:x="15.169cm" svg:y="29.492cm" svg:viewBox="0 0 0 0" draw:points="0,0">
          <text:p/>
        </draw:polyline>
        <draw:line draw:style-name="gr8" draw:text-style-name="P3" draw:layer="layout" svg:x1="15.169cm" svg:y1="29.492cm" svg:x2="15.169cm" svg:y2="29.88cm">
          <text:p/>
        </draw:line>
        <draw:polygon draw:style-name="gr9" draw:text-style-name="P8" draw:layer="layout" svg:width="0.07cm" svg:height="0.071cm" svg:x="15.134cm" svg:y="28.927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cm" svg:x="15.134cm" svg:y="29.845cm" svg:viewBox="0 0 71 71" draw:points="0,0 71,0 71,71 0,71">
          <text:p/>
        </draw:polygon>
        <draw:line draw:style-name="gr8" draw:text-style-name="P3" draw:layer="layout" svg:x1="15.169cm" svg:y1="34.819cm" svg:x2="15.169cm" svg:y2="34.501cm">
          <text:p/>
        </draw:line>
        <draw:line draw:style-name="gr8" draw:text-style-name="P3" draw:layer="layout" svg:x1="15.169cm" svg:y1="35.665cm" svg:x2="15.169cm" svg:y2="36.195cm">
          <text:p/>
        </draw:line>
        <draw:polyline draw:style-name="gr8" draw:text-style-name="P3" draw:layer="layout" svg:width="0cm" svg:height="0cm" svg:x="15.169cm" svg:y="36.195cm" svg:viewBox="0 0 0 0" draw:points="0,0">
          <text:p/>
        </draw:polyline>
        <draw:line draw:style-name="gr8" draw:text-style-name="P3" draw:layer="layout" svg:x1="15.169cm" svg:y1="36.195cm" svg:x2="15.169cm" svg:y2="36.583cm">
          <text:p/>
        </draw:line>
        <draw:polygon draw:style-name="gr9" draw:text-style-name="P8" draw:layer="layout" svg:width="0.07cm" svg:height="0.071cm" svg:x="15.134cm" svg:y="35.63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547cm" svg:viewBox="0 0 71 72" draw:points="0,0 71,0 71,72 0,72">
          <text:p/>
        </draw:polygon>
        <draw:line draw:style-name="gr8" draw:text-style-name="P3" draw:layer="layout" svg:x1="15.169cm" svg:y1="37.994cm" svg:x2="15.169cm" svg:y2="37.465cm">
          <text:p/>
        </draw:line>
        <draw:polyline draw:style-name="gr8" draw:text-style-name="P3" draw:layer="layout" svg:width="0cm" svg:height="0cm" svg:x="15.169cm" svg:y="37.465cm" svg:viewBox="0 0 0 0" draw:points="0,0">
          <text:p/>
        </draw:polyline>
        <draw:line draw:style-name="gr8" draw:text-style-name="P3" draw:layer="layout" svg:x1="15.169cm" svg:y1="37.465cm" svg:x2="15.169cm" svg:y2="37.5cm">
          <text:p/>
        </draw:line>
        <draw:polygon draw:style-name="gr9" draw:text-style-name="P8" draw:layer="layout" svg:width="0.07cm" svg:height="0.071cm" svg:x="15.134cm" svg:y="37.958cm" svg:viewBox="0 0 71 72" draw:points="0,0 71,0 71,72 0,72">
          <text:p/>
        </draw:polygon>
        <draw:polygon draw:style-name="gr9" draw:text-style-name="P8" draw:layer="layout" svg:width="0.07cm" svg:height="0.071cm" svg:x="15.134cm" svg:y="37.429cm" svg:viewBox="0 0 71 72" draw:points="0,0 71,0 71,72 0,72">
          <text:p/>
        </draw:polygon>
        <draw:polygon draw:style-name="gr9" draw:text-style-name="P8" draw:layer="layout" svg:width="0.07cm" svg:height="0.071cm" svg:x="15.134cm" svg:y="37.429cm" svg:viewBox="0 0 71 72" draw:points="0,0 71,0 71,72 0,72">
          <text:p/>
        </draw:polygon>
        <draw:polygon draw:style-name="gr9" draw:text-style-name="P8" draw:layer="layout" svg:width="0.07cm" svg:height="0.07cm" svg:x="15.134cm" svg:y="37.465cm" svg:viewBox="0 0 71 71" draw:points="0,0 71,0 71,71 0,71">
          <text:p/>
        </draw:polygon>
        <draw:line draw:style-name="gr8" draw:text-style-name="P3" draw:layer="layout" svg:x1="14.181cm" svg:y1="38.84cm" svg:x2="14.181cm" svg:y2="39.37cm">
          <text:p/>
        </draw:line>
        <draw:polyline draw:style-name="gr8" draw:text-style-name="P3" draw:layer="layout" svg:width="0cm" svg:height="0cm" svg:x="14.181cm" svg:y="39.37cm" svg:viewBox="0 0 0 0" draw:points="0,0">
          <text:p/>
        </draw:polyline>
        <draw:line draw:style-name="gr8" draw:text-style-name="P3" draw:layer="layout" svg:x1="14.181cm" svg:y1="39.37cm" svg:x2="14.181cm" svg:y2="40.11cm">
          <text:p/>
        </draw:line>
        <draw:polygon draw:style-name="gr9" draw:text-style-name="P8" draw:layer="layout" svg:width="0.07cm" svg:height="0.071cm" svg:x="14.146cm" svg:y="38.805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40.075cm" svg:viewBox="0 0 71 72" draw:points="0,0 71,0 71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10.971cm" svg:y1="44.344cm" svg:x2="10.971cm" svg:y2="43.815cm">
          <text:p/>
        </draw:line>
        <draw:line draw:style-name="gr8" draw:text-style-name="P3" draw:layer="layout" svg:x1="10.971cm" svg:y1="43.815cm" svg:x2="14.675cm" svg:y2="43.815cm">
          <text:p/>
        </draw:line>
        <draw:line draw:style-name="gr8" draw:text-style-name="P3" draw:layer="layout" svg:x1="14.675cm" svg:y1="43.815cm" svg:x2="14.675cm" svg:y2="43.709cm">
          <text:p/>
        </draw:line>
        <draw:polygon draw:style-name="gr9" draw:text-style-name="P8" draw:layer="layout" svg:width="0.07cm" svg:height="0.071cm" svg:x="10.936cm" svg:y="44.308cm" svg:viewBox="0 0 71 72" draw:points="0,0 71,0 71,72 0,72">
          <text:p/>
        </draw:polygon>
        <draw:polygon draw:style-name="gr9" draw:text-style-name="P8" draw:layer="layout" svg:width="0.07cm" svg:height="0.071cm" svg:x="10.936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673cm" svg:viewBox="0 0 71 72" draw:points="0,0 71,0 71,72 0,72">
          <text:p/>
        </draw:polygon>
        <draw:line draw:style-name="gr8" draw:text-style-name="P3" draw:layer="layout" svg:x1="1.128cm" svg:y1="37.994cm" svg:x2="1.128cm" svg:y2="37.465cm">
          <text:p/>
        </draw:line>
        <draw:polyline draw:style-name="gr8" draw:text-style-name="P3" draw:layer="layout" svg:width="0cm" svg:height="0cm" svg:x="1.128cm" svg:y="37.465cm" svg:viewBox="0 0 0 0" draw:points="0,0">
          <text:p/>
        </draw:polyline>
        <draw:line draw:style-name="gr8" draw:text-style-name="P3" draw:layer="layout" svg:x1="1.128cm" svg:y1="37.465cm" svg:x2="1.128cm" svg:y2="37.5cm">
          <text:p/>
        </draw:line>
        <draw:polygon draw:style-name="gr9" draw:text-style-name="P8" draw:layer="layout" svg:width="0.071cm" svg:height="0.071cm" svg:x="1.093cm" svg:y="37.958cm" svg:viewBox="0 0 72 72" draw:points="0,0 72,0 72,72 0,72">
          <text:p/>
        </draw:polygon>
        <draw:polygon draw:style-name="gr9" draw:text-style-name="P8" draw:layer="layout" svg:width="0.071cm" svg:height="0.071cm" svg:x="1.093cm" svg:y="37.429cm" svg:viewBox="0 0 72 72" draw:points="0,0 72,0 72,72 0,72">
          <text:p/>
        </draw:polygon>
        <draw:polygon draw:style-name="gr9" draw:text-style-name="P8" draw:layer="layout" svg:width="0.071cm" svg:height="0.071cm" svg:x="1.093cm" svg:y="37.429cm" svg:viewBox="0 0 72 72" draw:points="0,0 72,0 72,72 0,72">
          <text:p/>
        </draw:polygon>
        <draw:polygon draw:style-name="gr9" draw:text-style-name="P8" draw:layer="layout" svg:width="0.071cm" svg:height="0.07cm" svg:x="1.093cm" svg:y="37.465cm" svg:viewBox="0 0 72 71" draw:points="0,0 72,0 72,71 0,71">
          <text:p/>
        </draw:polygon>
        <draw:line draw:style-name="gr8" draw:text-style-name="P3" draw:layer="layout" svg:x1="18.415cm" svg:y1="23.53cm" svg:x2="18.415cm" svg:y2="23.001cm">
          <text:p/>
        </draw:line>
        <draw:polyline draw:style-name="gr8" draw:text-style-name="P3" draw:layer="layout" svg:width="0cm" svg:height="0cm" svg:x="18.415cm" svg:y="23.001cm" svg:viewBox="0 0 0 0" draw:points="0,0">
          <text:p/>
        </draw:polyline>
        <draw:line draw:style-name="gr8" draw:text-style-name="P3" draw:layer="layout" svg:x1="18.415cm" svg:y1="23.001cm" svg:x2="18.415cm" svg:y2="22.895cm">
          <text:p/>
        </draw:line>
        <draw:polygon draw:style-name="gr9" draw:text-style-name="P8" draw:layer="layout" svg:width="0.071cm" svg:height="0.07cm" svg:x="18.379cm" svg:y="23.495cm" svg:viewBox="0 0 72 71" draw:points="0,0 72,0 72,71 0,71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cm" svg:x="18.379cm" svg:y="22.86cm" svg:viewBox="0 0 72 71" draw:points="0,0 72,0 72,71 0,71">
          <text:p/>
        </draw:polygon>
        <draw:line draw:style-name="gr8" draw:text-style-name="P3" draw:layer="layout" svg:x1="1.128cm" svg:y1="24.376cm" svg:x2="1.128cm" svg:y2="24.906cm">
          <text:p/>
        </draw:line>
        <draw:polyline draw:style-name="gr8" draw:text-style-name="P3" draw:layer="layout" svg:width="0cm" svg:height="0cm" svg:x="1.128cm" svg:y="24.906cm" svg:viewBox="0 0 0 0" draw:points="0,0">
          <text:p/>
        </draw:polyline>
        <draw:line draw:style-name="gr8" draw:text-style-name="P3" draw:layer="layout" svg:x1="1.128cm" svg:y1="24.906cm" svg:x2="1.128cm" svg:y2="24.941cm">
          <text:p/>
        </draw:line>
        <draw:polygon draw:style-name="gr9" draw:text-style-name="P8" draw:layer="layout" svg:width="0.071cm" svg:height="0.071cm" svg:x="1.093cm" svg:y="24.341cm" svg:viewBox="0 0 72 72" draw:points="0,0 72,0 72,72 0,72">
          <text:p/>
        </draw:polygon>
        <draw:polygon draw:style-name="gr9" draw:text-style-name="P8" draw:layer="layout" svg:width="0.071cm" svg:height="0.071cm" svg:x="1.093cm" svg:y="24.87cm" svg:viewBox="0 0 72 72" draw:points="0,0 72,0 72,72 0,72">
          <text:p/>
        </draw:polygon>
        <draw:polygon draw:style-name="gr9" draw:text-style-name="P8" draw:layer="layout" svg:width="0.071cm" svg:height="0.071cm" svg:x="1.093cm" svg:y="24.87cm" svg:viewBox="0 0 72 72" draw:points="0,0 72,0 72,72 0,72">
          <text:p/>
        </draw:polygon>
        <draw:polygon draw:style-name="gr9" draw:text-style-name="P8" draw:layer="layout" svg:width="0.071cm" svg:height="0.07cm" svg:x="1.093cm" svg:y="24.906cm" svg:viewBox="0 0 72 71" draw:points="0,0 72,0 72,71 0,71">
          <text:p/>
        </draw:polygon>
        <draw:line draw:style-name="gr8" draw:text-style-name="P3" draw:layer="layout" svg:x1="1.128cm" svg:y1="23.53cm" svg:x2="1.128cm" svg:y2="23.001cm">
          <text:p/>
        </draw:line>
        <draw:polyline draw:style-name="gr8" draw:text-style-name="P3" draw:layer="layout" svg:width="0cm" svg:height="0cm" svg:x="1.128cm" svg:y="23.001cm" svg:viewBox="0 0 0 0" draw:points="0,0">
          <text:p/>
        </draw:polyline>
        <draw:line draw:style-name="gr8" draw:text-style-name="P3" draw:layer="layout" svg:x1="1.128cm" svg:y1="23.001cm" svg:x2="1.128cm" svg:y2="22.895cm">
          <text:p/>
        </draw:line>
        <draw:polygon draw:style-name="gr9" draw:text-style-name="P8" draw:layer="layout" svg:width="0.071cm" svg:height="0.07cm" svg:x="1.093cm" svg:y="23.495cm" svg:viewBox="0 0 72 71" draw:points="0,0 72,0 72,71 0,71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cm" svg:x="1.093cm" svg:y="22.86cm" svg:viewBox="0 0 72 71" draw:points="0,0 72,0 72,71 0,71">
          <text:p/>
        </draw:polygon>
        <draw:line draw:style-name="gr8" draw:text-style-name="P3" draw:layer="layout" svg:x1="1.128cm" svg:y1="28.116cm" svg:x2="1.128cm" svg:y2="27.587cm">
          <text:p/>
        </draw:line>
        <draw:polyline draw:style-name="gr8" draw:text-style-name="P3" draw:layer="layout" svg:width="0cm" svg:height="0cm" svg:x="1.128cm" svg:y="27.587cm" svg:viewBox="0 0 0 0" draw:points="0,0">
          <text:p/>
        </draw:polyline>
        <draw:line draw:style-name="gr8" draw:text-style-name="P3" draw:layer="layout" svg:x1="1.128cm" svg:y1="27.587cm" svg:x2="1.128cm" svg:y2="26.423cm">
          <text:p/>
        </draw:line>
        <draw:polygon draw:style-name="gr9" draw:text-style-name="P8" draw:layer="layout" svg:width="0.071cm" svg:height="0.07cm" svg:x="1.093cm" svg:y="28.081cm" svg:viewBox="0 0 72 71" draw:points="0,0 72,0 72,71 0,71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6.387cm" svg:viewBox="0 0 72 72" draw:points="0,0 72,0 72,72 0,72">
          <text:p/>
        </draw:polygon>
        <draw:line draw:style-name="gr8" draw:text-style-name="P3" draw:layer="layout" svg:x1="8.501cm" svg:y1="23.53cm" svg:x2="8.501cm" svg:y2="23.001cm">
          <text:p/>
        </draw:line>
        <draw:polyline draw:style-name="gr8" draw:text-style-name="P3" draw:layer="layout" svg:width="0cm" svg:height="0cm" svg:x="8.501cm" svg:y="23.001cm" svg:viewBox="0 0 0 0" draw:points="0,0">
          <text:p/>
        </draw:polyline>
        <draw:line draw:style-name="gr8" draw:text-style-name="P3" draw:layer="layout" svg:x1="8.501cm" svg:y1="23.001cm" svg:x2="8.501cm" svg:y2="22.895cm">
          <text:p/>
        </draw:line>
        <draw:polygon draw:style-name="gr9" draw:text-style-name="P8" draw:layer="layout" svg:width="0.071cm" svg:height="0.07cm" svg:x="8.466cm" svg:y="23.495cm" svg:viewBox="0 0 72 71" draw:points="0,0 72,0 72,71 0,71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cm" svg:x="8.466cm" svg:y="22.86cm" svg:viewBox="0 0 72 71" draw:points="0,0 72,0 72,71 0,71">
          <text:p/>
        </draw:polygon>
        <draw:line draw:style-name="gr8" draw:text-style-name="P3" draw:layer="layout" svg:x1="10.16cm" svg:y1="46.601cm" svg:x2="10.16cm" svg:y2="47.131cm">
          <text:p/>
        </draw:line>
        <draw:polyline draw:style-name="gr8" draw:text-style-name="P3" draw:layer="layout" svg:width="0cm" svg:height="0cm" svg:x="10.16cm" svg:y="47.131cm" svg:viewBox="0 0 0 0" draw:points="0,0">
          <text:p/>
        </draw:polyline>
        <draw:line draw:style-name="gr8" draw:text-style-name="P3" draw:layer="layout" svg:x1="10.16cm" svg:y1="47.131cm" svg:x2="10.16cm" svg:y2="47.871cm">
          <text:p/>
        </draw:line>
        <draw:polygon draw:style-name="gr9" draw:text-style-name="P8" draw:layer="layout" svg:width="0.071cm" svg:height="0.071cm" svg:x="10.124cm" svg:y="46.566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836cm" svg:viewBox="0 0 72 72" draw:points="0,0 72,0 72,72 0,72">
          <text:p/>
        </draw:polygon>
        <draw:line draw:style-name="gr8" draw:text-style-name="P3" draw:layer="layout" svg:x1="9.313cm" svg:y1="9.207cm" svg:x2="9.313cm" svg:y2="9.736cm">
          <text:p/>
        </draw:line>
        <draw:line draw:style-name="gr8" draw:text-style-name="P3" draw:layer="layout" svg:x1="9.313cm" svg:y1="9.736cm" svg:x2="9.242cm" svg:y2="9.736cm">
          <text:p/>
        </draw:line>
        <draw:line draw:style-name="gr8" draw:text-style-name="P3" draw:layer="layout" svg:x1="9.242cm" svg:y1="9.736cm" svg:x2="9.242cm" svg:y2="11.183cm">
          <text:p/>
        </draw:line>
        <draw:polygon draw:style-name="gr9" draw:text-style-name="P8" draw:layer="layout" svg:width="0.07cm" svg:height="0.07cm" svg:x="9.278cm" svg:y="9.172cm" svg:viewBox="0 0 71 71" draw:points="0,0 71,0 71,71 0,71">
          <text:p/>
        </draw:polygon>
        <draw:polygon draw:style-name="gr9" draw:text-style-name="P8" draw:layer="layout" svg:width="0.07cm" svg:height="0.07cm" svg:x="9.278cm" svg:y="9.701cm" svg:viewBox="0 0 71 71" draw:points="0,0 71,0 71,71 0,71">
          <text:p/>
        </draw:polygon>
        <draw:polygon draw:style-name="gr9" draw:text-style-name="P8" draw:layer="layout" svg:width="0.071cm" svg:height="0.07cm" svg:x="9.207cm" svg:y="9.701cm" svg:viewBox="0 0 72 71" draw:points="0,0 72,0 72,71 0,71">
          <text:p/>
        </draw:polygon>
        <draw:polygon draw:style-name="gr9" draw:text-style-name="P8" draw:layer="layout" svg:width="0.071cm" svg:height="0.071cm" svg:x="9.207cm" svg:y="11.147cm" svg:viewBox="0 0 72 72" draw:points="0,0 72,0 72,72 0,72">
          <text:p/>
        </draw:polygon>
        <draw:line draw:style-name="gr8" draw:text-style-name="P3" draw:layer="layout" svg:x1="9.313cm" svg:y1="8.36cm" svg:x2="9.313cm" svg:y2="7.831cm">
          <text:p/>
        </draw:line>
        <draw:polyline draw:style-name="gr8" draw:text-style-name="P3" draw:layer="layout" svg:width="0cm" svg:height="0cm" svg:x="9.313cm" svg:y="7.831cm" svg:viewBox="0 0 0 0" draw:points="0,0">
          <text:p/>
        </draw:polyline>
        <draw:line draw:style-name="gr8" draw:text-style-name="P3" draw:layer="layout" svg:x1="9.313cm" svg:y1="7.831cm" svg:x2="9.313cm" svg:y2="7.655cm">
          <text:p/>
        </draw:line>
        <draw:polygon draw:style-name="gr9" draw:text-style-name="P8" draw:layer="layout" svg:width="0.07cm" svg:height="0.071cm" svg:x="9.278cm" svg:y="8.325cm" svg:viewBox="0 0 71 72" draw:points="0,0 71,0 71,72 0,72">
          <text:p/>
        </draw:polygon>
        <draw:polygon draw:style-name="gr9" draw:text-style-name="P8" draw:layer="layout" svg:width="0.07cm" svg:height="0.07cm" svg:x="9.278cm" svg:y="7.796cm" svg:viewBox="0 0 71 71" draw:points="0,0 71,0 71,71 0,71">
          <text:p/>
        </draw:polygon>
        <draw:polygon draw:style-name="gr9" draw:text-style-name="P8" draw:layer="layout" svg:width="0.07cm" svg:height="0.07cm" svg:x="9.278cm" svg:y="7.796cm" svg:viewBox="0 0 71 71" draw:points="0,0 71,0 71,71 0,71">
          <text:p/>
        </draw:polygon>
        <draw:polygon draw:style-name="gr9" draw:text-style-name="P8" draw:layer="layout" svg:width="0.07cm" svg:height="0.07cm" svg:x="9.278cm" svg:y="7.62cm" svg:viewBox="0 0 71 71" draw:points="0,0 71,0 71,71 0,71">
          <text:p/>
        </draw:polygon>
        <draw:line draw:style-name="gr8" draw:text-style-name="P3" draw:layer="layout" svg:x1="13.299cm" svg:y1="10.442cm" svg:x2="12.77cm" svg:y2="10.442cm">
          <text:p/>
        </draw:line>
        <draw:line draw:style-name="gr8" draw:text-style-name="P3" draw:layer="layout" svg:x1="12.77cm" svg:y1="10.442cm" svg:x2="12.77cm" svg:y2="11.5cm">
          <text:p/>
        </draw:line>
        <draw:line draw:style-name="gr8" draw:text-style-name="P3" draw:layer="layout" svg:x1="12.77cm" svg:y1="11.5cm" svg:x2="12.241cm" svg:y2="11.5cm">
          <text:p/>
        </draw:line>
        <draw:polygon draw:style-name="gr9" draw:text-style-name="P8" draw:layer="layout" svg:width="0.072cm" svg:height="0.071cm" svg:x="13.264cm" svg:y="10.406cm" svg:viewBox="0 0 73 72" draw:points="0,0 73,0 73,72 0,72">
          <text:p/>
        </draw:polygon>
        <draw:polygon draw:style-name="gr9" draw:text-style-name="P8" draw:layer="layout" svg:width="0.07cm" svg:height="0.071cm" svg:x="12.735cm" svg:y="10.406cm" svg:viewBox="0 0 71 72" draw:points="0,0 71,0 71,72 0,72">
          <text:p/>
        </draw:polygon>
        <draw:polygon draw:style-name="gr9" draw:text-style-name="P8" draw:layer="layout" svg:width="0.07cm" svg:height="0.07cm" svg:x="12.735cm" svg:y="11.465cm" svg:viewBox="0 0 71 71" draw:points="0,0 71,0 71,71 0,71">
          <text:p/>
        </draw:polygon>
        <draw:polygon draw:style-name="gr9" draw:text-style-name="P8" draw:layer="layout" svg:width="0.07cm" svg:height="0.07cm" svg:x="12.206cm" svg:y="11.465cm" svg:viewBox="0 0 71 71" draw:points="0,0 71,0 71,71 0,71">
          <text:p/>
        </draw:polygon>
        <draw:line draw:style-name="gr8" draw:text-style-name="P3" draw:layer="layout" svg:x1="13.299cm" svg:y1="12.558cm" svg:x2="12.77cm" svg:y2="12.558cm">
          <text:p/>
        </draw:line>
        <draw:line draw:style-name="gr8" draw:text-style-name="P3" draw:layer="layout" svg:x1="12.77cm" svg:y1="12.558cm" svg:x2="12.77cm" svg:y2="12.876cm">
          <text:p/>
        </draw:line>
        <draw:line draw:style-name="gr8" draw:text-style-name="P3" draw:layer="layout" svg:x1="12.77cm" svg:y1="12.876cm" svg:x2="12.241cm" svg:y2="12.876cm">
          <text:p/>
        </draw:line>
        <draw:polygon draw:style-name="gr9" draw:text-style-name="P8" draw:layer="layout" svg:width="0.072cm" svg:height="0.071cm" svg:x="13.264cm" svg:y="12.523cm" svg:viewBox="0 0 73 72" draw:points="0,0 73,0 73,72 0,72">
          <text:p/>
        </draw:polygon>
        <draw:polygon draw:style-name="gr9" draw:text-style-name="P8" draw:layer="layout" svg:width="0.07cm" svg:height="0.071cm" svg:x="12.735cm" svg:y="12.523cm" svg:viewBox="0 0 71 72" draw:points="0,0 71,0 71,72 0,72">
          <text:p/>
        </draw:polygon>
        <draw:polygon draw:style-name="gr9" draw:text-style-name="P8" draw:layer="layout" svg:width="0.07cm" svg:height="0.07cm" svg:x="12.735cm" svg:y="12.841cm" svg:viewBox="0 0 71 71" draw:points="0,0 71,0 71,71 0,71">
          <text:p/>
        </draw:polygon>
        <draw:polygon draw:style-name="gr9" draw:text-style-name="P8" draw:layer="layout" svg:width="0.07cm" svg:height="0.07cm" svg:x="12.206cm" svg:y="12.841cm" svg:viewBox="0 0 71 71" draw:points="0,0 71,0 71,71 0,71">
          <text:p/>
        </draw:polygon>
        <draw:line draw:style-name="gr8" draw:text-style-name="P3" draw:layer="layout" svg:x1="13.299cm" svg:y1="11.5cm" svg:x2="12.77cm" svg:y2="11.5cm">
          <text:p/>
        </draw:line>
        <draw:line draw:style-name="gr8" draw:text-style-name="P3" draw:layer="layout" svg:x1="12.77cm" svg:y1="11.5cm" svg:x2="12.77cm" svg:y2="12.17cm">
          <text:p/>
        </draw:line>
        <draw:line draw:style-name="gr8" draw:text-style-name="P3" draw:layer="layout" svg:x1="12.77cm" svg:y1="12.17cm" svg:x2="12.241cm" svg:y2="12.17cm">
          <text:p/>
        </draw:line>
        <draw:polygon draw:style-name="gr9" draw:text-style-name="P8" draw:layer="layout" svg:width="0.072cm" svg:height="0.07cm" svg:x="13.264cm" svg:y="11.465cm" svg:viewBox="0 0 73 71" draw:points="0,0 73,0 73,71 0,71">
          <text:p/>
        </draw:polygon>
        <draw:polygon draw:style-name="gr9" draw:text-style-name="P8" draw:layer="layout" svg:width="0.07cm" svg:height="0.07cm" svg:x="12.735cm" svg:y="11.465cm" svg:viewBox="0 0 71 71" draw:points="0,0 71,0 71,71 0,71">
          <text:p/>
        </draw:polygon>
        <draw:polygon draw:style-name="gr9" draw:text-style-name="P8" draw:layer="layout" svg:width="0.07cm" svg:height="0.071cm" svg:x="12.735cm" svg:y="12.135cm" svg:viewBox="0 0 71 72" draw:points="0,0 71,0 71,72 0,72">
          <text:p/>
        </draw:polygon>
        <draw:polygon draw:style-name="gr9" draw:text-style-name="P8" draw:layer="layout" svg:width="0.07cm" svg:height="0.071cm" svg:x="12.206cm" svg:y="12.135cm" svg:viewBox="0 0 71 72" draw:points="0,0 71,0 71,72 0,72">
          <text:p/>
        </draw:polygon>
        <draw:line draw:style-name="gr8" draw:text-style-name="P3" draw:layer="layout" svg:x1="23.495cm" svg:y1="50.694cm" svg:x2="24.024cm" svg:y2="50.694cm">
          <text:p/>
        </draw:line>
        <draw:line draw:style-name="gr8" draw:text-style-name="P3" draw:layer="layout" svg:x1="24.024cm" svg:y1="50.694cm" svg:x2="24.024cm" svg:y2="40.498cm">
          <text:p/>
        </draw:line>
        <draw:line draw:style-name="gr8" draw:text-style-name="P3" draw:layer="layout" svg:x1="24.024cm" svg:y1="40.498cm" svg:x2="28.821cm" svg:y2="40.498cm">
          <text:p/>
        </draw:line>
        <draw:polygon draw:style-name="gr9" draw:text-style-name="P8" draw:layer="layout" svg:width="0.071cm" svg:height="0.071cm" svg:x="23.459cm" svg:y="50.658cm" svg:viewBox="0 0 72 72" draw:points="0,0 72,0 72,72 0,72">
          <text:p/>
        </draw:polygon>
        <draw:polygon draw:style-name="gr9" draw:text-style-name="P8" draw:layer="layout" svg:width="0.071cm" svg:height="0.071cm" svg:x="23.988cm" svg:y="50.658cm" svg:viewBox="0 0 72 72" draw:points="0,0 72,0 72,72 0,72">
          <text:p/>
        </draw:polygon>
        <draw:polygon draw:style-name="gr9" draw:text-style-name="P8" draw:layer="layout" svg:width="0.071cm" svg:height="0.071cm" svg:x="23.988cm" svg:y="40.463cm" svg:viewBox="0 0 72 72" draw:points="0,0 72,0 72,72 0,72">
          <text:p/>
        </draw:polygon>
        <draw:polygon draw:style-name="gr9" draw:text-style-name="P8" draw:layer="layout" svg:width="0.071cm" svg:height="0.071cm" svg:x="28.786cm" svg:y="40.463cm" svg:viewBox="0 0 72 72" draw:points="0,0 72,0 72,72 0,72">
          <text:p/>
        </draw:polygon>
        <draw:line draw:style-name="gr8" draw:text-style-name="P3" draw:layer="layout" svg:x1="21.766cm" svg:y1="50.694cm" svg:x2="21.237cm" svg:y2="50.694cm">
          <text:p/>
        </draw:line>
        <draw:line draw:style-name="gr8" draw:text-style-name="P3" draw:layer="layout" svg:x1="21.237cm" svg:y1="50.694cm" svg:x2="21.237cm" svg:y2="49.494cm">
          <text:p/>
        </draw:line>
        <draw:line draw:style-name="gr8" draw:text-style-name="P3" draw:layer="layout" svg:x1="21.237cm" svg:y1="49.494cm" svg:x2="20.919cm" svg:y2="49.494cm">
          <text:p/>
        </draw:line>
        <draw:polygon draw:style-name="gr9" draw:text-style-name="P8" draw:layer="layout" svg:width="0.07cm" svg:height="0.071cm" svg:x="21.731cm" svg:y="50.658cm" svg:viewBox="0 0 71 72" draw:points="0,0 71,0 71,72 0,72">
          <text:p/>
        </draw:polygon>
        <draw:polygon draw:style-name="gr9" draw:text-style-name="P8" draw:layer="layout" svg:width="0.071cm" svg:height="0.071cm" svg:x="21.201cm" svg:y="50.658cm" svg:viewBox="0 0 72 72" draw:points="0,0 72,0 72,72 0,72">
          <text:p/>
        </draw:polygon>
        <draw:polygon draw:style-name="gr9" draw:text-style-name="P8" draw:layer="layout" svg:width="0.071cm" svg:height="0.071cm" svg:x="21.201cm" svg:y="49.459cm" svg:viewBox="0 0 72 72" draw:points="0,0 72,0 72,72 0,72">
          <text:p/>
        </draw:polygon>
        <draw:polygon draw:style-name="gr9" draw:text-style-name="P8" draw:layer="layout" svg:width="0.071cm" svg:height="0.071cm" svg:x="20.884cm" svg:y="49.459cm" svg:viewBox="0 0 72 72" draw:points="0,0 72,0 72,72 0,72">
          <text:p/>
        </draw:polygon>
        <draw:line draw:style-name="gr8" draw:text-style-name="P3" draw:layer="layout" svg:x1="2.187cm" svg:y1="34.819cm" svg:x2="2.187cm" svg:y2="34.501cm">
          <text:p/>
        </draw:line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2.187cm" svg:y1="35.665cm" svg:x2="2.187cm" svg:y2="36.195cm">
          <text:p/>
        </draw:line>
        <draw:polyline draw:style-name="gr8" draw:text-style-name="P3" draw:layer="layout" svg:width="0cm" svg:height="0cm" svg:x="2.187cm" svg:y="36.195cm" svg:viewBox="0 0 0 0" draw:points="0,0">
          <text:p/>
        </draw:polyline>
        <draw:line draw:style-name="gr8" draw:text-style-name="P3" draw:layer="layout" svg:x1="2.187cm" svg:y1="36.195cm" svg:x2="2.187cm" svg:y2="36.583cm">
          <text:p/>
        </draw:line>
        <draw:polygon draw:style-name="gr9" draw:text-style-name="P8" draw:layer="layout" svg:width="0.071cm" svg:height="0.071cm" svg:x="2.151cm" svg:y="35.63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547cm" svg:viewBox="0 0 72 72" draw:points="0,0 72,0 72,72 0,72">
          <text:p/>
        </draw:polygon>
        <draw:line draw:style-name="gr8" draw:text-style-name="P3" draw:layer="layout" svg:x1="2.187cm" svg:y1="24.376cm" svg:x2="2.187cm" svg:y2="24.906cm">
          <text:p/>
        </draw:line>
        <draw:polyline draw:style-name="gr8" draw:text-style-name="P3" draw:layer="layout" svg:width="0cm" svg:height="0cm" svg:x="2.187cm" svg:y="24.906cm" svg:viewBox="0 0 0 0" draw:points="0,0">
          <text:p/>
        </draw:polyline>
        <draw:line draw:style-name="gr8" draw:text-style-name="P3" draw:layer="layout" svg:x1="2.187cm" svg:y1="24.906cm" svg:x2="2.187cm" svg:y2="24.941cm">
          <text:p/>
        </draw:line>
        <draw:polygon draw:style-name="gr9" draw:text-style-name="P8" draw:layer="layout" svg:width="0.071cm" svg:height="0.071cm" svg:x="2.151cm" svg:y="24.341cm" svg:viewBox="0 0 72 72" draw:points="0,0 72,0 72,72 0,72">
          <text:p/>
        </draw:polygon>
        <draw:polygon draw:style-name="gr9" draw:text-style-name="P8" draw:layer="layout" svg:width="0.071cm" svg:height="0.071cm" svg:x="2.151cm" svg:y="24.87cm" svg:viewBox="0 0 72 72" draw:points="0,0 72,0 72,72 0,72">
          <text:p/>
        </draw:polygon>
        <draw:polygon draw:style-name="gr9" draw:text-style-name="P8" draw:layer="layout" svg:width="0.071cm" svg:height="0.071cm" svg:x="2.151cm" svg:y="24.87cm" svg:viewBox="0 0 72 72" draw:points="0,0 72,0 72,72 0,72">
          <text:p/>
        </draw:polygon>
        <draw:polygon draw:style-name="gr9" draw:text-style-name="P8" draw:layer="layout" svg:width="0.071cm" svg:height="0.07cm" svg:x="2.151cm" svg:y="24.906cm" svg:viewBox="0 0 72 71" draw:points="0,0 72,0 72,71 0,71">
          <text:p/>
        </draw:polygon>
        <draw:line draw:style-name="gr8" draw:text-style-name="P3" draw:layer="layout" svg:x1="2.187cm" svg:y1="23.53cm" svg:x2="2.187cm" svg:y2="23.001cm">
          <text:p/>
        </draw:line>
        <draw:polyline draw:style-name="gr8" draw:text-style-name="P3" draw:layer="layout" svg:width="0cm" svg:height="0cm" svg:x="2.187cm" svg:y="23.001cm" svg:viewBox="0 0 0 0" draw:points="0,0">
          <text:p/>
        </draw:polyline>
        <draw:line draw:style-name="gr8" draw:text-style-name="P3" draw:layer="layout" svg:x1="2.187cm" svg:y1="23.001cm" svg:x2="2.187cm" svg:y2="22.895cm">
          <text:p/>
        </draw:line>
        <draw:polygon draw:style-name="gr9" draw:text-style-name="P8" draw:layer="layout" svg:width="0.071cm" svg:height="0.07cm" svg:x="2.151cm" svg:y="23.495cm" svg:viewBox="0 0 72 71" draw:points="0,0 72,0 72,71 0,71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cm" svg:x="2.151cm" svg:y="22.86cm" svg:viewBox="0 0 72 71" draw:points="0,0 72,0 72,71 0,71">
          <text:p/>
        </draw:polygon>
        <draw:line draw:style-name="gr8" draw:text-style-name="P3" draw:layer="layout" svg:x1="2.187cm" svg:y1="37.994cm" svg:x2="2.187cm" svg:y2="37.465cm">
          <text:p/>
        </draw:line>
        <draw:polyline draw:style-name="gr8" draw:text-style-name="P3" draw:layer="layout" svg:width="0cm" svg:height="0cm" svg:x="2.187cm" svg:y="37.465cm" svg:viewBox="0 0 0 0" draw:points="0,0">
          <text:p/>
        </draw:polyline>
        <draw:line draw:style-name="gr8" draw:text-style-name="P3" draw:layer="layout" svg:x1="2.187cm" svg:y1="37.465cm" svg:x2="2.187cm" svg:y2="37.5cm">
          <text:p/>
        </draw:line>
        <draw:polygon draw:style-name="gr9" draw:text-style-name="P8" draw:layer="layout" svg:width="0.071cm" svg:height="0.071cm" svg:x="2.151cm" svg:y="37.958cm" svg:viewBox="0 0 72 72" draw:points="0,0 72,0 72,72 0,72">
          <text:p/>
        </draw:polygon>
        <draw:polygon draw:style-name="gr9" draw:text-style-name="P8" draw:layer="layout" svg:width="0.071cm" svg:height="0.071cm" svg:x="2.151cm" svg:y="37.429cm" svg:viewBox="0 0 72 72" draw:points="0,0 72,0 72,72 0,72">
          <text:p/>
        </draw:polygon>
        <draw:polygon draw:style-name="gr9" draw:text-style-name="P8" draw:layer="layout" svg:width="0.071cm" svg:height="0.071cm" svg:x="2.151cm" svg:y="37.429cm" svg:viewBox="0 0 72 72" draw:points="0,0 72,0 72,72 0,72">
          <text:p/>
        </draw:polygon>
        <draw:polygon draw:style-name="gr9" draw:text-style-name="P8" draw:layer="layout" svg:width="0.071cm" svg:height="0.07cm" svg:x="2.151cm" svg:y="37.465cm" svg:viewBox="0 0 72 71" draw:points="0,0 72,0 72,71 0,71">
          <text:p/>
        </draw:polygon>
        <draw:line draw:style-name="gr8" draw:text-style-name="P3" draw:layer="layout" svg:x1="2.187cm" svg:y1="38.84cm" svg:x2="2.187cm" svg:y2="39.37cm">
          <text:p/>
        </draw:line>
        <draw:polyline draw:style-name="gr8" draw:text-style-name="P3" draw:layer="layout" svg:width="0cm" svg:height="0cm" svg:x="2.187cm" svg:y="39.37cm" svg:viewBox="0 0 0 0" draw:points="0,0">
          <text:p/>
        </draw:polyline>
        <draw:line draw:style-name="gr8" draw:text-style-name="P3" draw:layer="layout" svg:x1="2.187cm" svg:y1="39.37cm" svg:x2="2.187cm" svg:y2="40.11cm">
          <text:p/>
        </draw:line>
        <draw:polygon draw:style-name="gr9" draw:text-style-name="P8" draw:layer="layout" svg:width="0.071cm" svg:height="0.071cm" svg:x="2.151cm" svg:y="38.805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40.075cm" svg:viewBox="0 0 72 72" draw:points="0,0 72,0 72,72 0,72">
          <text:p/>
        </draw:polygon>
        <draw:line draw:style-name="gr8" draw:text-style-name="P3" draw:layer="layout" svg:x1="2.187cm" svg:y1="28.116cm" svg:x2="2.187cm" svg:y2="27.587cm">
          <text:p/>
        </draw:line>
        <draw:polyline draw:style-name="gr8" draw:text-style-name="P3" draw:layer="layout" svg:width="0cm" svg:height="0cm" svg:x="2.187cm" svg:y="27.587cm" svg:viewBox="0 0 0 0" draw:points="0,0">
          <text:p/>
        </draw:polyline>
        <draw:line draw:style-name="gr8" draw:text-style-name="P3" draw:layer="layout" svg:x1="2.187cm" svg:y1="27.587cm" svg:x2="2.187cm" svg:y2="26.423cm">
          <text:p/>
        </draw:line>
        <draw:polygon draw:style-name="gr9" draw:text-style-name="P8" draw:layer="layout" svg:width="0.071cm" svg:height="0.07cm" svg:x="2.151cm" svg:y="28.081cm" svg:viewBox="0 0 72 71" draw:points="0,0 72,0 72,71 0,71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6.387cm" svg:viewBox="0 0 72 72" draw:points="0,0 72,0 72,72 0,72">
          <text:p/>
        </draw:polygon>
        <draw:line draw:style-name="gr8" draw:text-style-name="P3" draw:layer="layout" svg:x1="3.21cm" svg:y1="38.84cm" svg:x2="3.21cm" svg:y2="39.37cm">
          <text:p/>
        </draw:line>
        <draw:polyline draw:style-name="gr8" draw:text-style-name="P3" draw:layer="layout" svg:width="0cm" svg:height="0cm" svg:x="3.21cm" svg:y="39.37cm" svg:viewBox="0 0 0 0" draw:points="0,0">
          <text:p/>
        </draw:polyline>
        <draw:line draw:style-name="gr8" draw:text-style-name="P3" draw:layer="layout" svg:x1="3.21cm" svg:y1="39.37cm" svg:x2="3.21cm" svg:y2="40.11cm">
          <text:p/>
        </draw:line>
        <draw:polygon draw:style-name="gr9" draw:text-style-name="P8" draw:layer="layout" svg:width="0.07cm" svg:height="0.071cm" svg:x="3.175cm" svg:y="38.805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40.075cm" svg:viewBox="0 0 71 72" draw:points="0,0 71,0 71,72 0,72">
          <text:p/>
        </draw:polygon>
        <draw:line draw:style-name="gr8" draw:text-style-name="P3" draw:layer="layout" svg:x1="3.21cm" svg:y1="28.963cm" svg:x2="3.21cm" svg:y2="29.492cm">
          <text:p/>
        </draw:line>
        <draw:polyline draw:style-name="gr8" draw:text-style-name="P3" draw:layer="layout" svg:width="0cm" svg:height="0cm" svg:x="3.21cm" svg:y="29.492cm" svg:viewBox="0 0 0 0" draw:points="0,0">
          <text:p/>
        </draw:polyline>
        <draw:line draw:style-name="gr8" draw:text-style-name="P3" draw:layer="layout" svg:x1="3.21cm" svg:y1="29.492cm" svg:x2="3.21cm" svg:y2="29.88cm">
          <text:p/>
        </draw:line>
        <draw:polygon draw:style-name="gr9" draw:text-style-name="P8" draw:layer="layout" svg:width="0.07cm" svg:height="0.071cm" svg:x="3.175cm" svg:y="28.927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cm" svg:x="3.175cm" svg:y="29.845cm" svg:viewBox="0 0 71 71" draw:points="0,0 71,0 71,71 0,71">
          <text:p/>
        </draw:polygon>
        <draw:line draw:style-name="gr8" draw:text-style-name="P3" draw:layer="layout" svg:x1="3.21cm" svg:y1="34.819cm" svg:x2="3.21cm" svg:y2="34.501cm">
          <text:p/>
        </draw:line>
        <draw:line draw:style-name="gr8" draw:text-style-name="P3" draw:layer="layout" svg:x1="3.21cm" svg:y1="35.665cm" svg:x2="3.21cm" svg:y2="36.195cm">
          <text:p/>
        </draw:line>
        <draw:polyline draw:style-name="gr8" draw:text-style-name="P3" draw:layer="layout" svg:width="0cm" svg:height="0cm" svg:x="3.21cm" svg:y="36.195cm" svg:viewBox="0 0 0 0" draw:points="0,0">
          <text:p/>
        </draw:polyline>
        <draw:line draw:style-name="gr8" draw:text-style-name="P3" draw:layer="layout" svg:x1="3.21cm" svg:y1="36.195cm" svg:x2="3.21cm" svg:y2="36.583cm">
          <text:p/>
        </draw:line>
        <draw:polygon draw:style-name="gr9" draw:text-style-name="P8" draw:layer="layout" svg:width="0.07cm" svg:height="0.071cm" svg:x="3.175cm" svg:y="35.63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547cm" svg:viewBox="0 0 71 72" draw:points="0,0 71,0 71,72 0,72">
          <text:p/>
        </draw:polygon>
        <draw:line draw:style-name="gr8" draw:text-style-name="P3" draw:layer="layout" svg:x1="3.21cm" svg:y1="24.376cm" svg:x2="3.21cm" svg:y2="24.906cm">
          <text:p/>
        </draw:line>
        <draw:polyline draw:style-name="gr8" draw:text-style-name="P3" draw:layer="layout" svg:width="0cm" svg:height="0cm" svg:x="3.21cm" svg:y="24.906cm" svg:viewBox="0 0 0 0" draw:points="0,0">
          <text:p/>
        </draw:polyline>
        <draw:line draw:style-name="gr8" draw:text-style-name="P3" draw:layer="layout" svg:x1="3.21cm" svg:y1="24.906cm" svg:x2="3.21cm" svg:y2="24.941cm">
          <text:p/>
        </draw:line>
        <draw:polygon draw:style-name="gr9" draw:text-style-name="P8" draw:layer="layout" svg:width="0.07cm" svg:height="0.071cm" svg:x="3.175cm" svg:y="24.341cm" svg:viewBox="0 0 71 72" draw:points="0,0 71,0 71,72 0,72">
          <text:p/>
        </draw:polygon>
        <draw:polygon draw:style-name="gr9" draw:text-style-name="P8" draw:layer="layout" svg:width="0.07cm" svg:height="0.071cm" svg:x="3.175cm" svg:y="24.87cm" svg:viewBox="0 0 71 72" draw:points="0,0 71,0 71,72 0,72">
          <text:p/>
        </draw:polygon>
        <draw:polygon draw:style-name="gr9" draw:text-style-name="P8" draw:layer="layout" svg:width="0.07cm" svg:height="0.071cm" svg:x="3.175cm" svg:y="24.87cm" svg:viewBox="0 0 71 72" draw:points="0,0 71,0 71,72 0,72">
          <text:p/>
        </draw:polygon>
        <draw:polygon draw:style-name="gr9" draw:text-style-name="P8" draw:layer="layout" svg:width="0.07cm" svg:height="0.07cm" svg:x="3.175cm" svg:y="24.906cm" svg:viewBox="0 0 71 71" draw:points="0,0 71,0 71,71 0,71">
          <text:p/>
        </draw:polygon>
        <draw:line draw:style-name="gr8" draw:text-style-name="P3" draw:layer="layout" svg:x1="3.21cm" svg:y1="37.994cm" svg:x2="3.21cm" svg:y2="37.465cm">
          <text:p/>
        </draw:line>
        <draw:polyline draw:style-name="gr8" draw:text-style-name="P3" draw:layer="layout" svg:width="0cm" svg:height="0cm" svg:x="3.21cm" svg:y="37.465cm" svg:viewBox="0 0 0 0" draw:points="0,0">
          <text:p/>
        </draw:polyline>
        <draw:line draw:style-name="gr8" draw:text-style-name="P3" draw:layer="layout" svg:x1="3.21cm" svg:y1="37.465cm" svg:x2="3.21cm" svg:y2="37.5cm">
          <text:p/>
        </draw:line>
        <draw:polygon draw:style-name="gr9" draw:text-style-name="P8" draw:layer="layout" svg:width="0.07cm" svg:height="0.071cm" svg:x="3.175cm" svg:y="37.958cm" svg:viewBox="0 0 71 72" draw:points="0,0 71,0 71,72 0,72">
          <text:p/>
        </draw:polygon>
        <draw:polygon draw:style-name="gr9" draw:text-style-name="P8" draw:layer="layout" svg:width="0.07cm" svg:height="0.071cm" svg:x="3.175cm" svg:y="37.429cm" svg:viewBox="0 0 71 72" draw:points="0,0 71,0 71,72 0,72">
          <text:p/>
        </draw:polygon>
        <draw:polygon draw:style-name="gr9" draw:text-style-name="P8" draw:layer="layout" svg:width="0.07cm" svg:height="0.071cm" svg:x="3.175cm" svg:y="37.429cm" svg:viewBox="0 0 71 72" draw:points="0,0 71,0 71,72 0,72">
          <text:p/>
        </draw:polygon>
        <draw:polygon draw:style-name="gr9" draw:text-style-name="P8" draw:layer="layout" svg:width="0.07cm" svg:height="0.07cm" svg:x="3.175cm" svg:y="37.465cm" svg:viewBox="0 0 71 71" draw:points="0,0 71,0 71,71 0,71">
          <text:p/>
        </draw:polygon>
        <draw:line draw:style-name="gr8" draw:text-style-name="P3" draw:layer="layout" svg:x1="3.21cm" svg:y1="23.53cm" svg:x2="3.21cm" svg:y2="23.001cm">
          <text:p/>
        </draw:line>
        <draw:polyline draw:style-name="gr8" draw:text-style-name="P3" draw:layer="layout" svg:width="0cm" svg:height="0cm" svg:x="3.21cm" svg:y="23.001cm" svg:viewBox="0 0 0 0" draw:points="0,0">
          <text:p/>
        </draw:polyline>
        <draw:line draw:style-name="gr8" draw:text-style-name="P3" draw:layer="layout" svg:x1="3.21cm" svg:y1="23.001cm" svg:x2="3.21cm" svg:y2="22.895cm">
          <text:p/>
        </draw:line>
        <draw:polygon draw:style-name="gr9" draw:text-style-name="P8" draw:layer="layout" svg:width="0.07cm" svg:height="0.07cm" svg:x="3.175cm" svg:y="23.495cm" svg:viewBox="0 0 71 71" draw:points="0,0 71,0 71,71 0,71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cm" svg:x="3.175cm" svg:y="22.86cm" svg:viewBox="0 0 71 71" draw:points="0,0 71,0 71,71 0,71">
          <text:p/>
        </draw:polygon>
        <draw:line draw:style-name="gr8" draw:text-style-name="P3" draw:layer="layout" svg:x1="2.187cm" svg:y1="28.963cm" svg:x2="2.187cm" svg:y2="29.492cm">
          <text:p/>
        </draw:line>
        <draw:polyline draw:style-name="gr8" draw:text-style-name="P3" draw:layer="layout" svg:width="0cm" svg:height="0cm" svg:x="2.187cm" svg:y="29.492cm" svg:viewBox="0 0 0 0" draw:points="0,0">
          <text:p/>
        </draw:polyline>
        <draw:line draw:style-name="gr8" draw:text-style-name="P3" draw:layer="layout" svg:x1="2.187cm" svg:y1="29.492cm" svg:x2="2.187cm" svg:y2="29.88cm">
          <text:p/>
        </draw:line>
        <draw:polygon draw:style-name="gr9" draw:text-style-name="P8" draw:layer="layout" svg:width="0.071cm" svg:height="0.071cm" svg:x="2.151cm" svg:y="28.927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cm" svg:x="2.151cm" svg:y="29.845cm" svg:viewBox="0 0 72 71" draw:points="0,0 72,0 72,71 0,71">
          <text:p/>
        </draw:polygon>
        <draw:line draw:style-name="gr8" draw:text-style-name="P3" draw:layer="layout" svg:x1="1.128cm" svg:y1="38.84cm" svg:x2="1.128cm" svg:y2="39.37cm">
          <text:p/>
        </draw:line>
        <draw:polyline draw:style-name="gr8" draw:text-style-name="P3" draw:layer="layout" svg:width="0cm" svg:height="0cm" svg:x="1.128cm" svg:y="39.37cm" svg:viewBox="0 0 0 0" draw:points="0,0">
          <text:p/>
        </draw:polyline>
        <draw:line draw:style-name="gr8" draw:text-style-name="P3" draw:layer="layout" svg:x1="1.128cm" svg:y1="39.37cm" svg:x2="1.128cm" svg:y2="40.11cm">
          <text:p/>
        </draw:line>
        <draw:polygon draw:style-name="gr9" draw:text-style-name="P8" draw:layer="layout" svg:width="0.071cm" svg:height="0.071cm" svg:x="1.093cm" svg:y="38.805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40.075cm" svg:viewBox="0 0 72 72" draw:points="0,0 72,0 72,72 0,72">
          <text:p/>
        </draw:polygon>
        <draw:line draw:style-name="gr8" draw:text-style-name="P3" draw:layer="layout" svg:x1="4.198cm" svg:y1="28.963cm" svg:x2="4.198cm" svg:y2="29.492cm">
          <text:p/>
        </draw:line>
        <draw:polyline draw:style-name="gr8" draw:text-style-name="P3" draw:layer="layout" svg:width="0cm" svg:height="0cm" svg:x="4.198cm" svg:y="29.492cm" svg:viewBox="0 0 0 0" draw:points="0,0">
          <text:p/>
        </draw:polyline>
        <draw:line draw:style-name="gr8" draw:text-style-name="P3" draw:layer="layout" svg:x1="4.198cm" svg:y1="29.492cm" svg:x2="4.198cm" svg:y2="29.88cm">
          <text:p/>
        </draw:line>
        <draw:polygon draw:style-name="gr9" draw:text-style-name="P8" draw:layer="layout" svg:width="0.071cm" svg:height="0.071cm" svg:x="4.162cm" svg:y="28.927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cm" svg:x="4.162cm" svg:y="29.845cm" svg:viewBox="0 0 72 71" draw:points="0,0 72,0 72,71 0,71">
          <text:p/>
        </draw:polygon>
        <draw:line draw:style-name="gr8" draw:text-style-name="P3" draw:layer="layout" svg:x1="4.198cm" svg:y1="34.819cm" svg:x2="4.198cm" svg:y2="34.501cm">
          <text:p/>
        </draw:line>
        <draw:line draw:style-name="gr8" draw:text-style-name="P3" draw:layer="layout" svg:x1="4.198cm" svg:y1="35.665cm" svg:x2="4.198cm" svg:y2="36.195cm">
          <text:p/>
        </draw:line>
        <draw:polyline draw:style-name="gr8" draw:text-style-name="P3" draw:layer="layout" svg:width="0cm" svg:height="0cm" svg:x="4.198cm" svg:y="36.195cm" svg:viewBox="0 0 0 0" draw:points="0,0">
          <text:p/>
        </draw:polyline>
        <draw:line draw:style-name="gr8" draw:text-style-name="P3" draw:layer="layout" svg:x1="4.198cm" svg:y1="36.195cm" svg:x2="4.198cm" svg:y2="36.583cm">
          <text:p/>
        </draw:line>
        <draw:polygon draw:style-name="gr9" draw:text-style-name="P8" draw:layer="layout" svg:width="0.071cm" svg:height="0.071cm" svg:x="4.162cm" svg:y="35.63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547cm" svg:viewBox="0 0 72 72" draw:points="0,0 72,0 72,72 0,72">
          <text:p/>
        </draw:polygon>
        <draw:line draw:style-name="gr8" draw:text-style-name="P3" draw:layer="layout" svg:x1="4.198cm" svg:y1="24.376cm" svg:x2="4.198cm" svg:y2="24.906cm">
          <text:p/>
        </draw:line>
        <draw:polyline draw:style-name="gr8" draw:text-style-name="P3" draw:layer="layout" svg:width="0cm" svg:height="0cm" svg:x="4.198cm" svg:y="24.906cm" svg:viewBox="0 0 0 0" draw:points="0,0">
          <text:p/>
        </draw:polyline>
        <draw:line draw:style-name="gr8" draw:text-style-name="P3" draw:layer="layout" svg:x1="4.198cm" svg:y1="24.906cm" svg:x2="4.198cm" svg:y2="24.941cm">
          <text:p/>
        </draw:line>
        <draw:polygon draw:style-name="gr9" draw:text-style-name="P8" draw:layer="layout" svg:width="0.071cm" svg:height="0.071cm" svg:x="4.162cm" svg:y="24.341cm" svg:viewBox="0 0 72 72" draw:points="0,0 72,0 72,72 0,72">
          <text:p/>
        </draw:polygon>
        <draw:polygon draw:style-name="gr9" draw:text-style-name="P8" draw:layer="layout" svg:width="0.071cm" svg:height="0.071cm" svg:x="4.162cm" svg:y="24.87cm" svg:viewBox="0 0 72 72" draw:points="0,0 72,0 72,72 0,72">
          <text:p/>
        </draw:polygon>
        <draw:polygon draw:style-name="gr9" draw:text-style-name="P8" draw:layer="layout" svg:width="0.071cm" svg:height="0.071cm" svg:x="4.162cm" svg:y="24.87cm" svg:viewBox="0 0 72 72" draw:points="0,0 72,0 72,72 0,72">
          <text:p/>
        </draw:polygon>
        <draw:polygon draw:style-name="gr9" draw:text-style-name="P8" draw:layer="layout" svg:width="0.071cm" svg:height="0.07cm" svg:x="4.162cm" svg:y="24.906cm" svg:viewBox="0 0 72 71" draw:points="0,0 72,0 72,71 0,71">
          <text:p/>
        </draw:polygon>
        <draw:line draw:style-name="gr8" draw:text-style-name="P3" draw:layer="layout" svg:x1="4.198cm" svg:y1="23.53cm" svg:x2="4.198cm" svg:y2="23.001cm">
          <text:p/>
        </draw:line>
        <draw:polyline draw:style-name="gr8" draw:text-style-name="P3" draw:layer="layout" svg:width="0cm" svg:height="0cm" svg:x="4.198cm" svg:y="23.001cm" svg:viewBox="0 0 0 0" draw:points="0,0">
          <text:p/>
        </draw:polyline>
        <draw:line draw:style-name="gr8" draw:text-style-name="P3" draw:layer="layout" svg:x1="4.198cm" svg:y1="23.001cm" svg:x2="4.198cm" svg:y2="22.895cm">
          <text:p/>
        </draw:line>
        <draw:polygon draw:style-name="gr9" draw:text-style-name="P8" draw:layer="layout" svg:width="0.071cm" svg:height="0.07cm" svg:x="4.162cm" svg:y="23.495cm" svg:viewBox="0 0 72 71" draw:points="0,0 72,0 72,71 0,71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cm" svg:x="4.162cm" svg:y="22.86cm" svg:viewBox="0 0 72 71" draw:points="0,0 72,0 72,71 0,71">
          <text:p/>
        </draw:polygon>
        <draw:line draw:style-name="gr8" draw:text-style-name="P3" draw:layer="layout" svg:x1="4.198cm" svg:y1="37.994cm" svg:x2="4.198cm" svg:y2="37.465cm">
          <text:p/>
        </draw:line>
        <draw:polyline draw:style-name="gr8" draw:text-style-name="P3" draw:layer="layout" svg:width="0cm" svg:height="0cm" svg:x="4.198cm" svg:y="37.465cm" svg:viewBox="0 0 0 0" draw:points="0,0">
          <text:p/>
        </draw:polyline>
        <draw:line draw:style-name="gr8" draw:text-style-name="P3" draw:layer="layout" svg:x1="4.198cm" svg:y1="37.465cm" svg:x2="4.198cm" svg:y2="37.5cm">
          <text:p/>
        </draw:line>
        <draw:polygon draw:style-name="gr9" draw:text-style-name="P8" draw:layer="layout" svg:width="0.071cm" svg:height="0.071cm" svg:x="4.162cm" svg:y="37.958cm" svg:viewBox="0 0 72 72" draw:points="0,0 72,0 72,72 0,72">
          <text:p/>
        </draw:polygon>
        <draw:polygon draw:style-name="gr9" draw:text-style-name="P8" draw:layer="layout" svg:width="0.071cm" svg:height="0.071cm" svg:x="4.162cm" svg:y="37.429cm" svg:viewBox="0 0 72 72" draw:points="0,0 72,0 72,72 0,72">
          <text:p/>
        </draw:polygon>
        <draw:polygon draw:style-name="gr9" draw:text-style-name="P8" draw:layer="layout" svg:width="0.071cm" svg:height="0.071cm" svg:x="4.162cm" svg:y="37.429cm" svg:viewBox="0 0 72 72" draw:points="0,0 72,0 72,72 0,72">
          <text:p/>
        </draw:polygon>
        <draw:polygon draw:style-name="gr9" draw:text-style-name="P8" draw:layer="layout" svg:width="0.071cm" svg:height="0.07cm" svg:x="4.162cm" svg:y="37.465cm" svg:viewBox="0 0 72 71" draw:points="0,0 72,0 72,71 0,71">
          <text:p/>
        </draw:polygon>
        <draw:line draw:style-name="gr8" draw:text-style-name="P3" draw:layer="layout" svg:x1="1.128cm" svg:y1="28.963cm" svg:x2="1.128cm" svg:y2="29.492cm">
          <text:p/>
        </draw:line>
        <draw:polyline draw:style-name="gr8" draw:text-style-name="P3" draw:layer="layout" svg:width="0cm" svg:height="0cm" svg:x="1.128cm" svg:y="29.492cm" svg:viewBox="0 0 0 0" draw:points="0,0">
          <text:p/>
        </draw:polyline>
        <draw:line draw:style-name="gr8" draw:text-style-name="P3" draw:layer="layout" svg:x1="1.128cm" svg:y1="29.492cm" svg:x2="1.128cm" svg:y2="29.88cm">
          <text:p/>
        </draw:line>
        <draw:polygon draw:style-name="gr9" draw:text-style-name="P8" draw:layer="layout" svg:width="0.071cm" svg:height="0.071cm" svg:x="1.093cm" svg:y="28.927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cm" svg:x="1.093cm" svg:y="29.845cm" svg:viewBox="0 0 72 71" draw:points="0,0 72,0 72,71 0,71">
          <text:p/>
        </draw:polygon>
        <draw:line draw:style-name="gr8" draw:text-style-name="P3" draw:layer="layout" svg:x1="4.198cm" svg:y1="38.84cm" svg:x2="4.198cm" svg:y2="39.37cm">
          <text:p/>
        </draw:line>
        <draw:polyline draw:style-name="gr8" draw:text-style-name="P3" draw:layer="layout" svg:width="0cm" svg:height="0cm" svg:x="4.198cm" svg:y="39.37cm" svg:viewBox="0 0 0 0" draw:points="0,0">
          <text:p/>
        </draw:polyline>
        <draw:line draw:style-name="gr8" draw:text-style-name="P3" draw:layer="layout" svg:x1="4.198cm" svg:y1="39.37cm" svg:x2="4.198cm" svg:y2="40.11cm">
          <text:p/>
        </draw:line>
        <draw:polygon draw:style-name="gr9" draw:text-style-name="P8" draw:layer="layout" svg:width="0.071cm" svg:height="0.071cm" svg:x="4.162cm" svg:y="38.805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40.075cm" svg:viewBox="0 0 72 72" draw:points="0,0 72,0 72,72 0,72">
          <text:p/>
        </draw:polygon>
        <draw:line draw:style-name="gr8" draw:text-style-name="P3" draw:layer="layout" svg:x1="7.443cm" svg:y1="23.53cm" svg:x2="7.443cm" svg:y2="23.001cm">
          <text:p/>
        </draw:line>
        <draw:polyline draw:style-name="gr8" draw:text-style-name="P3" draw:layer="layout" svg:width="0cm" svg:height="0cm" svg:x="7.443cm" svg:y="23.001cm" svg:viewBox="0 0 0 0" draw:points="0,0">
          <text:p/>
        </draw:polyline>
        <draw:line draw:style-name="gr8" draw:text-style-name="P3" draw:layer="layout" svg:x1="7.443cm" svg:y1="23.001cm" svg:x2="7.443cm" svg:y2="22.895cm">
          <text:p/>
        </draw:line>
        <draw:polygon draw:style-name="gr9" draw:text-style-name="P8" draw:layer="layout" svg:width="0.07cm" svg:height="0.07cm" svg:x="7.408cm" svg:y="23.495cm" svg:viewBox="0 0 71 71" draw:points="0,0 71,0 71,71 0,71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cm" svg:x="7.408cm" svg:y="22.86cm" svg:viewBox="0 0 71 71" draw:points="0,0 71,0 71,71 0,71">
          <text:p/>
        </draw:polygon>
        <draw:line draw:style-name="gr8" draw:text-style-name="P3" draw:layer="layout" svg:x1="8.501cm" svg:y1="37.994cm" svg:x2="8.501cm" svg:y2="37.465cm">
          <text:p/>
        </draw:line>
        <draw:polyline draw:style-name="gr8" draw:text-style-name="P3" draw:layer="layout" svg:width="0cm" svg:height="0cm" svg:x="8.501cm" svg:y="37.465cm" svg:viewBox="0 0 0 0" draw:points="0,0">
          <text:p/>
        </draw:polyline>
        <draw:line draw:style-name="gr8" draw:text-style-name="P3" draw:layer="layout" svg:x1="8.501cm" svg:y1="37.465cm" svg:x2="8.501cm" svg:y2="37.5cm">
          <text:p/>
        </draw:line>
        <draw:polygon draw:style-name="gr9" draw:text-style-name="P8" draw:layer="layout" svg:width="0.071cm" svg:height="0.071cm" svg:x="8.466cm" svg:y="37.958cm" svg:viewBox="0 0 72 72" draw:points="0,0 72,0 72,72 0,72">
          <text:p/>
        </draw:polygon>
        <draw:polygon draw:style-name="gr9" draw:text-style-name="P8" draw:layer="layout" svg:width="0.071cm" svg:height="0.071cm" svg:x="8.466cm" svg:y="37.429cm" svg:viewBox="0 0 72 72" draw:points="0,0 72,0 72,72 0,72">
          <text:p/>
        </draw:polygon>
        <draw:polygon draw:style-name="gr9" draw:text-style-name="P8" draw:layer="layout" svg:width="0.071cm" svg:height="0.071cm" svg:x="8.466cm" svg:y="37.429cm" svg:viewBox="0 0 72 72" draw:points="0,0 72,0 72,72 0,72">
          <text:p/>
        </draw:polygon>
        <draw:polygon draw:style-name="gr9" draw:text-style-name="P8" draw:layer="layout" svg:width="0.071cm" svg:height="0.07cm" svg:x="8.466cm" svg:y="37.465cm" svg:viewBox="0 0 72 71" draw:points="0,0 72,0 72,71 0,71">
          <text:p/>
        </draw:polygon>
        <draw:line draw:style-name="gr8" draw:text-style-name="P3" draw:layer="layout" svg:x1="8.501cm" svg:y1="35.665cm" svg:x2="8.501cm" svg:y2="36.195cm">
          <text:p/>
        </draw:line>
        <draw:polyline draw:style-name="gr8" draw:text-style-name="P3" draw:layer="layout" svg:width="0cm" svg:height="0cm" svg:x="8.501cm" svg:y="36.195cm" svg:viewBox="0 0 0 0" draw:points="0,0">
          <text:p/>
        </draw:polyline>
        <draw:line draw:style-name="gr8" draw:text-style-name="P3" draw:layer="layout" svg:x1="8.501cm" svg:y1="36.195cm" svg:x2="8.501cm" svg:y2="36.583cm">
          <text:p/>
        </draw:line>
        <draw:polygon draw:style-name="gr9" draw:text-style-name="P8" draw:layer="layout" svg:width="0.071cm" svg:height="0.071cm" svg:x="8.466cm" svg:y="35.63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547cm" svg:viewBox="0 0 72 72" draw:points="0,0 72,0 72,72 0,72">
          <text:p/>
        </draw:polygon>
        <draw:line draw:style-name="gr8" draw:text-style-name="P3" draw:layer="layout" svg:x1="8.501cm" svg:y1="34.819cm" svg:x2="8.501cm" svg:y2="34.501cm">
          <text:p/>
        </draw:line>
        <draw:line draw:style-name="gr8" draw:text-style-name="P3" draw:layer="layout" svg:x1="8.501cm" svg:y1="28.963cm" svg:x2="8.501cm" svg:y2="29.492cm">
          <text:p/>
        </draw:line>
        <draw:polyline draw:style-name="gr8" draw:text-style-name="P3" draw:layer="layout" svg:width="0cm" svg:height="0cm" svg:x="8.501cm" svg:y="29.492cm" svg:viewBox="0 0 0 0" draw:points="0,0">
          <text:p/>
        </draw:polyline>
        <draw:line draw:style-name="gr8" draw:text-style-name="P3" draw:layer="layout" svg:x1="8.501cm" svg:y1="29.492cm" svg:x2="8.501cm" svg:y2="29.88cm">
          <text:p/>
        </draw:line>
        <draw:polygon draw:style-name="gr9" draw:text-style-name="P8" draw:layer="layout" svg:width="0.071cm" svg:height="0.071cm" svg:x="8.466cm" svg:y="28.927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cm" svg:x="8.466cm" svg:y="29.845cm" svg:viewBox="0 0 72 71" draw:points="0,0 72,0 72,71 0,71">
          <text:p/>
        </draw:polygon>
        <draw:line draw:style-name="gr8" draw:text-style-name="P3" draw:layer="layout" svg:x1="8.501cm" svg:y1="28.116cm" svg:x2="8.501cm" svg:y2="27.587cm">
          <text:p/>
        </draw:line>
        <draw:polyline draw:style-name="gr8" draw:text-style-name="P3" draw:layer="layout" svg:width="0cm" svg:height="0cm" svg:x="8.501cm" svg:y="27.587cm" svg:viewBox="0 0 0 0" draw:points="0,0">
          <text:p/>
        </draw:polyline>
        <draw:line draw:style-name="gr8" draw:text-style-name="P3" draw:layer="layout" svg:x1="8.501cm" svg:y1="27.587cm" svg:x2="8.501cm" svg:y2="26.423cm">
          <text:p/>
        </draw:line>
        <draw:polygon draw:style-name="gr9" draw:text-style-name="P8" draw:layer="layout" svg:width="0.071cm" svg:height="0.07cm" svg:x="8.466cm" svg:y="28.081cm" svg:viewBox="0 0 72 71" draw:points="0,0 72,0 72,71 0,71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6.387cm" svg:viewBox="0 0 72 72" draw:points="0,0 72,0 72,72 0,72">
          <text:p/>
        </draw:polygon>
        <draw:line draw:style-name="gr8" draw:text-style-name="P3" draw:layer="layout" svg:x1="8.501cm" svg:y1="24.376cm" svg:x2="8.501cm" svg:y2="24.906cm">
          <text:p/>
        </draw:line>
        <draw:polyline draw:style-name="gr8" draw:text-style-name="P3" draw:layer="layout" svg:width="0cm" svg:height="0cm" svg:x="8.501cm" svg:y="24.906cm" svg:viewBox="0 0 0 0" draw:points="0,0">
          <text:p/>
        </draw:polyline>
        <draw:line draw:style-name="gr8" draw:text-style-name="P3" draw:layer="layout" svg:x1="8.501cm" svg:y1="24.906cm" svg:x2="8.501cm" svg:y2="24.941cm">
          <text:p/>
        </draw:line>
        <draw:polygon draw:style-name="gr9" draw:text-style-name="P8" draw:layer="layout" svg:width="0.071cm" svg:height="0.071cm" svg:x="8.466cm" svg:y="24.341cm" svg:viewBox="0 0 72 72" draw:points="0,0 72,0 72,72 0,72">
          <text:p/>
        </draw:polygon>
        <draw:polygon draw:style-name="gr9" draw:text-style-name="P8" draw:layer="layout" svg:width="0.071cm" svg:height="0.071cm" svg:x="8.466cm" svg:y="24.87cm" svg:viewBox="0 0 72 72" draw:points="0,0 72,0 72,72 0,72">
          <text:p/>
        </draw:polygon>
        <draw:polygon draw:style-name="gr9" draw:text-style-name="P8" draw:layer="layout" svg:width="0.071cm" svg:height="0.071cm" svg:x="8.466cm" svg:y="24.87cm" svg:viewBox="0 0 72 72" draw:points="0,0 72,0 72,72 0,72">
          <text:p/>
        </draw:polygon>
        <draw:polygon draw:style-name="gr9" draw:text-style-name="P8" draw:layer="layout" svg:width="0.071cm" svg:height="0.07cm" svg:x="8.466cm" svg:y="24.906cm" svg:viewBox="0 0 72 71" draw:points="0,0 72,0 72,71 0,71">
          <text:p/>
        </draw:polygon>
        <draw:line draw:style-name="gr8" draw:text-style-name="P3" draw:layer="layout" svg:x1="7.443cm" svg:y1="38.84cm" svg:x2="7.443cm" svg:y2="39.37cm">
          <text:p/>
        </draw:line>
        <draw:polyline draw:style-name="gr8" draw:text-style-name="P3" draw:layer="layout" svg:width="0cm" svg:height="0cm" svg:x="7.443cm" svg:y="39.37cm" svg:viewBox="0 0 0 0" draw:points="0,0">
          <text:p/>
        </draw:polyline>
        <draw:line draw:style-name="gr8" draw:text-style-name="P3" draw:layer="layout" svg:x1="7.443cm" svg:y1="39.37cm" svg:x2="7.443cm" svg:y2="40.11cm">
          <text:p/>
        </draw:line>
        <draw:polygon draw:style-name="gr9" draw:text-style-name="P8" draw:layer="layout" svg:width="0.07cm" svg:height="0.071cm" svg:x="7.408cm" svg:y="38.805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40.075cm" svg:viewBox="0 0 71 72" draw:points="0,0 71,0 71,72 0,72">
          <text:p/>
        </draw:polygon>
        <draw:line draw:style-name="gr8" draw:text-style-name="P3" draw:layer="layout" svg:x1="6.42cm" svg:y1="23.53cm" svg:x2="6.42cm" svg:y2="23.001cm">
          <text:p/>
        </draw:line>
        <draw:polyline draw:style-name="gr8" draw:text-style-name="P3" draw:layer="layout" svg:width="0cm" svg:height="0cm" svg:x="6.42cm" svg:y="23.001cm" svg:viewBox="0 0 0 0" draw:points="0,0">
          <text:p/>
        </draw:polyline>
        <draw:line draw:style-name="gr8" draw:text-style-name="P3" draw:layer="layout" svg:x1="6.42cm" svg:y1="23.001cm" svg:x2="6.42cm" svg:y2="22.895cm">
          <text:p/>
        </draw:line>
        <draw:polygon draw:style-name="gr9" draw:text-style-name="P8" draw:layer="layout" svg:width="0.07cm" svg:height="0.07cm" svg:x="6.385cm" svg:y="23.495cm" svg:viewBox="0 0 71 71" draw:points="0,0 71,0 71,71 0,71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cm" svg:x="6.385cm" svg:y="22.86cm" svg:viewBox="0 0 71 71" draw:points="0,0 71,0 71,71 0,71">
          <text:p/>
        </draw:polygon>
        <draw:line draw:style-name="gr8" draw:text-style-name="P3" draw:layer="layout" svg:x1="7.443cm" svg:y1="37.994cm" svg:x2="7.443cm" svg:y2="37.465cm">
          <text:p/>
        </draw:line>
        <draw:polyline draw:style-name="gr8" draw:text-style-name="P3" draw:layer="layout" svg:width="0cm" svg:height="0cm" svg:x="7.443cm" svg:y="37.465cm" svg:viewBox="0 0 0 0" draw:points="0,0">
          <text:p/>
        </draw:polyline>
        <draw:line draw:style-name="gr8" draw:text-style-name="P3" draw:layer="layout" svg:x1="7.443cm" svg:y1="37.465cm" svg:x2="7.443cm" svg:y2="37.5cm">
          <text:p/>
        </draw:line>
        <draw:polygon draw:style-name="gr9" draw:text-style-name="P8" draw:layer="layout" svg:width="0.07cm" svg:height="0.071cm" svg:x="7.408cm" svg:y="37.958cm" svg:viewBox="0 0 71 72" draw:points="0,0 71,0 71,72 0,72">
          <text:p/>
        </draw:polygon>
        <draw:polygon draw:style-name="gr9" draw:text-style-name="P8" draw:layer="layout" svg:width="0.07cm" svg:height="0.071cm" svg:x="7.408cm" svg:y="37.429cm" svg:viewBox="0 0 71 72" draw:points="0,0 71,0 71,72 0,72">
          <text:p/>
        </draw:polygon>
        <draw:polygon draw:style-name="gr9" draw:text-style-name="P8" draw:layer="layout" svg:width="0.07cm" svg:height="0.071cm" svg:x="7.408cm" svg:y="37.429cm" svg:viewBox="0 0 71 72" draw:points="0,0 71,0 71,72 0,72">
          <text:p/>
        </draw:polygon>
        <draw:polygon draw:style-name="gr9" draw:text-style-name="P8" draw:layer="layout" svg:width="0.07cm" svg:height="0.07cm" svg:x="7.408cm" svg:y="37.465cm" svg:viewBox="0 0 71 71" draw:points="0,0 71,0 71,71 0,71">
          <text:p/>
        </draw:polygon>
        <draw:line draw:style-name="gr8" draw:text-style-name="P3" draw:layer="layout" svg:x1="7.443cm" svg:y1="35.665cm" svg:x2="7.443cm" svg:y2="36.195cm">
          <text:p/>
        </draw:line>
        <draw:polyline draw:style-name="gr8" draw:text-style-name="P3" draw:layer="layout" svg:width="0cm" svg:height="0cm" svg:x="7.443cm" svg:y="36.195cm" svg:viewBox="0 0 0 0" draw:points="0,0">
          <text:p/>
        </draw:polyline>
        <draw:line draw:style-name="gr8" draw:text-style-name="P3" draw:layer="layout" svg:x1="7.443cm" svg:y1="36.195cm" svg:x2="7.443cm" svg:y2="36.583cm">
          <text:p/>
        </draw:line>
        <draw:polygon draw:style-name="gr9" draw:text-style-name="P8" draw:layer="layout" svg:width="0.07cm" svg:height="0.071cm" svg:x="7.408cm" svg:y="35.63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547cm" svg:viewBox="0 0 71 72" draw:points="0,0 71,0 71,72 0,72">
          <text:p/>
        </draw:polygon>
        <draw:line draw:style-name="gr8" draw:text-style-name="P3" draw:layer="layout" svg:x1="7.443cm" svg:y1="34.819cm" svg:x2="7.443cm" svg:y2="34.501cm">
          <text:p/>
        </draw:line>
        <draw:line draw:style-name="gr8" draw:text-style-name="P3" draw:layer="layout" svg:x1="7.443cm" svg:y1="28.963cm" svg:x2="7.443cm" svg:y2="29.492cm">
          <text:p/>
        </draw:line>
        <draw:polyline draw:style-name="gr8" draw:text-style-name="P3" draw:layer="layout" svg:width="0cm" svg:height="0cm" svg:x="7.443cm" svg:y="29.492cm" svg:viewBox="0 0 0 0" draw:points="0,0">
          <text:p/>
        </draw:polyline>
        <draw:line draw:style-name="gr8" draw:text-style-name="P3" draw:layer="layout" svg:x1="7.443cm" svg:y1="29.492cm" svg:x2="7.443cm" svg:y2="29.88cm">
          <text:p/>
        </draw:line>
        <draw:polygon draw:style-name="gr9" draw:text-style-name="P8" draw:layer="layout" svg:width="0.07cm" svg:height="0.071cm" svg:x="7.408cm" svg:y="28.927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cm" svg:x="7.408cm" svg:y="29.845cm" svg:viewBox="0 0 71 71" draw:points="0,0 71,0 71,71 0,71">
          <text:p/>
        </draw:polygon>
        <draw:line draw:style-name="gr8" draw:text-style-name="P3" draw:layer="layout" svg:x1="7.443cm" svg:y1="28.116cm" svg:x2="7.443cm" svg:y2="27.587cm">
          <text:p/>
        </draw:line>
        <draw:polyline draw:style-name="gr8" draw:text-style-name="P3" draw:layer="layout" svg:width="0cm" svg:height="0cm" svg:x="7.443cm" svg:y="27.587cm" svg:viewBox="0 0 0 0" draw:points="0,0">
          <text:p/>
        </draw:polyline>
        <draw:line draw:style-name="gr8" draw:text-style-name="P3" draw:layer="layout" svg:x1="7.443cm" svg:y1="27.587cm" svg:x2="7.443cm" svg:y2="26.423cm">
          <text:p/>
        </draw:line>
        <draw:polygon draw:style-name="gr9" draw:text-style-name="P8" draw:layer="layout" svg:width="0.07cm" svg:height="0.07cm" svg:x="7.408cm" svg:y="28.081cm" svg:viewBox="0 0 71 71" draw:points="0,0 71,0 71,71 0,71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6.387cm" svg:viewBox="0 0 71 72" draw:points="0,0 71,0 71,72 0,72">
          <text:p/>
        </draw:polygon>
        <draw:line draw:style-name="gr8" draw:text-style-name="P3" draw:layer="layout" svg:x1="7.443cm" svg:y1="24.376cm" svg:x2="7.443cm" svg:y2="24.906cm">
          <text:p/>
        </draw:line>
        <draw:polyline draw:style-name="gr8" draw:text-style-name="P3" draw:layer="layout" svg:width="0cm" svg:height="0cm" svg:x="7.443cm" svg:y="24.906cm" svg:viewBox="0 0 0 0" draw:points="0,0">
          <text:p/>
        </draw:polyline>
        <draw:line draw:style-name="gr8" draw:text-style-name="P3" draw:layer="layout" svg:x1="7.443cm" svg:y1="24.906cm" svg:x2="7.443cm" svg:y2="24.941cm">
          <text:p/>
        </draw:line>
        <draw:polygon draw:style-name="gr9" draw:text-style-name="P8" draw:layer="layout" svg:width="0.07cm" svg:height="0.071cm" svg:x="7.408cm" svg:y="24.341cm" svg:viewBox="0 0 71 72" draw:points="0,0 71,0 71,72 0,72">
          <text:p/>
        </draw:polygon>
        <draw:polygon draw:style-name="gr9" draw:text-style-name="P8" draw:layer="layout" svg:width="0.07cm" svg:height="0.071cm" svg:x="7.408cm" svg:y="24.87cm" svg:viewBox="0 0 71 72" draw:points="0,0 71,0 71,72 0,72">
          <text:p/>
        </draw:polygon>
        <draw:polygon draw:style-name="gr9" draw:text-style-name="P8" draw:layer="layout" svg:width="0.07cm" svg:height="0.071cm" svg:x="7.408cm" svg:y="24.87cm" svg:viewBox="0 0 71 72" draw:points="0,0 71,0 71,72 0,72">
          <text:p/>
        </draw:polygon>
        <draw:polygon draw:style-name="gr9" draw:text-style-name="P8" draw:layer="layout" svg:width="0.07cm" svg:height="0.07cm" svg:x="7.408cm" svg:y="24.906cm" svg:viewBox="0 0 71 71" draw:points="0,0 71,0 71,71 0,71">
          <text:p/>
        </draw:polygon>
        <draw:line draw:style-name="gr8" draw:text-style-name="P3" draw:layer="layout" svg:x1="6.42cm" svg:y1="38.84cm" svg:x2="6.42cm" svg:y2="39.37cm">
          <text:p/>
        </draw:line>
        <draw:polyline draw:style-name="gr8" draw:text-style-name="P3" draw:layer="layout" svg:width="0cm" svg:height="0cm" svg:x="6.42cm" svg:y="39.37cm" svg:viewBox="0 0 0 0" draw:points="0,0">
          <text:p/>
        </draw:polyline>
        <draw:line draw:style-name="gr8" draw:text-style-name="P3" draw:layer="layout" svg:x1="6.42cm" svg:y1="39.37cm" svg:x2="6.42cm" svg:y2="40.11cm">
          <text:p/>
        </draw:line>
        <draw:polygon draw:style-name="gr9" draw:text-style-name="P8" draw:layer="layout" svg:width="0.07cm" svg:height="0.071cm" svg:x="6.385cm" svg:y="38.805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40.075cm" svg:viewBox="0 0 71 72" draw:points="0,0 71,0 71,72 0,72">
          <text:p/>
        </draw:polygon>
        <draw:line draw:style-name="gr8" draw:text-style-name="P3" draw:layer="layout" svg:x1="5.256cm" svg:y1="28.116cm" svg:x2="5.256cm" svg:y2="27.587cm">
          <text:p/>
        </draw:line>
        <draw:polyline draw:style-name="gr8" draw:text-style-name="P3" draw:layer="layout" svg:width="0cm" svg:height="0cm" svg:x="5.256cm" svg:y="27.587cm" svg:viewBox="0 0 0 0" draw:points="0,0">
          <text:p/>
        </draw:polyline>
        <draw:line draw:style-name="gr8" draw:text-style-name="P3" draw:layer="layout" svg:x1="5.256cm" svg:y1="27.587cm" svg:x2="5.256cm" svg:y2="26.423cm">
          <text:p/>
        </draw:line>
        <draw:polygon draw:style-name="gr9" draw:text-style-name="P8" draw:layer="layout" svg:width="0.07cm" svg:height="0.07cm" svg:x="5.221cm" svg:y="28.081cm" svg:viewBox="0 0 71 71" draw:points="0,0 71,0 71,71 0,71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6.387cm" svg:viewBox="0 0 71 72" draw:points="0,0 71,0 71,72 0,72">
          <text:p/>
        </draw:polygon>
        <draw:line draw:style-name="gr8" draw:text-style-name="P3" draw:layer="layout" svg:x1="6.42cm" svg:y1="37.994cm" svg:x2="6.42cm" svg:y2="37.465cm">
          <text:p/>
        </draw:line>
        <draw:polyline draw:style-name="gr8" draw:text-style-name="P3" draw:layer="layout" svg:width="0cm" svg:height="0cm" svg:x="6.42cm" svg:y="37.465cm" svg:viewBox="0 0 0 0" draw:points="0,0">
          <text:p/>
        </draw:polyline>
        <draw:line draw:style-name="gr8" draw:text-style-name="P3" draw:layer="layout" svg:x1="6.42cm" svg:y1="37.465cm" svg:x2="6.42cm" svg:y2="37.5cm">
          <text:p/>
        </draw:line>
        <draw:polygon draw:style-name="gr9" draw:text-style-name="P8" draw:layer="layout" svg:width="0.07cm" svg:height="0.071cm" svg:x="6.385cm" svg:y="37.958cm" svg:viewBox="0 0 71 72" draw:points="0,0 71,0 71,72 0,72">
          <text:p/>
        </draw:polygon>
        <draw:polygon draw:style-name="gr9" draw:text-style-name="P8" draw:layer="layout" svg:width="0.07cm" svg:height="0.071cm" svg:x="6.385cm" svg:y="37.429cm" svg:viewBox="0 0 71 72" draw:points="0,0 71,0 71,72 0,72">
          <text:p/>
        </draw:polygon>
        <draw:polygon draw:style-name="gr9" draw:text-style-name="P8" draw:layer="layout" svg:width="0.07cm" svg:height="0.071cm" svg:x="6.385cm" svg:y="37.429cm" svg:viewBox="0 0 71 72" draw:points="0,0 71,0 71,72 0,72">
          <text:p/>
        </draw:polygon>
        <draw:polygon draw:style-name="gr9" draw:text-style-name="P8" draw:layer="layout" svg:width="0.07cm" svg:height="0.07cm" svg:x="6.385cm" svg:y="37.465cm" svg:viewBox="0 0 71 71" draw:points="0,0 71,0 71,71 0,71">
          <text:p/>
        </draw:polygon>
        <draw:line draw:style-name="gr8" draw:text-style-name="P3" draw:layer="layout" svg:x1="6.42cm" svg:y1="35.665cm" svg:x2="6.42cm" svg:y2="36.195cm">
          <text:p/>
        </draw:line>
        <draw:polyline draw:style-name="gr8" draw:text-style-name="P3" draw:layer="layout" svg:width="0cm" svg:height="0cm" svg:x="6.42cm" svg:y="36.195cm" svg:viewBox="0 0 0 0" draw:points="0,0">
          <text:p/>
        </draw:polyline>
        <draw:line draw:style-name="gr8" draw:text-style-name="P3" draw:layer="layout" svg:x1="6.42cm" svg:y1="36.195cm" svg:x2="6.42cm" svg:y2="36.583cm">
          <text:p/>
        </draw:line>
        <draw:polygon draw:style-name="gr9" draw:text-style-name="P8" draw:layer="layout" svg:width="0.07cm" svg:height="0.071cm" svg:x="6.385cm" svg:y="35.63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547cm" svg:viewBox="0 0 71 72" draw:points="0,0 71,0 71,72 0,72">
          <text:p/>
        </draw:polygon>
        <draw:line draw:style-name="gr8" draw:text-style-name="P3" draw:layer="layout" svg:x1="6.42cm" svg:y1="34.819cm" svg:x2="6.42cm" svg:y2="34.501cm">
          <text:p/>
        </draw:line>
        <draw:line draw:style-name="gr8" draw:text-style-name="P3" draw:layer="layout" svg:x1="6.42cm" svg:y1="28.963cm" svg:x2="6.42cm" svg:y2="29.492cm">
          <text:p/>
        </draw:line>
        <draw:polyline draw:style-name="gr8" draw:text-style-name="P3" draw:layer="layout" svg:width="0cm" svg:height="0cm" svg:x="6.42cm" svg:y="29.492cm" svg:viewBox="0 0 0 0" draw:points="0,0">
          <text:p/>
        </draw:polyline>
        <draw:line draw:style-name="gr8" draw:text-style-name="P3" draw:layer="layout" svg:x1="6.42cm" svg:y1="29.492cm" svg:x2="6.42cm" svg:y2="29.88cm">
          <text:p/>
        </draw:line>
        <draw:polygon draw:style-name="gr9" draw:text-style-name="P8" draw:layer="layout" svg:width="0.07cm" svg:height="0.071cm" svg:x="6.385cm" svg:y="28.927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cm" svg:x="6.385cm" svg:y="29.845cm" svg:viewBox="0 0 71 71" draw:points="0,0 71,0 71,71 0,71">
          <text:p/>
        </draw:polygon>
        <draw:line draw:style-name="gr8" draw:text-style-name="P3" draw:layer="layout" svg:x1="6.42cm" svg:y1="28.116cm" svg:x2="6.42cm" svg:y2="27.587cm">
          <text:p/>
        </draw:line>
        <draw:polyline draw:style-name="gr8" draw:text-style-name="P3" draw:layer="layout" svg:width="0cm" svg:height="0cm" svg:x="6.42cm" svg:y="27.587cm" svg:viewBox="0 0 0 0" draw:points="0,0">
          <text:p/>
        </draw:polyline>
        <draw:line draw:style-name="gr8" draw:text-style-name="P3" draw:layer="layout" svg:x1="6.42cm" svg:y1="27.587cm" svg:x2="6.42cm" svg:y2="26.423cm">
          <text:p/>
        </draw:line>
        <draw:polygon draw:style-name="gr9" draw:text-style-name="P8" draw:layer="layout" svg:width="0.07cm" svg:height="0.07cm" svg:x="6.385cm" svg:y="28.081cm" svg:viewBox="0 0 71 71" draw:points="0,0 71,0 71,71 0,71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6.387cm" svg:viewBox="0 0 71 72" draw:points="0,0 71,0 71,72 0,72">
          <text:p/>
        </draw:polygon>
        <draw:line draw:style-name="gr8" draw:text-style-name="P3" draw:layer="layout" svg:x1="6.42cm" svg:y1="24.376cm" svg:x2="6.42cm" svg:y2="24.906cm">
          <text:p/>
        </draw:line>
        <draw:polyline draw:style-name="gr8" draw:text-style-name="P3" draw:layer="layout" svg:width="0cm" svg:height="0cm" svg:x="6.42cm" svg:y="24.906cm" svg:viewBox="0 0 0 0" draw:points="0,0">
          <text:p/>
        </draw:polyline>
        <draw:line draw:style-name="gr8" draw:text-style-name="P3" draw:layer="layout" svg:x1="6.42cm" svg:y1="24.906cm" svg:x2="6.42cm" svg:y2="24.941cm">
          <text:p/>
        </draw:line>
        <draw:polygon draw:style-name="gr9" draw:text-style-name="P8" draw:layer="layout" svg:width="0.07cm" svg:height="0.071cm" svg:x="6.385cm" svg:y="24.341cm" svg:viewBox="0 0 71 72" draw:points="0,0 71,0 71,72 0,72">
          <text:p/>
        </draw:polygon>
        <draw:polygon draw:style-name="gr9" draw:text-style-name="P8" draw:layer="layout" svg:width="0.07cm" svg:height="0.071cm" svg:x="6.385cm" svg:y="24.87cm" svg:viewBox="0 0 71 72" draw:points="0,0 71,0 71,72 0,72">
          <text:p/>
        </draw:polygon>
        <draw:polygon draw:style-name="gr9" draw:text-style-name="P8" draw:layer="layout" svg:width="0.07cm" svg:height="0.071cm" svg:x="6.385cm" svg:y="24.87cm" svg:viewBox="0 0 71 72" draw:points="0,0 71,0 71,72 0,72">
          <text:p/>
        </draw:polygon>
        <draw:polygon draw:style-name="gr9" draw:text-style-name="P8" draw:layer="layout" svg:width="0.07cm" svg:height="0.07cm" svg:x="6.385cm" svg:y="24.906cm" svg:viewBox="0 0 71 71" draw:points="0,0 71,0 71,71 0,71">
          <text:p/>
        </draw:polygon>
        <draw:line draw:style-name="gr8" draw:text-style-name="P3" draw:layer="layout" svg:x1="5.256cm" svg:y1="38.84cm" svg:x2="5.256cm" svg:y2="39.37cm">
          <text:p/>
        </draw:line>
        <draw:polyline draw:style-name="gr8" draw:text-style-name="P3" draw:layer="layout" svg:width="0cm" svg:height="0cm" svg:x="5.256cm" svg:y="39.37cm" svg:viewBox="0 0 0 0" draw:points="0,0">
          <text:p/>
        </draw:polyline>
        <draw:line draw:style-name="gr8" draw:text-style-name="P3" draw:layer="layout" svg:x1="5.256cm" svg:y1="39.37cm" svg:x2="5.256cm" svg:y2="40.11cm">
          <text:p/>
        </draw:line>
        <draw:polygon draw:style-name="gr9" draw:text-style-name="P8" draw:layer="layout" svg:width="0.07cm" svg:height="0.071cm" svg:x="5.221cm" svg:y="38.805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40.075cm" svg:viewBox="0 0 71 72" draw:points="0,0 71,0 71,72 0,72">
          <text:p/>
        </draw:polygon>
        <draw:line draw:style-name="gr8" draw:text-style-name="P3" draw:layer="layout" svg:x1="3.21cm" svg:y1="28.116cm" svg:x2="3.21cm" svg:y2="27.587cm">
          <text:p/>
        </draw:line>
        <draw:polyline draw:style-name="gr8" draw:text-style-name="P3" draw:layer="layout" svg:width="0cm" svg:height="0cm" svg:x="3.21cm" svg:y="27.587cm" svg:viewBox="0 0 0 0" draw:points="0,0">
          <text:p/>
        </draw:polyline>
        <draw:line draw:style-name="gr8" draw:text-style-name="P3" draw:layer="layout" svg:x1="3.21cm" svg:y1="27.587cm" svg:x2="3.21cm" svg:y2="26.423cm">
          <text:p/>
        </draw:line>
        <draw:polygon draw:style-name="gr9" draw:text-style-name="P8" draw:layer="layout" svg:width="0.07cm" svg:height="0.07cm" svg:x="3.175cm" svg:y="28.081cm" svg:viewBox="0 0 71 71" draw:points="0,0 71,0 71,71 0,71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6.387cm" svg:viewBox="0 0 71 72" draw:points="0,0 71,0 71,72 0,72">
          <text:p/>
        </draw:polygon>
        <draw:line draw:style-name="gr8" draw:text-style-name="P3" draw:layer="layout" svg:x1="5.256cm" svg:y1="28.963cm" svg:x2="5.256cm" svg:y2="29.492cm">
          <text:p/>
        </draw:line>
        <draw:polyline draw:style-name="gr8" draw:text-style-name="P3" draw:layer="layout" svg:width="0cm" svg:height="0cm" svg:x="5.256cm" svg:y="29.492cm" svg:viewBox="0 0 0 0" draw:points="0,0">
          <text:p/>
        </draw:polyline>
        <draw:line draw:style-name="gr8" draw:text-style-name="P3" draw:layer="layout" svg:x1="5.256cm" svg:y1="29.492cm" svg:x2="5.256cm" svg:y2="29.88cm">
          <text:p/>
        </draw:line>
        <draw:polygon draw:style-name="gr9" draw:text-style-name="P8" draw:layer="layout" svg:width="0.07cm" svg:height="0.071cm" svg:x="5.221cm" svg:y="28.927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cm" svg:x="5.221cm" svg:y="29.845cm" svg:viewBox="0 0 71 71" draw:points="0,0 71,0 71,71 0,71">
          <text:p/>
        </draw:polygon>
        <draw:line draw:style-name="gr8" draw:text-style-name="P3" draw:layer="layout" svg:x1="5.256cm" svg:y1="34.819cm" svg:x2="5.256cm" svg:y2="34.501cm">
          <text:p/>
        </draw:line>
        <draw:line draw:style-name="gr8" draw:text-style-name="P3" draw:layer="layout" svg:x1="5.256cm" svg:y1="35.665cm" svg:x2="5.256cm" svg:y2="36.195cm">
          <text:p/>
        </draw:line>
        <draw:polyline draw:style-name="gr8" draw:text-style-name="P3" draw:layer="layout" svg:width="0cm" svg:height="0cm" svg:x="5.256cm" svg:y="36.195cm" svg:viewBox="0 0 0 0" draw:points="0,0">
          <text:p/>
        </draw:polyline>
        <draw:line draw:style-name="gr8" draw:text-style-name="P3" draw:layer="layout" svg:x1="5.256cm" svg:y1="36.195cm" svg:x2="5.256cm" svg:y2="36.583cm">
          <text:p/>
        </draw:line>
        <draw:polygon draw:style-name="gr9" draw:text-style-name="P8" draw:layer="layout" svg:width="0.07cm" svg:height="0.071cm" svg:x="5.221cm" svg:y="35.63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547cm" svg:viewBox="0 0 71 72" draw:points="0,0 71,0 71,72 0,72">
          <text:p/>
        </draw:polygon>
        <draw:line draw:style-name="gr8" draw:text-style-name="P3" draw:layer="layout" svg:x1="5.256cm" svg:y1="24.376cm" svg:x2="5.256cm" svg:y2="24.906cm">
          <text:p/>
        </draw:line>
        <draw:polyline draw:style-name="gr8" draw:text-style-name="P3" draw:layer="layout" svg:width="0cm" svg:height="0cm" svg:x="5.256cm" svg:y="24.906cm" svg:viewBox="0 0 0 0" draw:points="0,0">
          <text:p/>
        </draw:polyline>
        <draw:line draw:style-name="gr8" draw:text-style-name="P3" draw:layer="layout" svg:x1="5.256cm" svg:y1="24.906cm" svg:x2="5.256cm" svg:y2="24.941cm">
          <text:p/>
        </draw:line>
        <draw:polygon draw:style-name="gr9" draw:text-style-name="P8" draw:layer="layout" svg:width="0.07cm" svg:height="0.071cm" svg:x="5.221cm" svg:y="24.341cm" svg:viewBox="0 0 71 72" draw:points="0,0 71,0 71,72 0,72">
          <text:p/>
        </draw:polygon>
        <draw:polygon draw:style-name="gr9" draw:text-style-name="P8" draw:layer="layout" svg:width="0.07cm" svg:height="0.071cm" svg:x="5.221cm" svg:y="24.87cm" svg:viewBox="0 0 71 72" draw:points="0,0 71,0 71,72 0,72">
          <text:p/>
        </draw:polygon>
        <draw:polygon draw:style-name="gr9" draw:text-style-name="P8" draw:layer="layout" svg:width="0.07cm" svg:height="0.071cm" svg:x="5.221cm" svg:y="24.87cm" svg:viewBox="0 0 71 72" draw:points="0,0 71,0 71,72 0,72">
          <text:p/>
        </draw:polygon>
        <draw:polygon draw:style-name="gr9" draw:text-style-name="P8" draw:layer="layout" svg:width="0.07cm" svg:height="0.07cm" svg:x="5.221cm" svg:y="24.906cm" svg:viewBox="0 0 71 71" draw:points="0,0 71,0 71,71 0,71">
          <text:p/>
        </draw:polygon>
        <draw:line draw:style-name="gr8" draw:text-style-name="P3" draw:layer="layout" svg:x1="5.256cm" svg:y1="23.53cm" svg:x2="5.256cm" svg:y2="23.001cm">
          <text:p/>
        </draw:line>
        <draw:polyline draw:style-name="gr8" draw:text-style-name="P3" draw:layer="layout" svg:width="0cm" svg:height="0cm" svg:x="5.256cm" svg:y="23.001cm" svg:viewBox="0 0 0 0" draw:points="0,0">
          <text:p/>
        </draw:polyline>
        <draw:line draw:style-name="gr8" draw:text-style-name="P3" draw:layer="layout" svg:x1="5.256cm" svg:y1="23.001cm" svg:x2="5.256cm" svg:y2="22.895cm">
          <text:p/>
        </draw:line>
        <draw:polygon draw:style-name="gr9" draw:text-style-name="P8" draw:layer="layout" svg:width="0.07cm" svg:height="0.07cm" svg:x="5.221cm" svg:y="23.495cm" svg:viewBox="0 0 71 71" draw:points="0,0 71,0 71,71 0,71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cm" svg:x="5.221cm" svg:y="22.86cm" svg:viewBox="0 0 71 71" draw:points="0,0 71,0 71,71 0,71">
          <text:p/>
        </draw:polygon>
        <draw:line draw:style-name="gr8" draw:text-style-name="P3" draw:layer="layout" svg:x1="5.256cm" svg:y1="37.994cm" svg:x2="5.256cm" svg:y2="37.465cm">
          <text:p/>
        </draw:line>
        <draw:polyline draw:style-name="gr8" draw:text-style-name="P3" draw:layer="layout" svg:width="0cm" svg:height="0cm" svg:x="5.256cm" svg:y="37.465cm" svg:viewBox="0 0 0 0" draw:points="0,0">
          <text:p/>
        </draw:polyline>
        <draw:line draw:style-name="gr8" draw:text-style-name="P3" draw:layer="layout" svg:x1="5.256cm" svg:y1="37.465cm" svg:x2="5.256cm" svg:y2="37.5cm">
          <text:p/>
        </draw:line>
        <draw:polygon draw:style-name="gr9" draw:text-style-name="P8" draw:layer="layout" svg:width="0.07cm" svg:height="0.071cm" svg:x="5.221cm" svg:y="37.958cm" svg:viewBox="0 0 71 72" draw:points="0,0 71,0 71,72 0,72">
          <text:p/>
        </draw:polygon>
        <draw:polygon draw:style-name="gr9" draw:text-style-name="P8" draw:layer="layout" svg:width="0.07cm" svg:height="0.071cm" svg:x="5.221cm" svg:y="37.429cm" svg:viewBox="0 0 71 72" draw:points="0,0 71,0 71,72 0,72">
          <text:p/>
        </draw:polygon>
        <draw:polygon draw:style-name="gr9" draw:text-style-name="P8" draw:layer="layout" svg:width="0.07cm" svg:height="0.071cm" svg:x="5.221cm" svg:y="37.429cm" svg:viewBox="0 0 71 72" draw:points="0,0 71,0 71,72 0,72">
          <text:p/>
        </draw:polygon>
        <draw:polygon draw:style-name="gr9" draw:text-style-name="P8" draw:layer="layout" svg:width="0.07cm" svg:height="0.07cm" svg:x="5.221cm" svg:y="37.465cm" svg:viewBox="0 0 71 71" draw:points="0,0 71,0 71,71 0,71">
          <text:p/>
        </draw:polygon>
        <draw:line draw:style-name="gr8" draw:text-style-name="P3" draw:layer="layout" svg:x1="1.128cm" svg:y1="34.819cm" svg:x2="1.128cm" svg:y2="34.501cm">
          <text:p/>
        </draw:line>
        <draw:line draw:style-name="gr8" draw:text-style-name="P3" draw:layer="layout" svg:x1="3.457cm" svg:y1="42.933cm" svg:x2="3.457cm" svg:y2="42.403cm">
          <text:p/>
        </draw:line>
        <draw:line draw:style-name="gr8" draw:text-style-name="P3" draw:layer="layout" svg:x1="3.457cm" svg:y1="42.403cm" svg:x2="1.128cm" svg:y2="42.403cm">
          <text:p/>
        </draw:line>
        <draw:line draw:style-name="gr8" draw:text-style-name="P3" draw:layer="layout" svg:x1="1.128cm" svg:y1="42.403cm" svg:x2="1.128cm" svg:y2="40.886cm">
          <text:p/>
        </draw:line>
        <draw:polygon draw:style-name="gr9" draw:text-style-name="P8" draw:layer="layout" svg:width="0.071cm" svg:height="0.071cm" svg:x="3.421cm" svg:y="42.897cm" svg:viewBox="0 0 72 72" draw:points="0,0 72,0 72,72 0,72">
          <text:p/>
        </draw:polygon>
        <draw:polygon draw:style-name="gr9" draw:text-style-name="P8" draw:layer="layout" svg:width="0.071cm" svg:height="0.071cm" svg:x="3.421cm" svg:y="42.368cm" svg:viewBox="0 0 72 72" draw:points="0,0 72,0 72,72 0,72">
          <text:p/>
        </draw:polygon>
        <draw:polygon draw:style-name="gr9" draw:text-style-name="P8" draw:layer="layout" svg:width="0.071cm" svg:height="0.071cm" svg:x="1.093cm" svg:y="42.368cm" svg:viewBox="0 0 72 72" draw:points="0,0 72,0 72,72 0,72">
          <text:p/>
        </draw:polygon>
        <draw:polygon draw:style-name="gr9" draw:text-style-name="P8" draw:layer="layout" svg:width="0.071cm" svg:height="0.071cm" svg:x="1.093cm" svg:y="40.851cm" svg:viewBox="0 0 72 72" draw:points="0,0 72,0 72,72 0,72">
          <text:p/>
        </draw:polygon>
        <draw:line draw:style-name="gr8" draw:text-style-name="P3" draw:layer="layout" svg:x1="4.198cm" svg:y1="28.116cm" svg:x2="4.198cm" svg:y2="27.587cm">
          <text:p/>
        </draw:line>
        <draw:polyline draw:style-name="gr8" draw:text-style-name="P3" draw:layer="layout" svg:width="0cm" svg:height="0cm" svg:x="4.198cm" svg:y="27.587cm" svg:viewBox="0 0 0 0" draw:points="0,0">
          <text:p/>
        </draw:polyline>
        <draw:line draw:style-name="gr8" draw:text-style-name="P3" draw:layer="layout" svg:x1="4.198cm" svg:y1="27.587cm" svg:x2="4.198cm" svg:y2="26.423cm">
          <text:p/>
        </draw:line>
        <draw:polygon draw:style-name="gr9" draw:text-style-name="P8" draw:layer="layout" svg:width="0.071cm" svg:height="0.07cm" svg:x="4.162cm" svg:y="28.081cm" svg:viewBox="0 0 72 71" draw:points="0,0 72,0 72,71 0,71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6.387cm" svg:viewBox="0 0 72 72" draw:points="0,0 72,0 72,72 0,72">
          <text:p/>
        </draw:polygon>
        <draw:line draw:style-name="gr8" draw:text-style-name="P3" draw:layer="layout" svg:x1="3.845cm" svg:y1="42.933cm" svg:x2="3.845cm" svg:y2="42.403cm">
          <text:p/>
        </draw:line>
        <draw:line draw:style-name="gr8" draw:text-style-name="P3" draw:layer="layout" svg:x1="3.845cm" svg:y1="42.403cm" svg:x2="2.187cm" svg:y2="42.403cm">
          <text:p/>
        </draw:line>
        <draw:line draw:style-name="gr8" draw:text-style-name="P3" draw:layer="layout" svg:x1="2.187cm" svg:y1="42.403cm" svg:x2="2.187cm" svg:y2="40.886cm">
          <text:p/>
        </draw:line>
        <draw:polygon draw:style-name="gr9" draw:text-style-name="P8" draw:layer="layout" svg:width="0.07cm" svg:height="0.071cm" svg:x="3.81cm" svg:y="42.897cm" svg:viewBox="0 0 71 72" draw:points="0,0 71,0 71,72 0,72">
          <text:p/>
        </draw:polygon>
        <draw:polygon draw:style-name="gr9" draw:text-style-name="P8" draw:layer="layout" svg:width="0.07cm" svg:height="0.071cm" svg:x="3.81cm" svg:y="42.368cm" svg:viewBox="0 0 71 72" draw:points="0,0 71,0 71,72 0,72">
          <text:p/>
        </draw:polygon>
        <draw:polygon draw:style-name="gr9" draw:text-style-name="P8" draw:layer="layout" svg:width="0.071cm" svg:height="0.071cm" svg:x="2.151cm" svg:y="42.368cm" svg:viewBox="0 0 72 72" draw:points="0,0 72,0 72,72 0,72">
          <text:p/>
        </draw:polygon>
        <draw:polygon draw:style-name="gr9" draw:text-style-name="P8" draw:layer="layout" svg:width="0.071cm" svg:height="0.071cm" svg:x="2.151cm" svg:y="40.851cm" svg:viewBox="0 0 72 72" draw:points="0,0 72,0 72,72 0,72">
          <text:p/>
        </draw:polygon>
        <draw:line draw:style-name="gr8" draw:text-style-name="P3" draw:layer="layout" svg:x1="4.233cm" svg:y1="42.933cm" svg:x2="4.233cm" svg:y2="42.403cm">
          <text:p/>
        </draw:line>
        <draw:line draw:style-name="gr8" draw:text-style-name="P3" draw:layer="layout" svg:x1="4.233cm" svg:y1="42.403cm" svg:x2="3.21cm" svg:y2="42.403cm">
          <text:p/>
        </draw:line>
        <draw:line draw:style-name="gr8" draw:text-style-name="P3" draw:layer="layout" svg:x1="3.21cm" svg:y1="42.403cm" svg:x2="3.21cm" svg:y2="40.886cm">
          <text:p/>
        </draw:line>
        <draw:polygon draw:style-name="gr9" draw:text-style-name="P8" draw:layer="layout" svg:width="0.07cm" svg:height="0.071cm" svg:x="4.198cm" svg:y="42.897cm" svg:viewBox="0 0 71 72" draw:points="0,0 71,0 71,72 0,72">
          <text:p/>
        </draw:polygon>
        <draw:polygon draw:style-name="gr9" draw:text-style-name="P8" draw:layer="layout" svg:width="0.07cm" svg:height="0.071cm" svg:x="4.198cm" svg:y="42.368cm" svg:viewBox="0 0 71 72" draw:points="0,0 71,0 71,72 0,72">
          <text:p/>
        </draw:polygon>
        <draw:polygon draw:style-name="gr9" draw:text-style-name="P8" draw:layer="layout" svg:width="0.07cm" svg:height="0.071cm" svg:x="3.175cm" svg:y="42.368cm" svg:viewBox="0 0 71 72" draw:points="0,0 71,0 71,72 0,72">
          <text:p/>
        </draw:polygon>
        <draw:polygon draw:style-name="gr9" draw:text-style-name="P8" draw:layer="layout" svg:width="0.07cm" svg:height="0.071cm" svg:x="3.175cm" svg:y="40.851cm" svg:viewBox="0 0 71 72" draw:points="0,0 71,0 71,72 0,72">
          <text:p/>
        </draw:polygon>
        <draw:line draw:style-name="gr8" draw:text-style-name="P3" draw:layer="layout" svg:x1="4.621cm" svg:y1="42.933cm" svg:x2="4.621cm" svg:y2="42.403cm">
          <text:p/>
        </draw:line>
        <draw:line draw:style-name="gr8" draw:text-style-name="P3" draw:layer="layout" svg:x1="4.621cm" svg:y1="42.403cm" svg:x2="4.198cm" svg:y2="42.403cm">
          <text:p/>
        </draw:line>
        <draw:line draw:style-name="gr8" draw:text-style-name="P3" draw:layer="layout" svg:x1="4.198cm" svg:y1="42.403cm" svg:x2="4.198cm" svg:y2="40.886cm">
          <text:p/>
        </draw:line>
        <draw:polygon draw:style-name="gr9" draw:text-style-name="P8" draw:layer="layout" svg:width="0.07cm" svg:height="0.071cm" svg:x="4.586cm" svg:y="42.897cm" svg:viewBox="0 0 71 72" draw:points="0,0 71,0 71,72 0,72">
          <text:p/>
        </draw:polygon>
        <draw:polygon draw:style-name="gr9" draw:text-style-name="P8" draw:layer="layout" svg:width="0.07cm" svg:height="0.071cm" svg:x="4.586cm" svg:y="42.368cm" svg:viewBox="0 0 71 72" draw:points="0,0 71,0 71,72 0,72">
          <text:p/>
        </draw:polygon>
        <draw:polygon draw:style-name="gr9" draw:text-style-name="P8" draw:layer="layout" svg:width="0.071cm" svg:height="0.071cm" svg:x="4.162cm" svg:y="42.368cm" svg:viewBox="0 0 72 72" draw:points="0,0 72,0 72,72 0,72">
          <text:p/>
        </draw:polygon>
        <draw:polygon draw:style-name="gr9" draw:text-style-name="P8" draw:layer="layout" svg:width="0.071cm" svg:height="0.071cm" svg:x="4.162cm" svg:y="40.851cm" svg:viewBox="0 0 72 72" draw:points="0,0 72,0 72,72 0,72">
          <text:p/>
        </draw:polygon>
        <draw:line draw:style-name="gr8" draw:text-style-name="P3" draw:layer="layout" svg:x1="4.974cm" svg:y1="42.933cm" svg:x2="4.974cm" svg:y2="42.403cm">
          <text:p/>
        </draw:line>
        <draw:line draw:style-name="gr8" draw:text-style-name="P3" draw:layer="layout" svg:x1="4.974cm" svg:y1="42.403cm" svg:x2="5.256cm" svg:y2="42.403cm">
          <text:p/>
        </draw:line>
        <draw:line draw:style-name="gr8" draw:text-style-name="P3" draw:layer="layout" svg:x1="5.256cm" svg:y1="42.403cm" svg:x2="5.256cm" svg:y2="40.886cm">
          <text:p/>
        </draw:line>
        <draw:polygon draw:style-name="gr9" draw:text-style-name="P8" draw:layer="layout" svg:width="0.071cm" svg:height="0.071cm" svg:x="4.938cm" svg:y="42.897cm" svg:viewBox="0 0 72 72" draw:points="0,0 72,0 72,72 0,72">
          <text:p/>
        </draw:polygon>
        <draw:polygon draw:style-name="gr9" draw:text-style-name="P8" draw:layer="layout" svg:width="0.071cm" svg:height="0.071cm" svg:x="4.938cm" svg:y="42.368cm" svg:viewBox="0 0 72 72" draw:points="0,0 72,0 72,72 0,72">
          <text:p/>
        </draw:polygon>
        <draw:polygon draw:style-name="gr9" draw:text-style-name="P8" draw:layer="layout" svg:width="0.07cm" svg:height="0.071cm" svg:x="5.221cm" svg:y="42.368cm" svg:viewBox="0 0 71 72" draw:points="0,0 71,0 71,72 0,72">
          <text:p/>
        </draw:polygon>
        <draw:polygon draw:style-name="gr9" draw:text-style-name="P8" draw:layer="layout" svg:width="0.07cm" svg:height="0.071cm" svg:x="5.221cm" svg:y="40.851cm" svg:viewBox="0 0 71 72" draw:points="0,0 71,0 71,72 0,72">
          <text:p/>
        </draw:polygon>
        <draw:line draw:style-name="gr8" draw:text-style-name="P3" draw:layer="layout" svg:x1="5.362cm" svg:y1="42.933cm" svg:x2="5.362cm" svg:y2="42.403cm">
          <text:p/>
        </draw:line>
        <draw:line draw:style-name="gr8" draw:text-style-name="P3" draw:layer="layout" svg:x1="5.362cm" svg:y1="42.403cm" svg:x2="6.42cm" svg:y2="42.403cm">
          <text:p/>
        </draw:line>
        <draw:line draw:style-name="gr8" draw:text-style-name="P3" draw:layer="layout" svg:x1="6.42cm" svg:y1="42.403cm" svg:x2="6.42cm" svg:y2="40.886cm">
          <text:p/>
        </draw:line>
        <draw:polygon draw:style-name="gr9" draw:text-style-name="P8" draw:layer="layout" svg:width="0.071cm" svg:height="0.071cm" svg:x="5.326cm" svg:y="42.897cm" svg:viewBox="0 0 72 72" draw:points="0,0 72,0 72,72 0,72">
          <text:p/>
        </draw:polygon>
        <draw:polygon draw:style-name="gr9" draw:text-style-name="P8" draw:layer="layout" svg:width="0.071cm" svg:height="0.071cm" svg:x="5.326cm" svg:y="42.368cm" svg:viewBox="0 0 72 72" draw:points="0,0 72,0 72,72 0,72">
          <text:p/>
        </draw:polygon>
        <draw:polygon draw:style-name="gr9" draw:text-style-name="P8" draw:layer="layout" svg:width="0.07cm" svg:height="0.071cm" svg:x="6.385cm" svg:y="42.368cm" svg:viewBox="0 0 71 72" draw:points="0,0 71,0 71,72 0,72">
          <text:p/>
        </draw:polygon>
        <draw:polygon draw:style-name="gr9" draw:text-style-name="P8" draw:layer="layout" svg:width="0.07cm" svg:height="0.071cm" svg:x="6.385cm" svg:y="40.851cm" svg:viewBox="0 0 71 72" draw:points="0,0 71,0 71,72 0,72">
          <text:p/>
        </draw:polygon>
        <draw:line draw:style-name="gr8" draw:text-style-name="P3" draw:layer="layout" svg:x1="5.75cm" svg:y1="42.933cm" svg:x2="5.75cm" svg:y2="42.403cm">
          <text:p/>
        </draw:line>
        <draw:line draw:style-name="gr8" draw:text-style-name="P3" draw:layer="layout" svg:x1="5.75cm" svg:y1="42.403cm" svg:x2="7.443cm" svg:y2="42.403cm">
          <text:p/>
        </draw:line>
        <draw:line draw:style-name="gr8" draw:text-style-name="P3" draw:layer="layout" svg:x1="7.443cm" svg:y1="42.403cm" svg:x2="7.443cm" svg:y2="40.886cm">
          <text:p/>
        </draw:line>
        <draw:polygon draw:style-name="gr9" draw:text-style-name="P8" draw:layer="layout" svg:width="0.07cm" svg:height="0.071cm" svg:x="5.715cm" svg:y="42.897cm" svg:viewBox="0 0 71 72" draw:points="0,0 71,0 71,72 0,72">
          <text:p/>
        </draw:polygon>
        <draw:polygon draw:style-name="gr9" draw:text-style-name="P8" draw:layer="layout" svg:width="0.07cm" svg:height="0.071cm" svg:x="5.715cm" svg:y="42.368cm" svg:viewBox="0 0 71 72" draw:points="0,0 71,0 71,72 0,72">
          <text:p/>
        </draw:polygon>
        <draw:polygon draw:style-name="gr9" draw:text-style-name="P8" draw:layer="layout" svg:width="0.07cm" svg:height="0.071cm" svg:x="7.408cm" svg:y="42.368cm" svg:viewBox="0 0 71 72" draw:points="0,0 71,0 71,72 0,72">
          <text:p/>
        </draw:polygon>
        <draw:polygon draw:style-name="gr9" draw:text-style-name="P8" draw:layer="layout" svg:width="0.07cm" svg:height="0.071cm" svg:x="7.408cm" svg:y="40.851cm" svg:viewBox="0 0 71 72" draw:points="0,0 71,0 71,72 0,72">
          <text:p/>
        </draw:polygon>
        <draw:line draw:style-name="gr8" draw:text-style-name="P3" draw:layer="layout" svg:x1="1.128cm" svg:y1="35.665cm" svg:x2="1.128cm" svg:y2="36.195cm">
          <text:p/>
        </draw:line>
        <draw:polyline draw:style-name="gr8" draw:text-style-name="P3" draw:layer="layout" svg:width="0cm" svg:height="0cm" svg:x="1.128cm" svg:y="36.195cm" svg:viewBox="0 0 0 0" draw:points="0,0">
          <text:p/>
        </draw:polyline>
        <draw:line draw:style-name="gr8" draw:text-style-name="P3" draw:layer="layout" svg:x1="1.128cm" svg:y1="36.195cm" svg:x2="1.128cm" svg:y2="36.583cm">
          <text:p/>
        </draw:line>
        <draw:polygon draw:style-name="gr9" draw:text-style-name="P8" draw:layer="layout" svg:width="0.071cm" svg:height="0.071cm" svg:x="1.093cm" svg:y="35.63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547cm" svg:viewBox="0 0 72 72" draw:points="0,0 72,0 72,72 0,72">
          <text:p/>
        </draw:polygon>
        <draw:line draw:style-name="gr8" draw:text-style-name="P3" draw:layer="layout" svg:x1="9.207cm" svg:y1="15.769cm" svg:x2="9.207cm" svg:y2="15.24cm">
          <text:p/>
        </draw:line>
        <draw:line draw:style-name="gr8" draw:text-style-name="P3" draw:layer="layout" svg:x1="9.207cm" svg:y1="15.24cm" svg:x2="9.242cm" svg:y2="15.24cm">
          <text:p/>
        </draw:line>
        <draw:line draw:style-name="gr8" draw:text-style-name="P3" draw:layer="layout" svg:x1="9.242cm" svg:y1="15.24cm" svg:x2="9.242cm" svg:y2="14.605cm">
          <text:p/>
        </draw:line>
        <draw:polygon draw:style-name="gr9" draw:text-style-name="P8" draw:layer="layout" svg:width="0.07cm" svg:height="0.071cm" svg:x="9.172cm" svg:y="15.733cm" svg:viewBox="0 0 71 72" draw:points="0,0 71,0 71,72 0,72">
          <text:p/>
        </draw:polygon>
        <draw:polygon draw:style-name="gr9" draw:text-style-name="P8" draw:layer="layout" svg:width="0.07cm" svg:height="0.071cm" svg:x="9.172cm" svg:y="15.204cm" svg:viewBox="0 0 71 72" draw:points="0,0 71,0 71,72 0,72">
          <text:p/>
        </draw:polygon>
        <draw:polygon draw:style-name="gr9" draw:text-style-name="P8" draw:layer="layout" svg:width="0.071cm" svg:height="0.071cm" svg:x="9.207cm" svg:y="15.204cm" svg:viewBox="0 0 72 72" draw:points="0,0 72,0 72,72 0,72">
          <text:p/>
        </draw:polygon>
        <draw:polygon draw:style-name="gr9" draw:text-style-name="P8" draw:layer="layout" svg:width="0.071cm" svg:height="0.071cm" svg:x="9.207cm" svg:y="14.569cm" svg:viewBox="0 0 72 72" draw:points="0,0 72,0 72,72 0,72">
          <text:p/>
        </draw:polygon>
        <draw:line draw:style-name="gr8" draw:text-style-name="P3" draw:layer="layout" svg:x1="9.207cm" svg:y1="16.615cm" svg:x2="9.207cm" svg:y2="17.145cm">
          <text:p/>
        </draw:line>
        <draw:line draw:style-name="gr8" draw:text-style-name="P3" draw:layer="layout" svg:x1="9.207cm" svg:y1="17.145cm" svg:x2="9.383cm" svg:y2="17.145cm">
          <text:p/>
        </draw:line>
        <draw:line draw:style-name="gr8" draw:text-style-name="P3" draw:layer="layout" svg:x1="9.383cm" svg:y1="17.145cm" svg:x2="9.383cm" svg:y2="17.18cm">
          <text:p/>
        </draw:line>
        <draw:polygon draw:style-name="gr9" draw:text-style-name="P8" draw:layer="layout" svg:width="0.07cm" svg:height="0.071cm" svg:x="9.172cm" svg:y="16.58cm" svg:viewBox="0 0 71 72" draw:points="0,0 71,0 71,72 0,72">
          <text:p/>
        </draw:polygon>
        <draw:polygon draw:style-name="gr9" draw:text-style-name="P8" draw:layer="layout" svg:width="0.07cm" svg:height="0.071cm" svg:x="9.172cm" svg:y="17.109cm" svg:viewBox="0 0 71 72" draw:points="0,0 71,0 71,72 0,72">
          <text:p/>
        </draw:polygon>
        <draw:polygon draw:style-name="gr9" draw:text-style-name="P8" draw:layer="layout" svg:width="0.071cm" svg:height="0.071cm" svg:x="9.348cm" svg:y="17.109cm" svg:viewBox="0 0 72 72" draw:points="0,0 72,0 72,72 0,72">
          <text:p/>
        </draw:polygon>
        <draw:polygon draw:style-name="gr9" draw:text-style-name="P8" draw:layer="layout" svg:width="0.071cm" svg:height="0.07cm" svg:x="9.348cm" svg:y="17.145cm" svg:viewBox="0 0 72 71" draw:points="0,0 72,0 72,71 0,71">
          <text:p/>
        </draw:polygon>
        <draw:line draw:style-name="gr8" draw:text-style-name="P3" draw:layer="layout" svg:x1="10.16cm" svg:y1="45.755cm" svg:x2="10.16cm" svg:y2="45.226cm">
          <text:p/>
        </draw:line>
        <draw:polyline draw:style-name="gr8" draw:text-style-name="P3" draw:layer="layout" svg:width="0cm" svg:height="0cm" svg:x="10.16cm" svg:y="45.226cm" svg:viewBox="0 0 0 0" draw:points="0,0">
          <text:p/>
        </draw:polyline>
        <draw:line draw:style-name="gr8" draw:text-style-name="P3" draw:layer="layout" svg:x1="10.16cm" svg:y1="45.226cm" svg:x2="10.16cm" svg:y2="45.12cm">
          <text:p/>
        </draw:line>
        <draw:polygon draw:style-name="gr9" draw:text-style-name="P8" draw:layer="layout" svg:width="0.071cm" svg:height="0.07cm" svg:x="10.124cm" svg:y="45.72cm" svg:viewBox="0 0 72 71" draw:points="0,0 72,0 72,71 0,71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cm" svg:x="10.124cm" svg:y="45.085cm" svg:viewBox="0 0 72 71" draw:points="0,0 72,0 72,71 0,71">
          <text:p/>
        </draw:polygon>
        <draw:line draw:style-name="gr8" draw:text-style-name="P3" draw:layer="layout" svg:x1="13.652cm" svg:y1="50.694cm" svg:x2="13.123cm" svg:y2="50.694cm">
          <text:p/>
        </draw:line>
        <draw:polyline draw:style-name="gr8" draw:text-style-name="P3" draw:layer="layout" svg:width="0cm" svg:height="0cm" svg:x="13.123cm" svg:y="50.694cm" svg:viewBox="0 0 0 0" draw:points="0,0">
          <text:p/>
        </draw:polyline>
        <draw:line draw:style-name="gr8" draw:text-style-name="P3" draw:layer="layout" svg:x1="13.123cm" svg:y1="50.694cm" svg:x2="13.158cm" svg:y2="50.694cm">
          <text:p/>
        </draw:line>
        <draw:polygon draw:style-name="gr9" draw:text-style-name="P8" draw:layer="layout" svg:width="0.07cm" svg:height="0.071cm" svg:x="13.617cm" svg:y="50.658cm" svg:viewBox="0 0 71 72" draw:points="0,0 71,0 71,72 0,72">
          <text:p/>
        </draw:polygon>
        <draw:polygon draw:style-name="gr9" draw:text-style-name="P8" draw:layer="layout" svg:width="0.07cm" svg:height="0.071cm" svg:x="13.088cm" svg:y="50.658cm" svg:viewBox="0 0 71 72" draw:points="0,0 71,0 71,72 0,72">
          <text:p/>
        </draw:polygon>
        <draw:polygon draw:style-name="gr9" draw:text-style-name="P8" draw:layer="layout" svg:width="0.07cm" svg:height="0.071cm" svg:x="13.088cm" svg:y="50.658cm" svg:viewBox="0 0 71 72" draw:points="0,0 71,0 71,72 0,72">
          <text:p/>
        </draw:polygon>
        <draw:polygon draw:style-name="gr9" draw:text-style-name="P8" draw:layer="layout" svg:width="0.07cm" svg:height="0.071cm" svg:x="13.123cm" svg:y="50.658cm" svg:viewBox="0 0 71 72" draw:points="0,0 71,0 71,72 0,72">
          <text:p/>
        </draw:polygon>
        <draw:line draw:style-name="gr8" draw:text-style-name="P3" draw:layer="layout" svg:x1="27.375cm" svg:y1="14.675cm" svg:x2="27.904cm" svg:y2="14.675cm">
          <text:p/>
        </draw:line>
        <draw:line draw:style-name="gr8" draw:text-style-name="P3" draw:layer="layout" svg:x1="27.904cm" svg:y1="14.675cm" svg:x2="27.904cm" svg:y2="13.864cm">
          <text:p/>
        </draw:line>
        <draw:line draw:style-name="gr8" draw:text-style-name="P3" draw:layer="layout" svg:x1="27.904cm" svg:y1="13.864cm" svg:x2="28.469cm" svg:y2="13.864cm">
          <text:p/>
        </draw:line>
        <draw:polygon draw:style-name="gr9" draw:text-style-name="P8" draw:layer="layout" svg:width="0.07cm" svg:height="0.07cm" svg:x="27.34cm" svg:y="14.64cm" svg:viewBox="0 0 71 71" draw:points="0,0 71,0 71,71 0,71">
          <text:p/>
        </draw:polygon>
        <draw:polygon draw:style-name="gr9" draw:text-style-name="P8" draw:layer="layout" svg:width="0.071cm" svg:height="0.07cm" svg:x="27.869cm" svg:y="14.64cm" svg:viewBox="0 0 72 71" draw:points="0,0 72,0 72,71 0,71">
          <text:p/>
        </draw:polygon>
        <draw:polygon draw:style-name="gr9" draw:text-style-name="P8" draw:layer="layout" svg:width="0.071cm" svg:height="0.071cm" svg:x="27.869cm" svg:y="13.828cm" svg:viewBox="0 0 72 72" draw:points="0,0 72,0 72,72 0,72">
          <text:p/>
        </draw:polygon>
        <draw:polygon draw:style-name="gr9" draw:text-style-name="P8" draw:layer="layout" svg:width="0.071cm" svg:height="0.071cm" svg:x="28.433cm" svg:y="13.828cm" svg:viewBox="0 0 72 72" draw:points="0,0 72,0 72,72 0,72">
          <text:p/>
        </draw:polygon>
        <draw:line draw:style-name="gr8" draw:text-style-name="P3" draw:layer="layout" svg:x1="13.299cm" svg:y1="14.675cm" svg:x2="12.77cm" svg:y2="14.675cm">
          <text:p/>
        </draw:line>
        <draw:line draw:style-name="gr8" draw:text-style-name="P3" draw:layer="layout" svg:x1="12.77cm" svg:y1="14.675cm" svg:x2="12.77cm" svg:y2="14.216cm">
          <text:p/>
        </draw:line>
        <draw:line draw:style-name="gr8" draw:text-style-name="P3" draw:layer="layout" svg:x1="12.77cm" svg:y1="14.216cm" svg:x2="12.241cm" svg:y2="14.216cm">
          <text:p/>
        </draw:line>
        <draw:polygon draw:style-name="gr9" draw:text-style-name="P8" draw:layer="layout" svg:width="0.072cm" svg:height="0.07cm" svg:x="13.264cm" svg:y="14.64cm" svg:viewBox="0 0 73 71" draw:points="0,0 73,0 73,71 0,71">
          <text:p/>
        </draw:polygon>
        <draw:polygon draw:style-name="gr9" draw:text-style-name="P8" draw:layer="layout" svg:width="0.07cm" svg:height="0.07cm" svg:x="12.735cm" svg:y="14.64cm" svg:viewBox="0 0 71 71" draw:points="0,0 71,0 71,71 0,71">
          <text:p/>
        </draw:polygon>
        <draw:polygon draw:style-name="gr9" draw:text-style-name="P8" draw:layer="layout" svg:width="0.07cm" svg:height="0.071cm" svg:x="12.735cm" svg:y="14.181cm" svg:viewBox="0 0 71 72" draw:points="0,0 71,0 71,72 0,72">
          <text:p/>
        </draw:polygon>
        <draw:polygon draw:style-name="gr9" draw:text-style-name="P8" draw:layer="layout" svg:width="0.07cm" svg:height="0.071cm" svg:x="12.206cm" svg:y="14.181cm" svg:viewBox="0 0 71 72" draw:points="0,0 71,0 71,72 0,72">
          <text:p/>
        </draw:polygon>
        <draw:line draw:style-name="gr8" draw:text-style-name="P3" draw:layer="layout" svg:x1="13.299cm" svg:y1="13.617cm" svg:x2="12.77cm" svg:y2="13.617cm">
          <text:p/>
        </draw:line>
        <draw:line draw:style-name="gr8" draw:text-style-name="P3" draw:layer="layout" svg:x1="12.77cm" svg:y1="13.617cm" svg:x2="12.77cm" svg:y2="13.546cm">
          <text:p/>
        </draw:line>
        <draw:line draw:style-name="gr8" draw:text-style-name="P3" draw:layer="layout" svg:x1="12.77cm" svg:y1="13.546cm" svg:x2="12.241cm" svg:y2="13.546cm">
          <text:p/>
        </draw:line>
        <draw:polygon draw:style-name="gr9" draw:text-style-name="P8" draw:layer="layout" svg:width="0.072cm" svg:height="0.071cm" svg:x="13.264cm" svg:y="13.581cm" svg:viewBox="0 0 73 72" draw:points="0,0 73,0 73,72 0,72">
          <text:p/>
        </draw:polygon>
        <draw:polygon draw:style-name="gr9" draw:text-style-name="P8" draw:layer="layout" svg:width="0.07cm" svg:height="0.071cm" svg:x="12.735cm" svg:y="13.581cm" svg:viewBox="0 0 71 72" draw:points="0,0 71,0 71,72 0,72">
          <text:p/>
        </draw:polygon>
        <draw:polygon draw:style-name="gr9" draw:text-style-name="P8" draw:layer="layout" svg:width="0.07cm" svg:height="0.07cm" svg:x="12.735cm" svg:y="13.511cm" svg:viewBox="0 0 71 71" draw:points="0,0 71,0 71,71 0,71">
          <text:p/>
        </draw:polygon>
        <draw:polygon draw:style-name="gr9" draw:text-style-name="P8" draw:layer="layout" svg:width="0.07cm" svg:height="0.07cm" svg:x="12.206cm" svg:y="13.511cm" svg:viewBox="0 0 71 71" draw:points="0,0 71,0 71,71 0,71">
          <text:p/>
        </draw:polygon>
        <draw:line draw:style-name="gr8" draw:text-style-name="P3" draw:layer="layout" svg:x1="25.646cm" svg:y1="10.442cm" svg:x2="25.117cm" svg:y2="10.442cm">
          <text:p/>
        </draw:line>
        <draw:polyline draw:style-name="gr8" draw:text-style-name="P3" draw:layer="layout" svg:width="0cm" svg:height="0cm" svg:x="25.117cm" svg:y="10.442cm" svg:viewBox="0 0 0 0" draw:points="0,0">
          <text:p/>
        </draw:polyline>
        <draw:line draw:style-name="gr8" draw:text-style-name="P3" draw:layer="layout" svg:x1="25.117cm" svg:y1="10.442cm" svg:x2="24.729cm" svg:y2="10.442cm">
          <text:p/>
        </draw:line>
        <draw:polygon draw:style-name="gr9" draw:text-style-name="P8" draw:layer="layout" svg:width="0.071cm" svg:height="0.071cm" svg:x="25.611cm" svg:y="10.406cm" svg:viewBox="0 0 72 72" draw:points="0,0 72,0 72,72 0,72">
          <text:p/>
        </draw:polygon>
        <draw:polygon draw:style-name="gr9" draw:text-style-name="P8" draw:layer="layout" svg:width="0.071cm" svg:height="0.071cm" svg:x="25.082cm" svg:y="10.406cm" svg:viewBox="0 0 72 72" draw:points="0,0 72,0 72,72 0,72">
          <text:p/>
        </draw:polygon>
        <draw:polygon draw:style-name="gr9" draw:text-style-name="P8" draw:layer="layout" svg:width="0.071cm" svg:height="0.071cm" svg:x="25.082cm" svg:y="10.406cm" svg:viewBox="0 0 72 72" draw:points="0,0 72,0 72,72 0,72">
          <text:p/>
        </draw:polygon>
        <draw:polygon draw:style-name="gr9" draw:text-style-name="P8" draw:layer="layout" svg:width="0.071cm" svg:height="0.071cm" svg:x="24.694cm" svg:y="10.406cm" svg:viewBox="0 0 72 72" draw:points="0,0 72,0 72,72 0,72">
          <text:p/>
        </draw:polygon>
        <draw:line draw:style-name="gr8" draw:text-style-name="P3" draw:layer="layout" svg:x1="25.646cm" svg:y1="11.5cm" svg:x2="25.117cm" svg:y2="11.5cm">
          <text:p/>
        </draw:line>
        <draw:polyline draw:style-name="gr8" draw:text-style-name="P3" draw:layer="layout" svg:width="0cm" svg:height="0cm" svg:x="25.117cm" svg:y="11.5cm" svg:viewBox="0 0 0 0" draw:points="0,0">
          <text:p/>
        </draw:polyline>
        <draw:line draw:style-name="gr8" draw:text-style-name="P3" draw:layer="layout" svg:x1="25.117cm" svg:y1="11.5cm" svg:x2="24.729cm" svg:y2="11.5cm">
          <text:p/>
        </draw:line>
        <draw:polygon draw:style-name="gr9" draw:text-style-name="P8" draw:layer="layout" svg:width="0.071cm" svg:height="0.07cm" svg:x="25.611cm" svg:y="11.465cm" svg:viewBox="0 0 72 71" draw:points="0,0 72,0 72,71 0,71">
          <text:p/>
        </draw:polygon>
        <draw:polygon draw:style-name="gr9" draw:text-style-name="P8" draw:layer="layout" svg:width="0.071cm" svg:height="0.07cm" svg:x="25.082cm" svg:y="11.465cm" svg:viewBox="0 0 72 71" draw:points="0,0 72,0 72,71 0,71">
          <text:p/>
        </draw:polygon>
        <draw:polygon draw:style-name="gr9" draw:text-style-name="P8" draw:layer="layout" svg:width="0.071cm" svg:height="0.07cm" svg:x="25.082cm" svg:y="11.465cm" svg:viewBox="0 0 72 71" draw:points="0,0 72,0 72,71 0,71">
          <text:p/>
        </draw:polygon>
        <draw:polygon draw:style-name="gr9" draw:text-style-name="P8" draw:layer="layout" svg:width="0.071cm" svg:height="0.07cm" svg:x="24.694cm" svg:y="11.465cm" svg:viewBox="0 0 72 71" draw:points="0,0 72,0 72,71 0,71">
          <text:p/>
        </draw:polygon>
        <draw:line draw:style-name="gr8" draw:text-style-name="P3" draw:layer="layout" svg:x1="25.646cm" svg:y1="12.558cm" svg:x2="25.117cm" svg:y2="12.558cm">
          <text:p/>
        </draw:line>
        <draw:polyline draw:style-name="gr8" draw:text-style-name="P3" draw:layer="layout" svg:width="0cm" svg:height="0cm" svg:x="25.117cm" svg:y="12.558cm" svg:viewBox="0 0 0 0" draw:points="0,0">
          <text:p/>
        </draw:polyline>
        <draw:line draw:style-name="gr8" draw:text-style-name="P3" draw:layer="layout" svg:x1="25.117cm" svg:y1="12.558cm" svg:x2="24.729cm" svg:y2="12.558cm">
          <text:p/>
        </draw:line>
        <draw:polygon draw:style-name="gr9" draw:text-style-name="P8" draw:layer="layout" svg:width="0.071cm" svg:height="0.071cm" svg:x="25.611cm" svg:y="12.523cm" svg:viewBox="0 0 72 72" draw:points="0,0 72,0 72,72 0,72">
          <text:p/>
        </draw:polygon>
        <draw:polygon draw:style-name="gr9" draw:text-style-name="P8" draw:layer="layout" svg:width="0.071cm" svg:height="0.071cm" svg:x="25.082cm" svg:y="12.523cm" svg:viewBox="0 0 72 72" draw:points="0,0 72,0 72,72 0,72">
          <text:p/>
        </draw:polygon>
        <draw:polygon draw:style-name="gr9" draw:text-style-name="P8" draw:layer="layout" svg:width="0.071cm" svg:height="0.071cm" svg:x="25.082cm" svg:y="12.523cm" svg:viewBox="0 0 72 72" draw:points="0,0 72,0 72,72 0,72">
          <text:p/>
        </draw:polygon>
        <draw:polygon draw:style-name="gr9" draw:text-style-name="P8" draw:layer="layout" svg:width="0.071cm" svg:height="0.071cm" svg:x="24.694cm" svg:y="12.523cm" svg:viewBox="0 0 72 72" draw:points="0,0 72,0 72,72 0,72">
          <text:p/>
        </draw:polygon>
        <draw:line draw:style-name="gr8" draw:text-style-name="P3" draw:layer="layout" svg:x1="25.646cm" svg:y1="13.617cm" svg:x2="25.117cm" svg:y2="13.617cm">
          <text:p/>
        </draw:line>
        <draw:polyline draw:style-name="gr8" draw:text-style-name="P3" draw:layer="layout" svg:width="0cm" svg:height="0cm" svg:x="25.117cm" svg:y="13.617cm" svg:viewBox="0 0 0 0" draw:points="0,0">
          <text:p/>
        </draw:polyline>
        <draw:line draw:style-name="gr8" draw:text-style-name="P3" draw:layer="layout" svg:x1="25.117cm" svg:y1="13.617cm" svg:x2="24.729cm" svg:y2="13.617cm">
          <text:p/>
        </draw:line>
        <draw:polygon draw:style-name="gr9" draw:text-style-name="P8" draw:layer="layout" svg:width="0.071cm" svg:height="0.071cm" svg:x="25.611cm" svg:y="13.581cm" svg:viewBox="0 0 72 72" draw:points="0,0 72,0 72,72 0,72">
          <text:p/>
        </draw:polygon>
        <draw:polygon draw:style-name="gr9" draw:text-style-name="P8" draw:layer="layout" svg:width="0.071cm" svg:height="0.071cm" svg:x="25.082cm" svg:y="13.581cm" svg:viewBox="0 0 72 72" draw:points="0,0 72,0 72,72 0,72">
          <text:p/>
        </draw:polygon>
        <draw:polygon draw:style-name="gr9" draw:text-style-name="P8" draw:layer="layout" svg:width="0.071cm" svg:height="0.071cm" svg:x="25.082cm" svg:y="13.581cm" svg:viewBox="0 0 72 72" draw:points="0,0 72,0 72,72 0,72">
          <text:p/>
        </draw:polygon>
        <draw:polygon draw:style-name="gr9" draw:text-style-name="P8" draw:layer="layout" svg:width="0.071cm" svg:height="0.071cm" svg:x="24.694cm" svg:y="13.581cm" svg:viewBox="0 0 72 72" draw:points="0,0 72,0 72,72 0,72">
          <text:p/>
        </draw:polygon>
        <draw:line draw:style-name="gr8" draw:text-style-name="P3" draw:layer="layout" svg:x1="25.646cm" svg:y1="14.675cm" svg:x2="25.117cm" svg:y2="14.675cm">
          <text:p/>
        </draw:line>
        <draw:polyline draw:style-name="gr8" draw:text-style-name="P3" draw:layer="layout" svg:width="0cm" svg:height="0cm" svg:x="25.117cm" svg:y="14.675cm" svg:viewBox="0 0 0 0" draw:points="0,0">
          <text:p/>
        </draw:polyline>
        <draw:line draw:style-name="gr8" draw:text-style-name="P3" draw:layer="layout" svg:x1="25.117cm" svg:y1="14.675cm" svg:x2="24.729cm" svg:y2="14.675cm">
          <text:p/>
        </draw:line>
        <draw:polygon draw:style-name="gr9" draw:text-style-name="P8" draw:layer="layout" svg:width="0.071cm" svg:height="0.07cm" svg:x="25.611cm" svg:y="14.64cm" svg:viewBox="0 0 72 71" draw:points="0,0 72,0 72,71 0,71">
          <text:p/>
        </draw:polygon>
        <draw:polygon draw:style-name="gr9" draw:text-style-name="P8" draw:layer="layout" svg:width="0.071cm" svg:height="0.07cm" svg:x="25.082cm" svg:y="14.64cm" svg:viewBox="0 0 72 71" draw:points="0,0 72,0 72,71 0,71">
          <text:p/>
        </draw:polygon>
        <draw:polygon draw:style-name="gr9" draw:text-style-name="P8" draw:layer="layout" svg:width="0.071cm" svg:height="0.07cm" svg:x="25.082cm" svg:y="14.64cm" svg:viewBox="0 0 72 71" draw:points="0,0 72,0 72,71 0,71">
          <text:p/>
        </draw:polygon>
        <draw:polygon draw:style-name="gr9" draw:text-style-name="P8" draw:layer="layout" svg:width="0.071cm" svg:height="0.07cm" svg:x="24.694cm" svg:y="14.64cm" svg:viewBox="0 0 72 71" draw:points="0,0 72,0 72,71 0,71">
          <text:p/>
        </draw:polygon>
        <draw:line draw:style-name="gr8" draw:text-style-name="P3" draw:layer="layout" svg:x1="31.291cm" svg:y1="16.474cm" svg:x2="31.291cm" svg:y2="15.945cm">
          <text:p/>
        </draw:line>
        <draw:line draw:style-name="gr8" draw:text-style-name="P3" draw:layer="layout" svg:x1="31.291cm" svg:y1="15.945cm" svg:x2="31.467cm" svg:y2="15.945cm">
          <text:p/>
        </draw:line>
        <draw:line draw:style-name="gr8" draw:text-style-name="P3" draw:layer="layout" svg:x1="31.467cm" svg:y1="15.945cm" svg:x2="31.467cm" svg:y2="14.252cm">
          <text:p/>
        </draw:line>
        <draw:polygon draw:style-name="gr9" draw:text-style-name="P8" draw:layer="layout" svg:width="0.07cm" svg:height="0.071cm" svg:x="31.256cm" svg:y="16.439cm" svg:viewBox="0 0 71 72" draw:points="0,0 71,0 71,72 0,72">
          <text:p/>
        </draw:polygon>
        <draw:polygon draw:style-name="gr9" draw:text-style-name="P8" draw:layer="layout" svg:width="0.07cm" svg:height="0.07cm" svg:x="31.256cm" svg:y="15.91cm" svg:viewBox="0 0 71 71" draw:points="0,0 71,0 71,71 0,71">
          <text:p/>
        </draw:polygon>
        <draw:polygon draw:style-name="gr9" draw:text-style-name="P8" draw:layer="layout" svg:width="0.071cm" svg:height="0.07cm" svg:x="31.432cm" svg:y="15.91cm" svg:viewBox="0 0 72 71" draw:points="0,0 72,0 72,71 0,71">
          <text:p/>
        </draw:polygon>
        <draw:polygon draw:style-name="gr9" draw:text-style-name="P8" draw:layer="layout" svg:width="0.071cm" svg:height="0.071cm" svg:x="31.432cm" svg:y="14.216cm" svg:viewBox="0 0 72 72" draw:points="0,0 72,0 72,72 0,72">
          <text:p/>
        </draw:polygon>
        <draw:line draw:style-name="gr8" draw:text-style-name="P3" draw:layer="layout" svg:x1="15.028cm" svg:y1="10.442cm" svg:x2="15.557cm" svg:y2="10.442cm">
          <text:p/>
        </draw:line>
        <draw:polyline draw:style-name="gr8" draw:text-style-name="P3" draw:layer="layout" svg:width="0cm" svg:height="0cm" svg:x="15.557cm" svg:y="10.442cm" svg:viewBox="0 0 0 0" draw:points="0,0">
          <text:p/>
        </draw:polyline>
        <draw:line draw:style-name="gr8" draw:text-style-name="P3" draw:layer="layout" svg:x1="15.557cm" svg:y1="10.442cm" svg:x2="15.769cm" svg:y2="10.442cm">
          <text:p/>
        </draw:line>
        <draw:polygon draw:style-name="gr9" draw:text-style-name="P8" draw:layer="layout" svg:width="0.07cm" svg:height="0.071cm" svg:x="14.993cm" svg:y="10.406cm" svg:viewBox="0 0 71 72" draw:points="0,0 71,0 71,72 0,72">
          <text:p/>
        </draw:polygon>
        <draw:polygon draw:style-name="gr9" draw:text-style-name="P8" draw:layer="layout" svg:width="0.07cm" svg:height="0.071cm" svg:x="15.522cm" svg:y="10.406cm" svg:viewBox="0 0 71 72" draw:points="0,0 71,0 71,72 0,72">
          <text:p/>
        </draw:polygon>
        <draw:polygon draw:style-name="gr9" draw:text-style-name="P8" draw:layer="layout" svg:width="0.07cm" svg:height="0.071cm" svg:x="15.522cm" svg:y="10.406cm" svg:viewBox="0 0 71 72" draw:points="0,0 71,0 71,72 0,72">
          <text:p/>
        </draw:polygon>
        <draw:polygon draw:style-name="gr9" draw:text-style-name="P8" draw:layer="layout" svg:width="0.071cm" svg:height="0.071cm" svg:x="15.733cm" svg:y="10.406cm" svg:viewBox="0 0 72 72" draw:points="0,0 72,0 72,72 0,72">
          <text:p/>
        </draw:polygon>
        <draw:line draw:style-name="gr8" draw:text-style-name="P3" draw:layer="layout" svg:x1="15.028cm" svg:y1="11.5cm" svg:x2="15.557cm" svg:y2="11.5cm">
          <text:p/>
        </draw:line>
        <draw:polyline draw:style-name="gr8" draw:text-style-name="P3" draw:layer="layout" svg:width="0cm" svg:height="0cm" svg:x="15.557cm" svg:y="11.5cm" svg:viewBox="0 0 0 0" draw:points="0,0">
          <text:p/>
        </draw:polyline>
        <draw:line draw:style-name="gr8" draw:text-style-name="P3" draw:layer="layout" svg:x1="15.557cm" svg:y1="11.5cm" svg:x2="15.769cm" svg:y2="11.5cm">
          <text:p/>
        </draw:line>
        <draw:polygon draw:style-name="gr9" draw:text-style-name="P8" draw:layer="layout" svg:width="0.07cm" svg:height="0.07cm" svg:x="14.993cm" svg:y="11.465cm" svg:viewBox="0 0 71 71" draw:points="0,0 71,0 71,71 0,71">
          <text:p/>
        </draw:polygon>
        <draw:polygon draw:style-name="gr9" draw:text-style-name="P8" draw:layer="layout" svg:width="0.07cm" svg:height="0.07cm" svg:x="15.522cm" svg:y="11.465cm" svg:viewBox="0 0 71 71" draw:points="0,0 71,0 71,71 0,71">
          <text:p/>
        </draw:polygon>
        <draw:polygon draw:style-name="gr9" draw:text-style-name="P8" draw:layer="layout" svg:width="0.07cm" svg:height="0.07cm" svg:x="15.522cm" svg:y="11.465cm" svg:viewBox="0 0 71 71" draw:points="0,0 71,0 71,71 0,71">
          <text:p/>
        </draw:polygon>
        <draw:polygon draw:style-name="gr9" draw:text-style-name="P8" draw:layer="layout" svg:width="0.071cm" svg:height="0.07cm" svg:x="15.733cm" svg:y="11.465cm" svg:viewBox="0 0 72 71" draw:points="0,0 72,0 72,71 0,71">
          <text:p/>
        </draw:polygon>
        <draw:line draw:style-name="gr8" draw:text-style-name="P3" draw:layer="layout" svg:x1="15.028cm" svg:y1="12.558cm" svg:x2="15.557cm" svg:y2="12.558cm">
          <text:p/>
        </draw:line>
        <draw:polyline draw:style-name="gr8" draw:text-style-name="P3" draw:layer="layout" svg:width="0cm" svg:height="0cm" svg:x="15.557cm" svg:y="12.558cm" svg:viewBox="0 0 0 0" draw:points="0,0">
          <text:p/>
        </draw:polyline>
        <draw:line draw:style-name="gr8" draw:text-style-name="P3" draw:layer="layout" svg:x1="15.557cm" svg:y1="12.558cm" svg:x2="15.769cm" svg:y2="12.558cm">
          <text:p/>
        </draw:line>
        <draw:polygon draw:style-name="gr9" draw:text-style-name="P8" draw:layer="layout" svg:width="0.07cm" svg:height="0.071cm" svg:x="14.993cm" svg:y="12.523cm" svg:viewBox="0 0 71 72" draw:points="0,0 71,0 71,72 0,72">
          <text:p/>
        </draw:polygon>
        <draw:polygon draw:style-name="gr9" draw:text-style-name="P8" draw:layer="layout" svg:width="0.07cm" svg:height="0.071cm" svg:x="15.522cm" svg:y="12.523cm" svg:viewBox="0 0 71 72" draw:points="0,0 71,0 71,72 0,72">
          <text:p/>
        </draw:polygon>
        <draw:polygon draw:style-name="gr9" draw:text-style-name="P8" draw:layer="layout" svg:width="0.07cm" svg:height="0.071cm" svg:x="15.522cm" svg:y="12.523cm" svg:viewBox="0 0 71 72" draw:points="0,0 71,0 71,72 0,72">
          <text:p/>
        </draw:polygon>
        <draw:polygon draw:style-name="gr9" draw:text-style-name="P8" draw:layer="layout" svg:width="0.071cm" svg:height="0.071cm" svg:x="15.733cm" svg:y="12.523cm" svg:viewBox="0 0 72 72" draw:points="0,0 72,0 72,72 0,72">
          <text:p/>
        </draw:polygon>
        <draw:line draw:style-name="gr8" draw:text-style-name="P3" draw:layer="layout" svg:x1="15.028cm" svg:y1="13.617cm" svg:x2="15.557cm" svg:y2="13.617cm">
          <text:p/>
        </draw:line>
        <draw:polyline draw:style-name="gr8" draw:text-style-name="P3" draw:layer="layout" svg:width="0cm" svg:height="0cm" svg:x="15.557cm" svg:y="13.617cm" svg:viewBox="0 0 0 0" draw:points="0,0">
          <text:p/>
        </draw:polyline>
        <draw:line draw:style-name="gr8" draw:text-style-name="P3" draw:layer="layout" svg:x1="15.557cm" svg:y1="13.617cm" svg:x2="15.769cm" svg:y2="13.617cm">
          <text:p/>
        </draw:line>
        <draw:polygon draw:style-name="gr9" draw:text-style-name="P8" draw:layer="layout" svg:width="0.07cm" svg:height="0.071cm" svg:x="14.993cm" svg:y="13.581cm" svg:viewBox="0 0 71 72" draw:points="0,0 71,0 71,72 0,72">
          <text:p/>
        </draw:polygon>
        <draw:polygon draw:style-name="gr9" draw:text-style-name="P8" draw:layer="layout" svg:width="0.07cm" svg:height="0.071cm" svg:x="15.522cm" svg:y="13.581cm" svg:viewBox="0 0 71 72" draw:points="0,0 71,0 71,72 0,72">
          <text:p/>
        </draw:polygon>
        <draw:polygon draw:style-name="gr9" draw:text-style-name="P8" draw:layer="layout" svg:width="0.07cm" svg:height="0.071cm" svg:x="15.522cm" svg:y="13.581cm" svg:viewBox="0 0 71 72" draw:points="0,0 71,0 71,72 0,72">
          <text:p/>
        </draw:polygon>
        <draw:polygon draw:style-name="gr9" draw:text-style-name="P8" draw:layer="layout" svg:width="0.071cm" svg:height="0.071cm" svg:x="15.733cm" svg:y="13.581cm" svg:viewBox="0 0 72 72" draw:points="0,0 72,0 72,72 0,72">
          <text:p/>
        </draw:polygon>
        <draw:line draw:style-name="gr8" draw:text-style-name="P3" draw:layer="layout" svg:x1="27.375cm" svg:y1="13.617cm" svg:x2="27.904cm" svg:y2="13.617cm">
          <text:p/>
        </draw:line>
        <draw:line draw:style-name="gr8" draw:text-style-name="P3" draw:layer="layout" svg:x1="27.904cm" svg:y1="13.617cm" svg:x2="27.904cm" svg:y2="13.193cm">
          <text:p/>
        </draw:line>
        <draw:line draw:style-name="gr8" draw:text-style-name="P3" draw:layer="layout" svg:x1="27.904cm" svg:y1="13.193cm" svg:x2="28.469cm" svg:y2="13.193cm">
          <text:p/>
        </draw:line>
        <draw:polygon draw:style-name="gr9" draw:text-style-name="P8" draw:layer="layout" svg:width="0.07cm" svg:height="0.071cm" svg:x="27.34cm" svg:y="13.581cm" svg:viewBox="0 0 71 72" draw:points="0,0 71,0 71,72 0,72">
          <text:p/>
        </draw:polygon>
        <draw:polygon draw:style-name="gr9" draw:text-style-name="P8" draw:layer="layout" svg:width="0.071cm" svg:height="0.071cm" svg:x="27.869cm" svg:y="13.581cm" svg:viewBox="0 0 72 72" draw:points="0,0 72,0 72,72 0,72">
          <text:p/>
        </draw:polygon>
        <draw:polygon draw:style-name="gr9" draw:text-style-name="P8" draw:layer="layout" svg:width="0.071cm" svg:height="0.071cm" svg:x="27.869cm" svg:y="13.158cm" svg:viewBox="0 0 72 72" draw:points="0,0 72,0 72,72 0,72">
          <text:p/>
        </draw:polygon>
        <draw:polygon draw:style-name="gr9" draw:text-style-name="P8" draw:layer="layout" svg:width="0.071cm" svg:height="0.071cm" svg:x="28.433cm" svg:y="13.158cm" svg:viewBox="0 0 72 72" draw:points="0,0 72,0 72,72 0,72">
          <text:p/>
        </draw:polygon>
        <draw:line draw:style-name="gr8" draw:text-style-name="P3" draw:layer="layout" svg:x1="27.375cm" svg:y1="12.558cm" svg:x2="27.904cm" svg:y2="12.558cm">
          <text:p/>
        </draw:line>
        <draw:line draw:style-name="gr8" draw:text-style-name="P3" draw:layer="layout" svg:x1="27.904cm" svg:y1="12.558cm" svg:x2="27.904cm" svg:y2="12.523cm">
          <text:p/>
        </draw:line>
        <draw:line draw:style-name="gr8" draw:text-style-name="P3" draw:layer="layout" svg:x1="27.904cm" svg:y1="12.523cm" svg:x2="28.469cm" svg:y2="12.523cm">
          <text:p/>
        </draw:line>
        <draw:polygon draw:style-name="gr9" draw:text-style-name="P8" draw:layer="layout" svg:width="0.07cm" svg:height="0.071cm" svg:x="27.34cm" svg:y="12.523cm" svg:viewBox="0 0 71 72" draw:points="0,0 71,0 71,72 0,72">
          <text:p/>
        </draw:polygon>
        <draw:polygon draw:style-name="gr9" draw:text-style-name="P8" draw:layer="layout" svg:width="0.071cm" svg:height="0.071cm" svg:x="27.869cm" svg:y="12.523cm" svg:viewBox="0 0 72 72" draw:points="0,0 72,0 72,72 0,72">
          <text:p/>
        </draw:polygon>
        <draw:polygon draw:style-name="gr9" draw:text-style-name="P8" draw:layer="layout" svg:width="0.071cm" svg:height="0.07cm" svg:x="27.869cm" svg:y="12.488cm" svg:viewBox="0 0 72 71" draw:points="0,0 72,0 72,71 0,71">
          <text:p/>
        </draw:polygon>
        <draw:polygon draw:style-name="gr9" draw:text-style-name="P8" draw:layer="layout" svg:width="0.071cm" svg:height="0.07cm" svg:x="28.433cm" svg:y="12.488cm" svg:viewBox="0 0 72 71" draw:points="0,0 72,0 72,71 0,71">
          <text:p/>
        </draw:polygon>
        <draw:line draw:style-name="gr8" draw:text-style-name="P3" draw:layer="layout" svg:x1="27.375cm" svg:y1="11.5cm" svg:x2="27.904cm" svg:y2="11.5cm">
          <text:p/>
        </draw:line>
        <draw:line draw:style-name="gr8" draw:text-style-name="P3" draw:layer="layout" svg:x1="27.904cm" svg:y1="11.5cm" svg:x2="27.904cm" svg:y2="11.818cm">
          <text:p/>
        </draw:line>
        <draw:line draw:style-name="gr8" draw:text-style-name="P3" draw:layer="layout" svg:x1="27.904cm" svg:y1="11.818cm" svg:x2="28.469cm" svg:y2="11.818cm">
          <text:p/>
        </draw:line>
        <draw:polygon draw:style-name="gr9" draw:text-style-name="P8" draw:layer="layout" svg:width="0.07cm" svg:height="0.07cm" svg:x="27.34cm" svg:y="11.465cm" svg:viewBox="0 0 71 71" draw:points="0,0 71,0 71,71 0,71">
          <text:p/>
        </draw:polygon>
        <draw:polygon draw:style-name="gr9" draw:text-style-name="P8" draw:layer="layout" svg:width="0.071cm" svg:height="0.07cm" svg:x="27.869cm" svg:y="11.465cm" svg:viewBox="0 0 72 71" draw:points="0,0 72,0 72,71 0,71">
          <text:p/>
        </draw:polygon>
        <draw:polygon draw:style-name="gr9" draw:text-style-name="P8" draw:layer="layout" svg:width="0.071cm" svg:height="0.071cm" svg:x="27.869cm" svg:y="11.782cm" svg:viewBox="0 0 72 72" draw:points="0,0 72,0 72,72 0,72">
          <text:p/>
        </draw:polygon>
        <draw:polygon draw:style-name="gr9" draw:text-style-name="P8" draw:layer="layout" svg:width="0.071cm" svg:height="0.071cm" svg:x="28.433cm" svg:y="11.782cm" svg:viewBox="0 0 72 72" draw:points="0,0 72,0 72,72 0,72">
          <text:p/>
        </draw:polygon>
        <draw:line draw:style-name="gr8" draw:text-style-name="P3" draw:layer="layout" svg:x1="27.375cm" svg:y1="10.442cm" svg:x2="27.904cm" svg:y2="10.442cm">
          <text:p/>
        </draw:line>
        <draw:line draw:style-name="gr8" draw:text-style-name="P3" draw:layer="layout" svg:x1="27.904cm" svg:y1="10.442cm" svg:x2="27.904cm" svg:y2="11.147cm">
          <text:p/>
        </draw:line>
        <draw:line draw:style-name="gr8" draw:text-style-name="P3" draw:layer="layout" svg:x1="27.904cm" svg:y1="11.147cm" svg:x2="28.469cm" svg:y2="11.147cm">
          <text:p/>
        </draw:line>
        <draw:polygon draw:style-name="gr9" draw:text-style-name="P8" draw:layer="layout" svg:width="0.07cm" svg:height="0.071cm" svg:x="27.34cm" svg:y="10.406cm" svg:viewBox="0 0 71 72" draw:points="0,0 71,0 71,72 0,72">
          <text:p/>
        </draw:polygon>
        <draw:polygon draw:style-name="gr9" draw:text-style-name="P8" draw:layer="layout" svg:width="0.071cm" svg:height="0.071cm" svg:x="27.869cm" svg:y="10.406cm" svg:viewBox="0 0 72 72" draw:points="0,0 72,0 72,72 0,72">
          <text:p/>
        </draw:polygon>
        <draw:polygon draw:style-name="gr9" draw:text-style-name="P8" draw:layer="layout" svg:width="0.071cm" svg:height="0.071cm" svg:x="27.869cm" svg:y="11.112cm" svg:viewBox="0 0 72 72" draw:points="0,0 72,0 72,72 0,72">
          <text:p/>
        </draw:polygon>
        <draw:polygon draw:style-name="gr9" draw:text-style-name="P8" draw:layer="layout" svg:width="0.071cm" svg:height="0.071cm" svg:x="28.433cm" svg:y="11.112cm" svg:viewBox="0 0 72 72" draw:points="0,0 72,0 72,72 0,72">
          <text:p/>
        </draw:polygon>
        <draw:line draw:style-name="gr8" draw:text-style-name="P3" draw:layer="layout" svg:x1="18.415cm" svg:y1="38.84cm" svg:x2="18.415cm" svg:y2="39.37cm">
          <text:p/>
        </draw:line>
        <draw:polyline draw:style-name="gr8" draw:text-style-name="P3" draw:layer="layout" svg:width="0cm" svg:height="0cm" svg:x="18.415cm" svg:y="39.37cm" svg:viewBox="0 0 0 0" draw:points="0,0">
          <text:p/>
        </draw:polyline>
        <draw:line draw:style-name="gr8" draw:text-style-name="P3" draw:layer="layout" svg:x1="18.415cm" svg:y1="39.37cm" svg:x2="18.415cm" svg:y2="40.11cm">
          <text:p/>
        </draw:line>
        <draw:polygon draw:style-name="gr9" draw:text-style-name="P8" draw:layer="layout" svg:width="0.071cm" svg:height="0.071cm" svg:x="18.379cm" svg:y="38.805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40.075cm" svg:viewBox="0 0 72 72" draw:points="0,0 72,0 72,72 0,72">
          <text:p/>
        </draw:polygon>
        <draw:line draw:style-name="gr8" draw:text-style-name="P3" draw:layer="layout" svg:x1="17.356cm" svg:y1="28.116cm" svg:x2="17.356cm" svg:y2="27.587cm">
          <text:p/>
        </draw:line>
        <draw:polyline draw:style-name="gr8" draw:text-style-name="P3" draw:layer="layout" svg:width="0cm" svg:height="0cm" svg:x="17.356cm" svg:y="27.587cm" svg:viewBox="0 0 0 0" draw:points="0,0">
          <text:p/>
        </draw:polyline>
        <draw:line draw:style-name="gr8" draw:text-style-name="P3" draw:layer="layout" svg:x1="17.356cm" svg:y1="27.587cm" svg:x2="17.356cm" svg:y2="26.423cm">
          <text:p/>
        </draw:line>
        <draw:polygon draw:style-name="gr9" draw:text-style-name="P8" draw:layer="layout" svg:width="0.07cm" svg:height="0.07cm" svg:x="17.321cm" svg:y="28.081cm" svg:viewBox="0 0 71 71" draw:points="0,0 71,0 71,71 0,71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6.387cm" svg:viewBox="0 0 71 72" draw:points="0,0 71,0 71,72 0,72">
          <text:p/>
        </draw:polygon>
        <draw:line draw:style-name="gr8" draw:text-style-name="P3" draw:layer="layout" svg:x1="13.723cm" svg:y1="20.073cm" svg:x2="13.723cm" svg:y2="20.602cm">
          <text:p/>
        </draw:line>
        <draw:line draw:style-name="gr8" draw:text-style-name="P3" draw:layer="layout" svg:x1="13.723cm" svg:y1="20.602cm" svg:x2="12.065cm" svg:y2="20.602cm">
          <text:p/>
        </draw:line>
        <draw:line draw:style-name="gr8" draw:text-style-name="P3" draw:layer="layout" svg:x1="12.065cm" svg:y1="20.602cm" svg:x2="12.065cm" svg:y2="22.119cm">
          <text:p/>
        </draw:line>
        <draw:polygon draw:style-name="gr9" draw:text-style-name="P8" draw:layer="layout" svg:width="0.071cm" svg:height="0.071cm" svg:x="13.687cm" svg:y="20.037cm" svg:viewBox="0 0 72 72" draw:points="0,0 72,0 72,72 0,72">
          <text:p/>
        </draw:polygon>
        <draw:polygon draw:style-name="gr9" draw:text-style-name="P8" draw:layer="layout" svg:width="0.071cm" svg:height="0.071cm" svg:x="13.687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2.083cm" svg:viewBox="0 0 72 72" draw:points="0,0 72,0 72,72 0,72">
          <text:p/>
        </draw:polygon>
        <draw:line draw:style-name="gr10" draw:text-style-name="P3" draw:layer="layout" svg:x1="0cm" svg:y1="270.121cm" svg:x2="190.852cm" svg:y2="270.121cm">
          <text:p/>
        </draw:line>
        <draw:line draw:style-name="gr10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30.974cm" svg:y="16.711cm">
          <draw:text-box>
            <text:p text:style-name="P4"><text:span text:style-name="T1">181</text:span></text:p>
          </draw:text-box>
        </draw:frame>
        <draw:custom-shape draw:style-name="gr11" draw:text-style-name="P10" draw:layer="layout" svg:width="1cm" svg:height="0.8cm" svg:x="8.85cm" svg:y="6.69cm">
          <text:p text:style-name="P9"><text:span text:style-name="T2">5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75cm" svg:height="0.5cm" svg:x="8.9cm" svg:y="17.35cm">
          <text:p text:style-name="P9"><text:span text:style-name="T2">1</text:span><text:span text:style-name="T2">0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1.25cm" svg:x="8.5cm" svg:y="12.25cm">
          <text:p text:style-name="P9"><text:span text:style-name="T2">4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65cm" svg:height="0.4cm" svg:x="8.47cm" svg:y="7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0.75cm" svg:height="0.56cm" svg:x="9.75cm" svg:y="44.5cm">
          <text:p text:style-name="P9"><text:span text:style-name="T2">1</text:span><text:span text:style-name="T2">0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1.25cm" svg:x="9.4cm" svg:y="48.807cm">
          <text:p text:style-name="P9"><text:span text:style-name="T2">4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1.25cm" svg:x="30.5cm" svg:y="30cm">
          <text:p text:style-name="P9"><text:span text:style-name="T2">4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8cm" svg:height="0.39cm" svg:x="19.95cm" svg:y="10.31cm">
          <text:p text:style-name="P9"><text:span text:style-name="T2">1</text:span><text:span text:style-name="T2">7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8cm" svg:height="0.39cm" svg:x="19.95cm" svg:y="11.37cm">
          <text:p text:style-name="P9"><text:span text:style-name="T2">1</text:span><text:span text:style-name="T2">7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8cm" svg:height="0.39cm" svg:x="19.95cm" svg:y="12.43cm">
          <text:p text:style-name="P9"><text:span text:style-name="T2">1</text:span><text:span text:style-name="T2">7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8cm" svg:height="0.39cm" svg:x="19.95cm" svg:y="13.49cm">
          <text:p text:style-name="P9"><text:span text:style-name="T2">1</text:span><text:span text:style-name="T2">7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8cm" svg:height="0.42cm" svg:x="19.95cm" svg:y="14.54cm">
          <text:p text:style-name="P9"><text:span text:style-name="T2">1</text:span><text:span text:style-name="T2">7</text:span><text:span text:style-name="T2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2:07:56.551048883</dc:date>
    <meta:editing-duration>PT24M33S</meta:editing-duration>
    <meta:editing-cycles>2</meta:editing-cycles>
    <meta:generator>LibreOffice/7.3.7.2$Linux_X86_64 LibreOffice_project/30$Build-2</meta:generator>
    <meta:document-statistic meta:object-count="2058"/>
  </office:meta>
</office:document-meta>
</file>